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5.35pt"/>
    </style:style>
    <style:style style:name="co2" style:family="table-column">
      <style:table-column-properties fo:break-before="auto" style:column-width="88.64pt"/>
    </style:style>
    <style:style style:name="co3" style:family="table-column">
      <style:table-column-properties fo:break-before="auto" style:column-width="74.81pt"/>
    </style:style>
    <style:style style:name="co4" style:family="table-column">
      <style:table-column-properties fo:break-before="auto" style:column-width="351.01pt"/>
    </style:style>
    <style:style style:name="co5" style:family="table-column">
      <style:table-column-properties fo:break-before="auto" style:column-width="57.94pt"/>
    </style:style>
    <style:style style:name="co6" style:family="table-column">
      <style:table-column-properties fo:break-before="auto" style:column-width="140.74pt"/>
    </style:style>
    <style:style style:name="co7" style:family="table-column">
      <style:table-column-properties fo:break-before="auto" style:column-width="360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w7-ques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difficulty</text:p>
          </table:table-cell>
          <table:table-cell office:value-type="string" calcext:value-type="string">
            <text:p>qid</text:p>
          </table:table-cell>
          <table:table-cell office:value-type="string" calcext:value-type="string">
            <text:p>sid</text:p>
          </table:table-cell>
          <table:table-cell office:value-type="string" calcext:value-type="string">
            <text:p>text</text:p>
          </table:table-cell>
          <table:table-cell office:value-type="string" calcext:value-type="string">
            <text:p>type</text:p>
          </table:table-cell>
          <table:table-cell office:value-type="string" calcext:value-type="string">
            <text:p>dep</text:p>
          </table:table-cell>
          <table:table-cell office:value-type="string" calcext:value-type="string">
            <text:p>par</text:p>
          </table:table-cell>
        </table:table-row>
        <table:table-row table:style-name="ro1">
          <table:table-cell office:value-type="string" calcext:value-type="string">
            <text:p>Easy</text:p>
          </table:table-cell>
          <table:table-cell office:value-type="string" calcext:value-type="string">
            <text:p>blogs-03-1</text:p>
          </table:table-cell>
          <table:table-cell office:value-type="string" calcext:value-type="string">
            <text:p>blogs-03</text:p>
          </table:table-cell>
          <table:table-cell office:value-type="string" calcext:value-type="string">
            <text:p>What was Louisiana adversely affected by?</text:p>
          </table:table-cell>
          <table:table-cell office:value-type="string" calcext:value-type="string">
            <text:p>Story</text:p>
          </table:table-cell>
          <table:table-cell office:value-type="string" calcext:value-type="string">
            <text:p>1Whatwhat_WP_5dobj__<text:line-break/>2wasbe_VBD_1cop__<text:line-break/>3LouisianaLouisiana_NNP_5nsubj__<text:line-break/>4adverselyadversely_RB_5advmod__<text:line-break/>5affectedaffect_VBN_0root__<text:line-break/>6byby_IN_5nmod__<text:line-break/>7??_._5punct__</text:p>
          </table:table-cell>
          <table:table-cell office:value-type="string" calcext:value-type="string">
            <text:p>(ROOT (SBARQ (WHNP (WP What)) (SQ (VBD was) (NP (NNP Louisiana)) (VP (ADVP (RB adversely)) (VBN affected) (PP (IN by)))) (. ?)))</text:p>
          </table:table-cell>
        </table:table-row>
        <table:table-row table:style-name="ro1">
          <table:table-cell office:value-type="string" calcext:value-type="string">
            <text:p>Easy</text:p>
          </table:table-cell>
          <table:table-cell office:value-type="string" calcext:value-type="string">
            <text:p>blogs-03-2</text:p>
          </table:table-cell>
          <table:table-cell office:value-type="string" calcext:value-type="string">
            <text:p>blogs-03</text:p>
          </table:table-cell>
          <table:table-cell office:value-type="string" calcext:value-type="string">
            <text:p>What rolled in on Monday, September 1, in the morning?</text:p>
          </table:table-cell>
          <table:table-cell office:value-type="string" calcext:value-type="string">
            <text:p>Story</text:p>
          </table:table-cell>
          <table:table-cell office:value-type="string" calcext:value-type="string">
            <text:p>1Whatwhat_WDT_2nsubj__<text:line-break/>2rolledroll_VBD_0root__<text:line-break/>3inin_IN_2compound:prt__<text:line-break/>4onon_IN_5case__<text:line-break/>5MondayMonday_NNP_2nmod__<text:line-break/>6,,_,_2punct__<text:line-break/>7SeptemberSeptember_NNP_2nmod:tmod__<text:line-break/>811_CD_7nummod__<text:line-break/>9,,_,_2punct__<text:line-break/>10inin_IN_12case__<text:line-break/>11thethe_DT_12det__<text:line-break/>12morningmorning_NN_2nmod__<text:line-break/>13??_._2punct__</text:p>
          </table:table-cell>
          <table:table-cell office:value-type="string" calcext:value-type="string">
            <text:p>(ROOT (SBARQ (WHNP (WDT What)) (SQ (VP (VBD rolled) (PP (IN in) (PP (IN on) (NP (NP (NNP Monday)) (, ,) (NP (NNP September) (CD 1)) (, ,)))) (PP (IN in) (NP (DT the) (NN morning))))) (. ?)))</text:p>
          </table:table-cell>
        </table:table-row>
        <table:table-row table:style-name="ro1">
          <table:table-cell office:value-type="string" calcext:value-type="string">
            <text:p>Easy</text:p>
          </table:table-cell>
          <table:table-cell office:value-type="string" calcext:value-type="string">
            <text:p>blogs-03-3</text:p>
          </table:table-cell>
          <table:table-cell office:value-type="string" calcext:value-type="string">
            <text:p>blogs-03</text:p>
          </table:table-cell>
          <table:table-cell office:value-type="string" calcext:value-type="string">
            <text:p>What started kicking up?</text:p>
          </table:table-cell>
          <table:table-cell office:value-type="string" calcext:value-type="string">
            <text:p>Story</text:p>
          </table:table-cell>
          <table:table-cell office:value-type="string" calcext:value-type="string">
            <text:p>1Whatwhat_WDT_2nsubj__<text:line-break/>2startedstart_VBD_0root__<text:line-break/>3kickingkick_VBG_2xcomp__<text:line-break/>4upup_RP_3compound:prt__<text:line-break/>5??_._2punct__</text:p>
          </table:table-cell>
          <table:table-cell office:value-type="string" calcext:value-type="string">
            <text:p>(ROOT (SBARQ (WHNP (WDT What)) (SQ (VP (VBD started) (S (VP (VBG kicking) (PRT (RP up)))))) (. ?)))</text:p>
          </table:table-cell>
        </table:table-row>
        <table:table-row table:style-name="ro1">
          <table:table-cell office:value-type="string" calcext:value-type="string">
            <text:p>Easy</text:p>
          </table:table-cell>
          <table:table-cell office:value-type="string" calcext:value-type="string">
            <text:p>blogs-03-4</text:p>
          </table:table-cell>
          <table:table-cell office:value-type="string" calcext:value-type="string">
            <text:p>blogs-03</text:p>
          </table:table-cell>
          <table:table-cell office:value-type="string" calcext:value-type="string">
            <text:p>Who came to Baton Rouge yesterday to assess the damage?</text:p>
          </table:table-cell>
          <table:table-cell office:value-type="string" calcext:value-type="string">
            <text:p>Story</text:p>
          </table:table-cell>
          <table:table-cell office:value-type="string" calcext:value-type="string">
            <text:p>1Whowho_WP_2nsubj__<text:line-break/>2camecome_VBD_0root__<text:line-break/>3toto_TO_5case__<text:line-break/>4BatonBaton_NNP_5compound__<text:line-break/>5RougeRouge_NNP_2nmod__<text:line-break/>6yesterdayyesterday_NN_2nmod:tmod__<text:line-break/>7toto_TO_8mark__<text:line-break/>8assessassess_VB_2xcomp__<text:line-break/>9thethe_DT_10det__<text:line-break/>10damagedamage_NN_8dobj__<text:line-break/>11??_._2punct__</text:p>
          </table:table-cell>
          <table:table-cell office:value-type="string" calcext:value-type="string">
            <text:p>(ROOT (SBARQ (WHNP (WP Who)) (SQ (VP (VBD came) (PP (TO to) (NP (NNP Baton) (NNP Rouge))) (NP-TMP (NN yesterday)) (S (VP (TO to) (VP (VB assess) (NP (DT the) (NN damage))))))) (. ?)))</text:p>
          </table:table-cell>
        </table:table-row>
        <table:table-row table:style-name="ro1">
          <table:table-cell office:value-type="string" calcext:value-type="string">
            <text:p>Easy</text:p>
          </table:table-cell>
          <table:table-cell office:value-type="string" calcext:value-type="string">
            <text:p>blogs-03-5</text:p>
          </table:table-cell>
          <table:table-cell office:value-type="string" calcext:value-type="string">
            <text:p>blogs-03</text:p>
          </table:table-cell>
          <table:table-cell office:value-type="string" calcext:value-type="string">
            <text:p>Where was the storm occurring?</text:p>
          </table:table-cell>
          <table:table-cell office:value-type="string" calcext:value-type="string">
            <text:p>Sch</text:p>
          </table:table-cell>
          <table:table-cell office:value-type="string" calcext:value-type="string">
            <text:p>1Wherewhere_WRB_5advmod__<text:line-break/>2wasbe_VBD_5aux__<text:line-break/>3thethe_DT_4det__<text:line-break/>4stormstorm_NN_5nsubj__<text:line-break/>5occurringoccur_VBG_0root__<text:line-break/>6??_._5punct__</text:p>
          </table:table-cell>
          <table:table-cell office:value-type="string" calcext:value-type="string">
            <text:p>(ROOT (SBARQ (WHADVP (WRB Where)) (SQ (VBD was) (NP (DT the) (NN storm)) (VP (VBG occurring))) (. ?)))</text:p>
          </table:table-cell>
        </table:table-row>
        <table:table-row table:style-name="ro1">
          <table:table-cell office:value-type="string" calcext:value-type="string">
            <text:p>Easy</text:p>
          </table:table-cell>
          <table:table-cell office:value-type="string" calcext:value-type="string">
            <text:p>blogs-03-6</text:p>
          </table:table-cell>
          <table:table-cell office:value-type="string" calcext:value-type="string">
            <text:p>blogs-03</text:p>
          </table:table-cell>
          <table:table-cell office:value-type="string" calcext:value-type="string">
            <text:p>Where did the narrator go back to in order to purchase a portable generator?</text:p>
          </table:table-cell>
          <table:table-cell office:value-type="string" calcext:value-type="string">
            <text:p>Sch</text:p>
          </table:table-cell>
          <table:table-cell office:value-type="string" calcext:value-type="string">
            <text:p>1Wherewhere_WRB_5advmod__<text:line-break/>2diddo_VBD_5aux__<text:line-break/>3thethe_DT_4det__<text:line-break/>4narratornarrator_NN_5nsubj__<text:line-break/>5gogo_VB_0root__<text:line-break/>6backback_RB_5advmod__<text:line-break/>7toto_TO_11mark__<text:line-break/>8inin_IN_11mark__<text:line-break/>9orderorder_NN_8mwe__<text:line-break/>10toto_TO_11mark__<text:line-break/>11purchasepurchase_VB_6advcl__<text:line-break/>12aa_DT_14det__<text:line-break/>13portableportable_JJ_14amod__<text:line-break/>14generatorgenerator_NN_11dobj__<text:line-break/>15??_._5punct__</text:p>
          </table:table-cell>
          <table:table-cell office:value-type="string" calcext:value-type="string">
            <text:p>(ROOT (SBARQ (WHADVP (WRB Where)) (SQ (VBD did) (NP (DT the) (NN narrator)) (VP (VB go) (ADVP (RB back)) (PP (TO to)) (SBAR (IN in) (NN order) (S (VP (TO to) (VP (VB purchase) (NP (DT a) (JJ portable) (NN generator)))))))) (. ?)))</text:p>
          </table:table-cell>
        </table:table-row>
        <table:table-row table:style-name="ro1">
          <table:table-cell office:value-type="string" calcext:value-type="string">
            <text:p>Easy</text:p>
          </table:table-cell>
          <table:table-cell office:value-type="string" calcext:value-type="string">
            <text:p>blogs-03-7</text:p>
          </table:table-cell>
          <table:table-cell office:value-type="string" calcext:value-type="string">
            <text:p>blogs-03</text:p>
          </table:table-cell>
          <table:table-cell office:value-type="string" calcext:value-type="string">
            <text:p>What did the area of a neighborhood of the narrator have?</text:p>
          </table:table-cell>
          <table:table-cell office:value-type="string" calcext:value-type="string">
            <text:p>Sch</text:p>
          </table:table-cell>
          <table:table-cell office:value-type="string" calcext:value-type="string">
            <text:p>1Whatwhat_WP_11dobj__<text:line-break/>2diddo_VBD_11aux__<text:line-break/>3thethe_DT_4det__<text:line-break/>4areaarea_NN_11nsubj__<text:line-break/>5ofof_IN_7case__<text:line-break/>6aa_DT_7det__<text:line-break/>7neighborhoodneighborhood_NN_4nmod__<text:line-break/>8ofof_IN_10case__<text:line-break/>9thethe_DT_10det__<text:line-break/>10narratornarrator_NN_7nmod__<text:line-break/>11havehave_VB_0root__<text:line-break/>12??_._11punct__</text:p>
          </table:table-cell>
          <table:table-cell office:value-type="string" calcext:value-type="string">
            <text:p>(ROOT (SBARQ (WHNP (WP What)) (SQ (VBD did) (NP (NP (DT the) (NN area)) (PP (IN of) (NP (NP (DT a) (NN neighborhood)) (PP (IN of) (NP (DT the) (NN narrator)))))) (VP (VB have))) (. ?)))</text:p>
          </table:table-cell>
        </table:table-row>
        <table:table-row table:style-name="ro1">
          <table:table-cell office:value-type="string" calcext:value-type="string">
            <text:p>Easy</text:p>
          </table:table-cell>
          <table:table-cell office:value-type="string" calcext:value-type="string">
            <text:p>blogs-03-8</text:p>
          </table:table-cell>
          <table:table-cell office:value-type="string" calcext:value-type="string">
            <text:p>blogs-03</text:p>
          </table:table-cell>
          <table:table-cell office:value-type="string" calcext:value-type="string">
            <text:p>Why did the narrator begin to be nervous?</text:p>
          </table:table-cell>
          <table:table-cell office:value-type="string" calcext:value-type="string">
            <text:p>Sch</text:p>
          </table:table-cell>
          <table:table-cell office:value-type="string" calcext:value-type="string">
            <text:p>1Whywhy_WRB_5advmod__<text:line-break/>2diddo_VBD_5aux__<text:line-break/>3thethe_DT_4det__<text:line-break/>4narratornarrator_NN_5nsubj__<text:line-break/>5beginbegin_VB_0root__<text:line-break/>6toto_TO_8mark__<text:line-break/>7bebe_VB_8cop__<text:line-break/>8nervousnervous_JJ_5xcomp__<text:line-break/>9??_._5punct__</text:p>
          </table:table-cell>
          <table:table-cell office:value-type="string" calcext:value-type="string">
            <text:p>(ROOT (SBARQ (WHADVP (WRB Why)) (SQ (VBD did) (NP (DT the) (NN narrator)) (VP (VB begin) (S (VP (TO to) (VP (VB be) (ADJP (JJ nervous))))))) (. ?)))</text:p>
          </table:table-cell>
        </table:table-row>
        <table:table-row table:style-name="ro1">
          <table:table-cell office:value-type="string" calcext:value-type="string">
            <text:p>Easy</text:p>
          </table:table-cell>
          <table:table-cell office:value-type="string" calcext:value-type="string">
            <text:p>blogs-03-9</text:p>
          </table:table-cell>
          <table:table-cell office:value-type="string" calcext:value-type="string">
            <text:p>blogs-03</text:p>
          </table:table-cell>
          <table:table-cell office:value-type="string" calcext:value-type="string">
            <text:p>Where did the narrator bring the family of the narrator to?</text:p>
          </table:table-cell>
          <table:table-cell office:value-type="string" calcext:value-type="string">
            <text:p>Sch</text:p>
          </table:table-cell>
          <table:table-cell office:value-type="string" calcext:value-type="string">
            <text:p>1Wherewhere_WRB_5advmod__<text:line-break/>2diddo_VBD_5aux__<text:line-break/>3thethe_DT_4det__<text:line-break/>4narratornarrator_NN_5nsubj__<text:line-break/>5bringbring_VB_0root__<text:line-break/>6thethe_DT_7det__<text:line-break/>7familyfamily_NN_5dobj__<text:line-break/>8ofof_IN_10case__<text:line-break/>9thethe_DT_10det__<text:line-break/>10narratornarrator_NN_7nmod__<text:line-break/>11toto_TO_5nmod__<text:line-break/>12??_._5punct__</text:p>
          </table:table-cell>
          <table:table-cell office:value-type="string" calcext:value-type="string">
            <text:p>(ROOT (SBARQ (WHADVP (WRB Where)) (SQ (VBD did) (NP (DT the) (NN narrator)) (VP (VB bring) (NP (NP (DT the) (NN family)) (PP (IN of) (NP (DT the) (NN narrator)))) (PP (TO to)))) (. ?)))</text:p>
          </table:table-cell>
        </table:table-row>
        <table:table-row table:style-name="ro1">
          <table:table-cell office:value-type="string" calcext:value-type="string">
            <text:p>Medium</text:p>
          </table:table-cell>
          <table:table-cell office:value-type="string" calcext:value-type="string">
            <text:p>blogs-03-10</text:p>
          </table:table-cell>
          <table:table-cell office:value-type="string" calcext:value-type="string">
            <text:p>blogs-03</text:p>
          </table:table-cell>
          <table:table-cell office:value-type="string" calcext:value-type="string">
            <text:p>Who filled the container of some gasoline?</text:p>
          </table:table-cell>
          <table:table-cell office:value-type="string" calcext:value-type="string">
            <text:p>Sch</text:p>
          </table:table-cell>
          <table:table-cell office:value-type="string" calcext:value-type="string">
            <text:p>1Whowho_WP_2nsubj__<text:line-break/>2filledfill_VBD_0root__<text:line-break/>3thethe_DT_4det__<text:line-break/>4containercontainer_NN_2dobj__<text:line-break/>5ofof_IN_7case__<text:line-break/>6somesome_DT_7det__<text:line-break/>7gasolinegasoline_NN_4nmod__<text:line-break/>8??_._2punct__</text:p>
          </table:table-cell>
          <table:table-cell office:value-type="string" calcext:value-type="string">
            <text:p>(ROOT (SBARQ (WHNP (WP Who)) (SQ (VP (VBD filled) (NP (NP (DT the) (NN container)) (PP (IN of) (NP (DT some) (NN gasoline)))))) (. ?)))</text:p>
          </table:table-cell>
        </table:table-row>
        <table:table-row table:style-name="ro1">
          <table:table-cell office:value-type="string" calcext:value-type="string">
            <text:p>Medium</text:p>
          </table:table-cell>
          <table:table-cell office:value-type="string" calcext:value-type="string">
            <text:p>blogs-03-11</text:p>
          </table:table-cell>
          <table:table-cell office:value-type="string" calcext:value-type="string">
            <text:p>blogs-03</text:p>
          </table:table-cell>
          <table:table-cell office:value-type="string" calcext:value-type="string">
            <text:p>Who had a group of oak trees?</text:p>
          </table:table-cell>
          <table:table-cell office:value-type="string" calcext:value-type="string">
            <text:p>Sch</text:p>
          </table:table-cell>
          <table:table-cell office:value-type="string" calcext:value-type="string">
            <text:p>1Whowho_WP_2nsubj__<text:line-break/>2hadhave_VBD_0root__<text:line-break/>3aa_DT_4det__<text:line-break/>4groupgroup_NN_2dobj__<text:line-break/>5ofof_IN_7case__<text:line-break/>6oakoak_NN_7compound__<text:line-break/>7treestree_NNS_4nmod__<text:line-break/>8??_._2punct__</text:p>
          </table:table-cell>
          <table:table-cell office:value-type="string" calcext:value-type="string">
            <text:p>(ROOT (SBARQ (WHNP (WP Who)) (SQ (VP (VBD had) (NP (NP (DT a) (NN group)) (PP (IN of) (NP (NN oak) (NNS trees)))))) (. ?)))</text:p>
          </table:table-cell>
        </table:table-row>
        <table:table-row table:style-name="ro1">
          <table:table-cell office:value-type="string" calcext:value-type="string">
            <text:p>Medium</text:p>
          </table:table-cell>
          <table:table-cell office:value-type="string" calcext:value-type="string">
            <text:p>blogs-03-12</text:p>
          </table:table-cell>
          <table:table-cell office:value-type="string" calcext:value-type="string">
            <text:p>blogs-03</text:p>
          </table:table-cell>
          <table:table-cell office:value-type="string" calcext:value-type="string">
            <text:p>What fell on the yard of a neighbor?</text:p>
          </table:table-cell>
          <table:table-cell office:value-type="string" calcext:value-type="string">
            <text:p>Sch</text:p>
          </table:table-cell>
          <table:table-cell office:value-type="string" calcext:value-type="string">
            <text:p>1Whatwhat_WDT_2nsubj__<text:line-break/>2fellfall_VBD_0root__<text:line-break/>3onon_IN_5case__<text:line-break/>4thethe_DT_5det__<text:line-break/>5yardyard_NN_2nmod__<text:line-break/>6ofof_IN_8case__<text:line-break/>7aa_DT_8det__<text:line-break/>8neighborneighbor_NN_5nmod__<text:line-break/>9??_._2punct__</text:p>
          </table:table-cell>
          <table:table-cell office:value-type="string" calcext:value-type="string">
            <text:p>(ROOT (SBARQ (WHNP (WDT What)) (SQ (VP (VBD fell) (PP (IN on) (NP (NP (DT the) (NN yard)) (PP (IN of) (NP (DT a) (NN neighbor))))))) (. ?)))</text:p>
          </table:table-cell>
        </table:table-row>
        <table:table-row table:style-name="ro1">
          <table:table-cell office:value-type="string" calcext:value-type="string">
            <text:p>Medium</text:p>
          </table:table-cell>
          <table:table-cell office:value-type="string" calcext:value-type="string">
            <text:p>blogs-03-13</text:p>
          </table:table-cell>
          <table:table-cell office:value-type="string" calcext:value-type="string">
            <text:p>blogs-03</text:p>
          </table:table-cell>
          <table:table-cell office:value-type="string" calcext:value-type="string">
            <text:p>Who watched a large tree?</text:p>
          </table:table-cell>
          <table:table-cell office:value-type="string" calcext:value-type="string">
            <text:p>Sch</text:p>
          </table:table-cell>
          <table:table-cell office:value-type="string" calcext:value-type="string">
            <text:p>1Whowho_WP_2nsubj__<text:line-break/>2watchedwatch_VBD_0root__<text:line-break/>3aa_DT_5det__<text:line-break/>4largelarge_JJ_5amod__<text:line-break/>5treetree_NN_2dobj__<text:line-break/>6??_._2punct__</text:p>
          </table:table-cell>
          <table:table-cell office:value-type="string" calcext:value-type="string">
            <text:p>(ROOT (SBARQ (WHNP (WP Who)) (SQ (VP (VBD watched) (NP (DT a) (JJ large) (NN tree)))) (. ?)))</text:p>
          </table:table-cell>
        </table:table-row>
        <table:table-row table:style-name="ro1">
          <table:table-cell office:value-type="string" calcext:value-type="string">
            <text:p>Medium</text:p>
          </table:table-cell>
          <table:table-cell office:value-type="string" calcext:value-type="string">
            <text:p>blogs-03-14</text:p>
          </table:table-cell>
          <table:table-cell office:value-type="string" calcext:value-type="string">
            <text:p>blogs-03</text:p>
          </table:table-cell>
          <table:table-cell office:value-type="string" calcext:value-type="string">
            <text:p>What did the first tree fall onto?</text:p>
          </table:table-cell>
          <table:table-cell office:value-type="string" calcext:value-type="string">
            <text:p>Sch</text:p>
          </table:table-cell>
          <table:table-cell office:value-type="string" calcext:value-type="string">
            <text:p>1Whatwhat_WP_0root__<text:line-break/>2diddo_VBD_1nsubj__<text:line-break/>3thethe_DT_6det__<text:line-break/>4firstfirst_JJ_6amod__<text:line-break/>5treetree_NN_6compound__<text:line-break/>6fallfall_NN_2dobj__<text:line-break/>7ontoonto_IN_6advmod__<text:line-break/>8??_._1punct__</text:p>
          </table:table-cell>
          <table:table-cell office:value-type="string" calcext:value-type="string">
            <text:p>(ROOT (SBARQ (WHNP (WP What)) (SQ (VP (VBD did) (NP (DT the) (JJ first) (NN tree) (NN fall)) (PP (IN onto)))) (. ?)))</text:p>
          </table:table-cell>
        </table:table-row>
        <table:table-row table:style-name="ro1">
          <table:table-cell office:value-type="string" calcext:value-type="string">
            <text:p>Medium</text:p>
          </table:table-cell>
          <table:table-cell office:value-type="string" calcext:value-type="string">
            <text:p>blogs-03-15</text:p>
          </table:table-cell>
          <table:table-cell office:value-type="string" calcext:value-type="string">
            <text:p>blogs-03</text:p>
          </table:table-cell>
          <table:table-cell office:value-type="string" calcext:value-type="string">
            <text:p>Who stayed in an area of the home where we felt safest?</text:p>
          </table:table-cell>
          <table:table-cell office:value-type="string" calcext:value-type="string">
            <text:p>Story</text:p>
          </table:table-cell>
          <table:table-cell office:value-type="string" calcext:value-type="string">
            <text:p>1Whowho_WP_2nsubj__<text:line-break/>2stayedstay_VBD_0root__<text:line-break/>3inin_IN_5case__<text:line-break/>4ana_DT_5det__<text:line-break/>5areaarea_NN_2nmod__<text:line-break/>6ofof_IN_8case__<text:line-break/>7thethe_DT_8det__<text:line-break/>8homehome_NN_5nmod__<text:line-break/>9wherewhere_WRB_11advmod__<text:line-break/>10wewe_PRP_11nsubj__<text:line-break/>11feltfeel_VBD_8acl:relcl__<text:line-break/>12safestsafest_JJS_11xcomp__<text:line-break/>13??_._2punct__</text:p>
          </table:table-cell>
          <table:table-cell office:value-type="string" calcext:value-type="string">
            <text:p>(ROOT (SBARQ (WHNP (WP Who)) (SQ (VP (VBD stayed) (PP (IN in) (NP (NP (DT an) (NN area)) (PP (IN of) (NP (DT the) (NN home))))) (SBAR (WHADVP (WRB where)) (S (NP (PRP we)) (VP (VBD felt) (NP (JJS safest))))))) (. ?)))</text:p>
          </table:table-cell>
        </table:table-row>
        <table:table-row table:style-name="ro1">
          <table:table-cell office:value-type="string" calcext:value-type="string">
            <text:p>Easy</text:p>
          </table:table-cell>
          <table:table-cell office:value-type="string" calcext:value-type="string">
            <text:p>fables-01-1</text:p>
          </table:table-cell>
          <table:table-cell office:value-type="string" calcext:value-type="string">
            <text:p>fables-01</text:p>
          </table:table-cell>
          <table:table-cell office:value-type="string" calcext:value-type="string">
            <text:p>Where was the crow sitting?</text:p>
          </table:table-cell>
          <table:table-cell office:value-type="string" calcext:value-type="string">
            <text:p>Story</text:p>
          </table:table-cell>
          <table:table-cell office:value-type="string" calcext:value-type="string">
            <text:p>1Wherewhere_WRB_5advmod__<text:line-break/>2wasbe_VBD_5aux__<text:line-break/>3thethe_DT_4det__<text:line-break/>4crowcrow_NN_5nsubj__<text:line-break/>5sittingsit_VBG_0root__<text:line-break/>6??_._5punct__</text:p>
          </table:table-cell>
          <table:table-cell office:value-type="string" calcext:value-type="string">
            <text:p>(ROOT (SBARQ (WHADVP (WRB Where)) (SQ (VBD was) (NP (DT the) (NN crow)) (VP (VBG sitting))) (. ?)))</text:p>
          </table:table-cell>
        </table:table-row>
        <table:table-row table:style-name="ro1">
          <table:table-cell office:value-type="string" calcext:value-type="string">
            <text:p>Easy</text:p>
          </table:table-cell>
          <table:table-cell office:value-type="string" calcext:value-type="string">
            <text:p>fables-01-2</text:p>
          </table:table-cell>
          <table:table-cell office:value-type="string" calcext:value-type="string">
            <text:p>fables-01</text:p>
          </table:table-cell>
          <table:table-cell office:value-type="string" calcext:value-type="string">
            <text:p>What did the crow have in her beak?</text:p>
          </table:table-cell>
          <table:table-cell office:value-type="string" calcext:value-type="string">
            <text:p>Story</text:p>
          </table:table-cell>
          <table:table-cell office:value-type="string" calcext:value-type="string">
            <text:p>1Whatwhat_WP_5dobj__<text:line-break/>2diddo_VBD_5aux__<text:line-break/>3thethe_DT_4det__<text:line-break/>4crowcrow_NN_5nsubj__<text:line-break/>5havehave_VBP_0root__<text:line-break/>6inin_IN_8case__<text:line-break/>7hershe_PRP$_8nmod:poss__<text:line-break/>8beakbeak_NN_5nmod__<text:line-break/>9??_._5punct__</text:p>
          </table:table-cell>
          <table:table-cell office:value-type="string" calcext:value-type="string">
            <text:p>(ROOT (SBARQ (WHNP (WP What)) (SQ (VBD did) (NP (DT the) (NN crow)) (VP (VBP have) (PP (IN in) (NP (PRP$ her) (NN beak))))) (. ?)))</text:p>
          </table:table-cell>
        </table:table-row>
        <table:table-row table:style-name="ro1">
          <table:table-cell office:value-type="string" calcext:value-type="string">
            <text:p>Easy</text:p>
          </table:table-cell>
          <table:table-cell office:value-type="string" calcext:value-type="string">
            <text:p>fables-01-3</text:p>
          </table:table-cell>
          <table:table-cell office:value-type="string" calcext:value-type="string">
            <text:p>fables-01</text:p>
          </table:table-cell>
          <table:table-cell office:value-type="string" calcext:value-type="string">
            <text:p>Who is the Story about?</text:p>
          </table:table-cell>
          <table:table-cell office:value-type="string" calcext:value-type="string">
            <text:p>Story</text:p>
          </table:table-cell>
          <table:table-cell office:value-type="string" calcext:value-type="string">
            <text:p>1Whowho_WP_0root__<text:line-break/>2isbe_VBZ_1cop__<text:line-break/>3thethe_DT_4det__<text:line-break/>4StoryStory_NNP_1nsubj__<text:line-break/>5aboutabout_IN_4dep__<text:line-break/>6??_._1punct__</text:p>
          </table:table-cell>
          <table:table-cell office:value-type="string" calcext:value-type="string">
            <text:p>(ROOT (SBARQ (WHNP (WP Who)) (SQ (VBZ is) (NP (DT the) (NNP Story)) (ADJP (IN about))) (. ?)))</text:p>
          </table:table-cell>
        </table:table-row>
        <table:table-row table:style-name="ro1">
          <table:table-cell office:value-type="string" calcext:value-type="string">
            <text:p>Easy</text:p>
          </table:table-cell>
          <table:table-cell office:value-type="string" calcext:value-type="string">
            <text:p>fables-01-4</text:p>
          </table:table-cell>
          <table:table-cell office:value-type="string" calcext:value-type="string">
            <text:p>fables-01</text:p>
          </table:table-cell>
          <table:table-cell office:value-type="string" calcext:value-type="string">
            <text:p>What did the fox do to the cheese?</text:p>
          </table:table-cell>
          <table:table-cell office:value-type="string" calcext:value-type="string">
            <text:p>Sch</text:p>
          </table:table-cell>
          <table:table-cell office:value-type="string" calcext:value-type="string">
            <text:p>1Whatwhat_WP_5dobj__<text:line-break/>2diddo_VBD_5aux__<text:line-break/>3thethe_DT_4det__<text:line-break/>4foxfox_NN_5nsubj__<text:line-break/>5dodo_VBP_0root__<text:line-break/>6toto_TO_8case__<text:line-break/>7thethe_DT_8det__<text:line-break/>8cheesecheese_NN_5nmod__<text:line-break/>9??_._5punct__</text:p>
          </table:table-cell>
          <table:table-cell office:value-type="string" calcext:value-type="string">
            <text:p>(ROOT (SBARQ (WHNP (WP What)) (SQ (VBD did) (NP (DT the) (NN fox)) (VP (VBP do) (PP (TO to) (NP (DT the) (NN cheese))))) (. ?)))</text:p>
          </table:table-cell>
        </table:table-row>
        <table:table-row table:style-name="ro1">
          <table:table-cell office:value-type="string" calcext:value-type="string">
            <text:p>Easy</text:p>
          </table:table-cell>
          <table:table-cell office:value-type="string" calcext:value-type="string">
            <text:p>fables-01-5</text:p>
          </table:table-cell>
          <table:table-cell office:value-type="string" calcext:value-type="string">
            <text:p>fables-01</text:p>
          </table:table-cell>
          <table:table-cell office:value-type="string" calcext:value-type="string">
            <text:p>Where was the fox standing?</text:p>
          </table:table-cell>
          <table:table-cell office:value-type="string" calcext:value-type="string">
            <text:p>Sch</text:p>
          </table:table-cell>
          <table:table-cell office:value-type="string" calcext:value-type="string">
            <text:p>1Wherewhere_WRB_5advmod__<text:line-break/>2wasbe_VBD_5cop__<text:line-break/>3thethe_DT_5det__<text:line-break/>4foxfox_NN_5compound__<text:line-break/>5standingstanding_NN_0root__<text:line-break/>6??_._5punct__</text:p>
          </table:table-cell>
          <table:table-cell office:value-type="string" calcext:value-type="string">
            <text:p>(ROOT (SBARQ (WHADVP (WRB Where)) (SQ (VBD was) (NP (DT the) (NN fox) (NN standing))) (. ?)))</text:p>
          </table:table-cell>
        </table:table-row>
        <table:table-row table:style-name="ro1">
          <table:table-cell office:value-type="string" calcext:value-type="string">
            <text:p>Easy</text:p>
          </table:table-cell>
          <table:table-cell office:value-type="string" calcext:value-type="string">
            <text:p>fables-01-6</text:p>
          </table:table-cell>
          <table:table-cell office:value-type="string" calcext:value-type="string">
            <text:p>fables-01</text:p>
          </table:table-cell>
          <table:table-cell office:value-type="string" calcext:value-type="string">
            <text:p>What did the crow feel?</text:p>
          </table:table-cell>
          <table:table-cell office:value-type="string" calcext:value-type="string">
            <text:p>Sch</text:p>
          </table:table-cell>
          <table:table-cell office:value-type="string" calcext:value-type="string">
            <text:p>1Whatwhat_WP_5dobj__<text:line-break/>2diddo_VBD_5aux__<text:line-break/>3thethe_DT_4det__<text:line-break/>4crowcrow_NN_5nsubj__<text:line-break/>5feelfeel_VB_0root__<text:line-break/>6??_._5punct__</text:p>
          </table:table-cell>
          <table:table-cell office:value-type="string" calcext:value-type="string">
            <text:p>(ROOT (SBARQ (WHNP (WP What)) (SQ (VBD did) (NP (DT the) (NN crow)) (VP (VB feel))) (. ?)))</text:p>
          </table:table-cell>
        </table:table-row>
        <table:table-row table:style-name="ro1">
          <table:table-cell office:value-type="string" calcext:value-type="string">
            <text:p>Easy</text:p>
          </table:table-cell>
          <table:table-cell office:value-type="string" calcext:value-type="string">
            <text:p>fables-01-7</text:p>
          </table:table-cell>
          <table:table-cell office:value-type="string" calcext:value-type="string">
            <text:p>fables-01</text:p>
          </table:table-cell>
          <table:table-cell office:value-type="string" calcext:value-type="string">
            <text:p>Who flattered the crow?</text:p>
          </table:table-cell>
          <table:table-cell office:value-type="string" calcext:value-type="string">
            <text:p>Sch</text:p>
          </table:table-cell>
          <table:table-cell office:value-type="string" calcext:value-type="string">
            <text:p>1Whowho_WP_2nsubj__<text:line-break/>2flatteredflatter_VBD_0root__<text:line-break/>3thethe_DT_4det__<text:line-break/>4crowcrow_NN_2dobj__<text:line-break/>5??_._2punct__</text:p>
          </table:table-cell>
          <table:table-cell office:value-type="string" calcext:value-type="string">
            <text:p>(ROOT (SBARQ (WHNP (WP Who)) (SQ (VP (VBD flattered) (NP (DT the) (NN crow)))) (. ?)))</text:p>
          </table:table-cell>
        </table:table-row>
        <table:table-row table:style-name="ro1">
          <table:table-cell office:value-type="string" calcext:value-type="string">
            <text:p>Medium</text:p>
          </table:table-cell>
          <table:table-cell office:value-type="string" calcext:value-type="string">
            <text:p>fables-01-8</text:p>
          </table:table-cell>
          <table:table-cell office:value-type="string" calcext:value-type="string">
            <text:p>fables-01</text:p>
          </table:table-cell>
          <table:table-cell office:value-type="string" calcext:value-type="string">
            <text:p>What was the crow doing?</text:p>
          </table:table-cell>
          <table:table-cell office:value-type="string" calcext:value-type="string">
            <text:p>Sch</text:p>
          </table:table-cell>
          <table:table-cell office:value-type="string" calcext:value-type="string">
            <text:p>1Whatwhat_WP_5dobj__<text:line-break/>2wasbe_VBD_1cop__<text:line-break/>3thethe_DT_4det__<text:line-break/>4crowcrow_NN_5nsubj__<text:line-break/>5doingdo_VBG_0root__<text:line-break/>6??_._5punct__</text:p>
          </table:table-cell>
          <table:table-cell office:value-type="string" calcext:value-type="string">
            <text:p>(ROOT (SBARQ (WHNP (WP What)) (SQ (VBD was) (NP (DT the) (NN crow)) (VP (VBG doing))) (. ?)))</text:p>
          </table:table-cell>
        </table:table-row>
        <table:table-row table:style-name="ro1">
          <table:table-cell office:value-type="string" calcext:value-type="string">
            <text:p>Medium</text:p>
          </table:table-cell>
          <table:table-cell office:value-type="string" calcext:value-type="string">
            <text:p>fables-01-9</text:p>
          </table:table-cell>
          <table:table-cell office:value-type="string" calcext:value-type="string">
            <text:p>fables-01</text:p>
          </table:table-cell>
          <table:table-cell office:value-type="string" calcext:value-type="string">
            <text:p>Where was the cheese?</text:p>
          </table:table-cell>
          <table:table-cell office:value-type="string" calcext:value-type="string">
            <text:p>Sch</text:p>
          </table:table-cell>
          <table:table-cell office:value-type="string" calcext:value-type="string">
            <text:p>1Wherewhere_WRB_2advmod__<text:line-break/>2wasbe_VBD_0root__<text:line-break/>3thethe_DT_4det__<text:line-break/>4cheesecheese_NN_2nsubj__<text:line-break/>5??_._2punct__</text:p>
          </table:table-cell>
          <table:table-cell office:value-type="string" calcext:value-type="string">
            <text:p>(ROOT (SBARQ (WHADVP (WRB Where)) (SQ (VBD was) (NP (DT the) (NN cheese))) (. ?)))</text:p>
          </table:table-cell>
        </table:table-row>
        <table:table-row table:style-name="ro1">
          <table:table-cell office:value-type="string" calcext:value-type="string">
            <text:p>Medium</text:p>
          </table:table-cell>
          <table:table-cell office:value-type="string" calcext:value-type="string">
            <text:p>fables-01-10</text:p>
          </table:table-cell>
          <table:table-cell office:value-type="string" calcext:value-type="string">
            <text:p>fables-01</text:p>
          </table:table-cell>
          <table:table-cell office:value-type="string" calcext:value-type="string">
            <text:p>Who set his wits to work?</text:p>
          </table:table-cell>
          <table:table-cell office:value-type="string" calcext:value-type="string">
            <text:p>Story</text:p>
          </table:table-cell>
          <table:table-cell office:value-type="string" calcext:value-type="string">
            <text:p>1Whowho_WP_2nsubj__<text:line-break/>2setset_VBD_0root__<text:line-break/>3hishe_PRP$_4nmod:poss__<text:line-break/>4witswit_NNS_2dobj__<text:line-break/>5toto_TO_6mark__<text:line-break/>6workwork_VB_2advcl__<text:line-break/>7??_._2punct__</text:p>
          </table:table-cell>
          <table:table-cell office:value-type="string" calcext:value-type="string">
            <text:p>(ROOT (SBARQ (WHNP (WP Who)) (SQ (VP (VBD set) (NP (PRP$ his) (NNS wits)) (S (VP (TO to) (VP (VB work)))))) (. ?)))</text:p>
          </table:table-cell>
        </table:table-row>
        <table:table-row table:style-name="ro1">
          <table:table-cell office:value-type="string" calcext:value-type="string">
            <text:p>Medium</text:p>
          </table:table-cell>
          <table:table-cell office:value-type="string" calcext:value-type="string">
            <text:p>fables-01-11</text:p>
          </table:table-cell>
          <table:table-cell office:value-type="string" calcext:value-type="string">
            <text:p>fables-01</text:p>
          </table:table-cell>
          <table:table-cell office:value-type="string" calcext:value-type="string">
            <text:p>Who tried to discover how to get the cheese?</text:p>
          </table:table-cell>
          <table:table-cell office:value-type="string" calcext:value-type="string">
            <text:p>Sch</text:p>
          </table:table-cell>
          <table:table-cell office:value-type="string" calcext:value-type="string">
            <text:p>1Whowho_WP_2nsubj__<text:line-break/>2triedtry_VBD_0root__<text:line-break/>3toto_TO_4mark__<text:line-break/>4discoverdiscover_VB_2xcomp__<text:line-break/>5howhow_WRB_7advmod__<text:line-break/>6toto_TO_7mark__<text:line-break/>7getget_VB_4ccomp__<text:line-break/>8thethe_DT_9det__<text:line-break/>9cheesecheese_NN_7dobj__<text:line-break/>10??_._2punct__</text:p>
          </table:table-cell>
          <table:table-cell office:value-type="string" calcext:value-type="string">
            <text:p>(ROOT (SBARQ (WHNP (WP Who)) (SQ (VP (VBD tried) (S (VP (TO to) (VP (VB discover) (SBAR (WHADVP (WRB how)) (S (VP (TO to) (VP (VB get) (NP (DT the) (NN cheese))))))))))) (. ?)))</text:p>
          </table:table-cell>
        </table:table-row>
        <table:table-row table:style-name="ro1">
          <table:table-cell office:value-type="string" calcext:value-type="string">
            <text:p>Medium</text:p>
          </table:table-cell>
          <table:table-cell office:value-type="string" calcext:value-type="string">
            <text:p>fables-01-12</text:p>
          </table:table-cell>
          <table:table-cell office:value-type="string" calcext:value-type="string">
            <text:p>fables-01</text:p>
          </table:table-cell>
          <table:table-cell office:value-type="string" calcext:value-type="string">
            <text:p>What did the fox say about the birdâ€™s beauty?</text:p>
          </table:table-cell>
          <table:table-cell office:value-type="string" calcext:value-type="string">
            <text:p>Sch</text:p>
          </table:table-cell>
          <table:table-cell office:value-type="string" calcext:value-type="string">
            <text:p>1Whatwhat_WP_5dobj__<text:line-break/>2diddo_VBD_5aux__<text:line-break/>3thethe_DT_4det__<text:line-break/>4foxfox_NN_5nsubj__<text:line-break/>5saysay_VBP_0root__<text:line-break/>6aboutabout_IN_10case__<text:line-break/>7thethe_DT_8det__<text:line-break/>8birdbird_NN_10nmod:poss__<text:line-break/>9's's_POS_8case__<text:line-break/>10beautybeauty_NN_5nmod__<text:line-break/>11??_._5punct__</text:p>
          </table:table-cell>
          <table:table-cell office:value-type="string" calcext:value-type="string">
            <text:p>(ROOT (SBARQ (WHNP (WP What)) (SQ (VBD did) (NP (DT the) (NN fox)) (VP (VBP say) (PP (IN about) (NP (NP (DT the) (NN bird) (POS 's)) (NN beauty))))) (. ?)))</text:p>
          </table:table-cell>
        </table:table-row>
        <table:table-row table:style-name="ro1">
          <table:table-cell office:value-type="string" calcext:value-type="string">
            <text:p>Medium</text:p>
          </table:table-cell>
          <table:table-cell office:value-type="string" calcext:value-type="string">
            <text:p>fables-01-13</text:p>
          </table:table-cell>
          <table:table-cell office:value-type="string" calcext:value-type="string">
            <text:p>fables-01</text:p>
          </table:table-cell>
          <table:table-cell office:value-type="string" calcext:value-type="string">
            <text:p>How did the crow caw?</text:p>
          </table:table-cell>
          <table:table-cell office:value-type="string" calcext:value-type="string">
            <text:p>Sch</text:p>
          </table:table-cell>
          <table:table-cell office:value-type="string" calcext:value-type="string">
            <text:p>1Howhow_WRB_0root__<text:line-break/>2diddo_VBD_1root__<text:line-break/>3thethe_DT_5det__<text:line-break/>4crowcrow_NN_5compound__<text:line-break/>5cawcaw_NN_2nsubj__<text:line-break/>6??_._2punct__</text:p>
          </table:table-cell>
          <table:table-cell office:value-type="string" calcext:value-type="string">
            <text:p>(ROOT (SBARQ (WHADVP (WRB How)) (SINV (VBD did) (NP (DT the) (NN crow) (NN caw))) (. ?)))</text:p>
          </table:table-cell>
        </table:table-row>
        <table:table-row table:style-name="ro1">
          <table:table-cell office:value-type="string" calcext:value-type="string">
            <text:p>Easy</text:p>
          </table:table-cell>
          <table:table-cell office:value-type="string" calcext:value-type="string">
            <text:p>fables-02-1</text:p>
          </table:table-cell>
          <table:table-cell office:value-type="string" calcext:value-type="string">
            <text:p>fables-02</text:p>
          </table:table-cell>
          <table:table-cell office:value-type="string" calcext:value-type="string">
            <text:p>Who was feeding in a meadow?</text:p>
          </table:table-cell>
          <table:table-cell office:value-type="string" calcext:value-type="string">
            <text:p>Story</text:p>
          </table:table-cell>
          <table:table-cell office:value-type="string" calcext:value-type="string">
            <text:p>1Whowho_WP_3nsubj__<text:line-break/>2wasbe_VBD_3aux__<text:line-break/>3feedingfeed_VBG_0root__<text:line-break/>4inin_IN_6case__<text:line-break/>5aa_DT_6det__<text:line-break/>6meadowmeadow_NN_3nmod__<text:line-break/>7??_._3punct__</text:p>
          </table:table-cell>
          <table:table-cell office:value-type="string" calcext:value-type="string">
            <text:p>(ROOT (SBARQ (WHNP (WP Who)) (SQ (VBD was) (NP (NP (VBG feeding)) (PP (IN in) (NP (DT a) (NN meadow))))) (. ?)))</text:p>
          </table:table-cell>
        </table:table-row>
        <table:table-row table:style-name="ro1">
          <table:table-cell office:value-type="string" calcext:value-type="string">
            <text:p>Easy</text:p>
          </table:table-cell>
          <table:table-cell office:value-type="string" calcext:value-type="string">
            <text:p>fables-02-2</text:p>
          </table:table-cell>
          <table:table-cell office:value-type="string" calcext:value-type="string">
            <text:p>fables-02</text:p>
          </table:table-cell>
          <table:table-cell office:value-type="string" calcext:value-type="string">
            <text:p>Who was persuaded by this flattery?</text:p>
          </table:table-cell>
          <table:table-cell office:value-type="string" calcext:value-type="string">
            <text:p>Story</text:p>
          </table:table-cell>
          <table:table-cell office:value-type="string" calcext:value-type="string">
            <text:p>1Whowho_WP_3nsubjpass__<text:line-break/>2wasbe_VBD_3auxpass__<text:line-break/>3persuadedpersuade_VBN_0root__<text:line-break/>4byby_IN_6case__<text:line-break/>5thisthis_DT_6det__<text:line-break/>6flatteryflattery_NN_3nmod__<text:line-break/>7??_._3punct__</text:p>
          </table:table-cell>
          <table:table-cell office:value-type="string" calcext:value-type="string">
            <text:p>(ROOT (SBARQ (WHNP (WP Who)) (SQ (VBD was) (VP (VBN persuaded) (PP (IN by) (NP (DT this) (NN flattery))))) (. ?)))</text:p>
          </table:table-cell>
        </table:table-row>
        <table:table-row table:style-name="ro1">
          <table:table-cell office:value-type="string" calcext:value-type="string">
            <text:p>Easy</text:p>
          </table:table-cell>
          <table:table-cell office:value-type="string" calcext:value-type="string">
            <text:p>fables-02-3</text:p>
          </table:table-cell>
          <table:table-cell office:value-type="string" calcext:value-type="string">
            <text:p>fables-02</text:p>
          </table:table-cell>
          <table:table-cell office:value-type="string" calcext:value-type="string">
            <text:p>Where was the bull?</text:p>
          </table:table-cell>
          <table:table-cell office:value-type="string" calcext:value-type="string">
            <text:p>Sch</text:p>
          </table:table-cell>
          <table:table-cell office:value-type="string" calcext:value-type="string">
            <text:p>1Wherewhere_WRB_2advmod__<text:line-break/>2wasbe_VBD_0root__<text:line-break/>3thethe_DT_4det__<text:line-break/>4bullbull_NN_2nsubj__<text:line-break/>5??_._2punct__</text:p>
          </table:table-cell>
          <table:table-cell office:value-type="string" calcext:value-type="string">
            <text:p>(ROOT (SBARQ (WHADVP (WRB Where)) (SQ (VBD was) (NP (DT the) (NN bull))) (. ?)))</text:p>
          </table:table-cell>
        </table:table-row>
        <table:table-row table:style-name="ro1">
          <table:table-cell office:value-type="string" calcext:value-type="string">
            <text:p>Easy</text:p>
          </table:table-cell>
          <table:table-cell office:value-type="string" calcext:value-type="string">
            <text:p>fables-02-4</text:p>
          </table:table-cell>
          <table:table-cell office:value-type="string" calcext:value-type="string">
            <text:p>fables-02</text:p>
          </table:table-cell>
          <table:table-cell office:value-type="string" calcext:value-type="string">
            <text:p>Who was grazing?</text:p>
          </table:table-cell>
          <table:table-cell office:value-type="string" calcext:value-type="string">
            <text:p>Sch</text:p>
          </table:table-cell>
          <table:table-cell office:value-type="string" calcext:value-type="string">
            <text:p>1Whowho_WP_0root__<text:line-break/>2wasbe_VBD_1cop__<text:line-break/>3grazinggrazing_NN_1nsubj__<text:line-break/>4??_._1punct__</text:p>
          </table:table-cell>
          <table:table-cell office:value-type="string" calcext:value-type="string">
            <text:p>(ROOT (SBARQ (WHNP (WP Who)) (SQ (VBD was) (NP (NN grazing))) (. ?)))</text:p>
          </table:table-cell>
        </table:table-row>
        <table:table-row table:style-name="ro1">
          <table:table-cell office:value-type="string" calcext:value-type="string">
            <text:p>Easy</text:p>
          </table:table-cell>
          <table:table-cell office:value-type="string" calcext:value-type="string">
            <text:p>fables-02-5</text:p>
          </table:table-cell>
          <table:table-cell office:value-type="string" calcext:value-type="string">
            <text:p>fables-02</text:p>
          </table:table-cell>
          <table:table-cell office:value-type="string" calcext:value-type="string">
            <text:p>Who watched the bull?</text:p>
          </table:table-cell>
          <table:table-cell office:value-type="string" calcext:value-type="string">
            <text:p>Sch</text:p>
          </table:table-cell>
          <table:table-cell office:value-type="string" calcext:value-type="string">
            <text:p>1Whowho_WP_2nsubj__<text:line-break/>2watchedwatch_VBD_0root__<text:line-break/>3thethe_DT_4det__<text:line-break/>4bullbull_NN_2dobj__<text:line-break/>5??_._2punct__</text:p>
          </table:table-cell>
          <table:table-cell office:value-type="string" calcext:value-type="string">
            <text:p>(ROOT (SBARQ (WHNP (WP Who)) (SQ (VP (VBD watched) (NP (DT the) (NN bull)))) (. ?)))</text:p>
          </table:table-cell>
        </table:table-row>
        <table:table-row table:style-name="ro1">
          <table:table-cell office:value-type="string" calcext:value-type="string">
            <text:p>Easy</text:p>
          </table:table-cell>
          <table:table-cell office:value-type="string" calcext:value-type="string">
            <text:p>fables-02-6</text:p>
          </table:table-cell>
          <table:table-cell office:value-type="string" calcext:value-type="string">
            <text:p>fables-02</text:p>
          </table:table-cell>
          <table:table-cell office:value-type="string" calcext:value-type="string">
            <text:p>What did the lion feign?</text:p>
          </table:table-cell>
          <table:table-cell office:value-type="string" calcext:value-type="string">
            <text:p>Sch</text:p>
          </table:table-cell>
          <table:table-cell office:value-type="string" calcext:value-type="string">
            <text:p>1Whatwhat_WP_5dobj__<text:line-break/>2diddo_VBD_5aux__<text:line-break/>3thethe_DT_4det__<text:line-break/>4lionlion_NN_5nsubj__<text:line-break/>5feignfeign_VB_0root__<text:line-break/>6??_._5punct__</text:p>
          </table:table-cell>
          <table:table-cell office:value-type="string" calcext:value-type="string">
            <text:p>(ROOT (SBARQ (WHNP (WP What)) (SQ (VBD did) (NP (DT the) (NN lion)) (VP (VB feign))) (. ?)))</text:p>
          </table:table-cell>
        </table:table-row>
        <table:table-row table:style-name="ro1">
          <table:table-cell office:value-type="string" calcext:value-type="string">
            <text:p>Easy</text:p>
          </table:table-cell>
          <table:table-cell office:value-type="string" calcext:value-type="string">
            <text:p>fables-02-7</text:p>
          </table:table-cell>
          <table:table-cell office:value-type="string" calcext:value-type="string">
            <text:p>fables-02</text:p>
          </table:table-cell>
          <table:table-cell office:value-type="string" calcext:value-type="string">
            <text:p>Who is the story about?</text:p>
          </table:table-cell>
          <table:table-cell office:value-type="string" calcext:value-type="string">
            <text:p>Story</text:p>
          </table:table-cell>
          <table:table-cell office:value-type="string" calcext:value-type="string">
            <text:p>1Whowho_WP_0root__<text:line-break/>2isbe_VBZ_1cop__<text:line-break/>3thethe_DT_4det__<text:line-break/>4storystory_NN_1nsubj__<text:line-break/>5aboutabout_IN_4nmod__<text:line-break/>6??_._1punct__</text:p>
          </table:table-cell>
          <table:table-cell office:value-type="string" calcext:value-type="string">
            <text:p>(ROOT (SBARQ (WHNP (WP Who)) (SQ (VBZ is) (NP (DT the) (NN story)) (ADJP (IN about))) (. ?)))</text:p>
          </table:table-cell>
        </table:table-row>
        <table:table-row table:style-name="ro1">
          <table:table-cell office:value-type="string" calcext:value-type="string">
            <text:p>Easy</text:p>
          </table:table-cell>
          <table:table-cell office:value-type="string" calcext:value-type="string">
            <text:p>fables-02-8</text:p>
          </table:table-cell>
          <table:table-cell office:value-type="string" calcext:value-type="string">
            <text:p>fables-02</text:p>
          </table:table-cell>
          <table:table-cell office:value-type="string" calcext:value-type="string">
            <text:p>Who was foolish?</text:p>
          </table:table-cell>
          <table:table-cell office:value-type="string" calcext:value-type="string">
            <text:p>Story</text:p>
          </table:table-cell>
          <table:table-cell office:value-type="string" calcext:value-type="string">
            <text:p>1Whowho_WP_0root__<text:line-break/>2wasbe_VBD_1cop__<text:line-break/>3foolishfoolish_JJ_1nsubj__<text:line-break/>4??_._1punct__</text:p>
          </table:table-cell>
          <table:table-cell office:value-type="string" calcext:value-type="string">
            <text:p>(ROOT (SBARQ (WHNP (WP Who)) (SQ (VBD was) (ADJP (JJ foolish))) (. ?)))</text:p>
          </table:table-cell>
        </table:table-row>
        <table:table-row table:style-name="ro1">
          <table:table-cell office:value-type="string" calcext:value-type="string">
            <text:p>Easy</text:p>
          </table:table-cell>
          <table:table-cell office:value-type="string" calcext:value-type="string">
            <text:p>fables-02-9</text:p>
          </table:table-cell>
          <table:table-cell office:value-type="string" calcext:value-type="string">
            <text:p>fables-02</text:p>
          </table:table-cell>
          <table:table-cell office:value-type="string" calcext:value-type="string">
            <text:p>What did the lion want?</text:p>
          </table:table-cell>
          <table:table-cell office:value-type="string" calcext:value-type="string">
            <text:p>Sch</text:p>
          </table:table-cell>
          <table:table-cell office:value-type="string" calcext:value-type="string">
            <text:p>1Whatwhat_WP_5dobj__<text:line-break/>2diddo_VBD_5aux__<text:line-break/>3thethe_DT_4det__<text:line-break/>4lionlion_NN_5nsubj__<text:line-break/>5wantwant_VB_0root__<text:line-break/>6??_._5punct__</text:p>
          </table:table-cell>
          <table:table-cell office:value-type="string" calcext:value-type="string">
            <text:p>(ROOT (SBARQ (WHNP (WP What)) (SQ (VBD did) (NP (DT the) (NN lion)) (VP (VB want))) (. ?)))</text:p>
          </table:table-cell>
        </table:table-row>
        <table:table-row table:style-name="ro1">
          <table:table-cell office:value-type="string" calcext:value-type="string">
            <text:p>Easy</text:p>
          </table:table-cell>
          <table:table-cell office:value-type="string" calcext:value-type="string">
            <text:p>fables-02-10</text:p>
          </table:table-cell>
          <table:table-cell office:value-type="string" calcext:value-type="string">
            <text:p>fables-02</text:p>
          </table:table-cell>
          <table:table-cell office:value-type="string" calcext:value-type="string">
            <text:p>Why did not the lion attack the bull?</text:p>
          </table:table-cell>
          <table:table-cell office:value-type="string" calcext:value-type="string">
            <text:p>Sch</text:p>
          </table:table-cell>
          <table:table-cell office:value-type="string" calcext:value-type="string">
            <text:p>1Whywhy_WRB_6advmod__<text:line-break/>2diddo_VBD_6aux__<text:line-break/>3notnot_RB_6neg__<text:line-break/>4thethe_DT_6det__<text:line-break/>5lionlion_NN_6compound__<text:line-break/>6attackattack_NN_0root__<text:line-break/>7thethe_DT_8det__<text:line-break/>8bullbull_NN_6dobj__<text:line-break/>9??_._6punct__</text:p>
          </table:table-cell>
          <table:table-cell office:value-type="string" calcext:value-type="string">
            <text:p>(ROOT (SBARQ (WHADVP (WRB Why)) (SQ (VBD did) (RB not) (NP (DT the) (NN lion) (NN attack))) (FRAG (X (DT the)) (NP (NN bull))) (. ?)))</text:p>
          </table:table-cell>
        </table:table-row>
        <table:table-row table:style-name="ro1">
          <table:table-cell office:value-type="string" calcext:value-type="string">
            <text:p>Easy</text:p>
          </table:table-cell>
          <table:table-cell office:value-type="string" calcext:value-type="string">
            <text:p>fables-02-11</text:p>
          </table:table-cell>
          <table:table-cell office:value-type="string" calcext:value-type="string">
            <text:p>fables-02</text:p>
          </table:table-cell>
          <table:table-cell office:value-type="string" calcext:value-type="string">
            <text:p>What did the lion fear?</text:p>
          </table:table-cell>
          <table:table-cell office:value-type="string" calcext:value-type="string">
            <text:p>Sch</text:p>
          </table:table-cell>
          <table:table-cell office:value-type="string" calcext:value-type="string">
            <text:p>1Whatwhat_WP_5dobj__<text:line-break/>2diddo_VBD_5aux__<text:line-break/>3thethe_DT_4det__<text:line-break/>4lionlion_NN_5nsubj__<text:line-break/>5fearfear_NN_0root__<text:line-break/>6??_._5punct__</text:p>
          </table:table-cell>
          <table:table-cell office:value-type="string" calcext:value-type="string">
            <text:p>(ROOT (SBARQ (WHNP (WP What)) (SQ (VP (VBD did) (NP (DT the) (NN lion) (NN fear)))) (. ?)))</text:p>
          </table:table-cell>
        </table:table-row>
        <table:table-row table:style-name="ro1">
          <table:table-cell office:value-type="string" calcext:value-type="string">
            <text:p>Medium</text:p>
          </table:table-cell>
          <table:table-cell office:value-type="string" calcext:value-type="string">
            <text:p>fables-02-12</text:p>
          </table:table-cell>
          <table:table-cell office:value-type="string" calcext:value-type="string">
            <text:p>fables-02</text:p>
          </table:table-cell>
          <table:table-cell office:value-type="string" calcext:value-type="string">
            <text:p>What is ugly?</text:p>
          </table:table-cell>
          <table:table-cell office:value-type="string" calcext:value-type="string">
            <text:p>Story</text:p>
          </table:table-cell>
          <table:table-cell office:value-type="string" calcext:value-type="string">
            <text:p>1Whatwhat_WP_0root__<text:line-break/>2isbe_VBZ_1cop__<text:line-break/>3uglyugly_JJ_1nsubj__<text:line-break/>4??_._1punct__</text:p>
          </table:table-cell>
          <table:table-cell office:value-type="string" calcext:value-type="string">
            <text:p>(ROOT (SBARQ (WHNP (WP What)) (SQ (VBZ is) (ADJP (JJ ugly))) (. ?)))</text:p>
          </table:table-cell>
        </table:table-row>
        <table:table-row table:style-name="ro1">
          <table:table-cell office:value-type="string" calcext:value-type="string">
            <text:p>Medium</text:p>
          </table:table-cell>
          <table:table-cell office:value-type="string" calcext:value-type="string">
            <text:p>fables-02-13</text:p>
          </table:table-cell>
          <table:table-cell office:value-type="string" calcext:value-type="string">
            <text:p>fables-02</text:p>
          </table:table-cell>
          <table:table-cell office:value-type="string" calcext:value-type="string">
            <text:p>Who salivated?</text:p>
          </table:table-cell>
          <table:table-cell office:value-type="string" calcext:value-type="string">
            <text:p>Sch</text:p>
          </table:table-cell>
          <table:table-cell office:value-type="string" calcext:value-type="string">
            <text:p>1Whowho_WP_2nsubj__<text:line-break/>2salivatedsalivate_VBN_0root__<text:line-break/>3??_._2punct__</text:p>
          </table:table-cell>
          <table:table-cell office:value-type="string" calcext:value-type="string">
            <text:p>(ROOT (SBARQ (WHNP (WP Who)) (SQ (VP (VBN salivated))) (. ?)))</text:p>
          </table:table-cell>
        </table:table-row>
        <table:table-row table:style-name="ro1">
          <table:table-cell office:value-type="string" calcext:value-type="string">
            <text:p>Medium</text:p>
          </table:table-cell>
          <table:table-cell office:value-type="string" calcext:value-type="string">
            <text:p>fables-02-14</text:p>
          </table:table-cell>
          <table:table-cell office:value-type="string" calcext:value-type="string">
            <text:p>fables-02</text:p>
          </table:table-cell>
          <table:table-cell office:value-type="string" calcext:value-type="string">
            <text:p>Why did the lion salivate?</text:p>
          </table:table-cell>
          <table:table-cell office:value-type="string" calcext:value-type="string">
            <text:p>Sch</text:p>
          </table:table-cell>
          <table:table-cell office:value-type="string" calcext:value-type="string">
            <text:p>1Whywhy_WRB_5advmod__<text:line-break/>2diddo_VBD_5aux__<text:line-break/>3thethe_DT_4det__<text:line-break/>4lionlion_NN_5nsubj__<text:line-break/>5salivatesalivate_VB_0root__<text:line-break/>6??_._5punct__</text:p>
          </table:table-cell>
          <table:table-cell office:value-type="string" calcext:value-type="string">
            <text:p>(ROOT (SBARQ (WHADVP (WRB Why)) (SQ (VBD did) (NP (DT the) (NN lion)) (VP (VB salivate))) (. ?)))</text:p>
          </table:table-cell>
        </table:table-row>
        <table:table-row table:style-name="ro1">
          <table:table-cell office:value-type="string" calcext:value-type="string">
            <text:p>Medium</text:p>
          </table:table-cell>
          <table:table-cell office:value-type="string" calcext:value-type="string">
            <text:p>fables-02-15</text:p>
          </table:table-cell>
          <table:table-cell office:value-type="string" calcext:value-type="string">
            <text:p>fables-02</text:p>
          </table:table-cell>
          <table:table-cell office:value-type="string" calcext:value-type="string">
            <text:p>What did the lion advise the bull?</text:p>
          </table:table-cell>
          <table:table-cell office:value-type="string" calcext:value-type="string">
            <text:p>Sch</text:p>
          </table:table-cell>
          <table:table-cell office:value-type="string" calcext:value-type="string">
            <text:p>1Whatwhat_WP_5dep__<text:line-break/>2diddo_VBD_5aux__<text:line-break/>3thethe_DT_4det__<text:line-break/>4lionlion_NN_5nsubj__<text:line-break/>5adviseadvise_VBP_0root__<text:line-break/>6thethe_DT_7det__<text:line-break/>7bullbull_NN_5dobj__<text:line-break/>8??_._5punct__</text:p>
          </table:table-cell>
          <table:table-cell office:value-type="string" calcext:value-type="string">
            <text:p>(ROOT (SBARQ (WHNP (WP What)) (SQ (VBD did) (NP (DT the) (NN lion)) (VP (VBP advise) (NP (DT the) (NN bull)))) (. ?)))</text:p>
          </table:table-cell>
        </table:table-row>
        <table:table-row table:style-name="ro1">
          <table:table-cell office:value-type="string" calcext:value-type="string">
            <text:p>Medium</text:p>
          </table:table-cell>
          <table:table-cell office:value-type="string" calcext:value-type="string">
            <text:p>fables-02-16</text:p>
          </table:table-cell>
          <table:table-cell office:value-type="string" calcext:value-type="string">
            <text:p>fables-02</text:p>
          </table:table-cell>
          <table:table-cell office:value-type="string" calcext:value-type="string">
            <text:p>Why did the lion advise the bull to remove its horns?</text:p>
          </table:table-cell>
          <table:table-cell office:value-type="string" calcext:value-type="string">
            <text:p>Sch</text:p>
          </table:table-cell>
          <table:table-cell office:value-type="string" calcext:value-type="string">
            <text:p>1Whywhy_WRB_5advmod__<text:line-break/>2diddo_VBD_5aux__<text:line-break/>3thethe_DT_4det__<text:line-break/>4lionlion_NN_5nsubj__<text:line-break/>5adviseadvise_VBP_0root__<text:line-break/>6thethe_DT_7det__<text:line-break/>7bullbull_NN_5dobj__<text:line-break/>8toto_TO_9mark__<text:line-break/>9removeremove_VB_5advcl__<text:line-break/>10itsits_PRP$_11nmod:poss__<text:line-break/>11hornshorn_NNS_9dobj__<text:line-break/>12??_._5punct__</text:p>
          </table:table-cell>
          <table:table-cell office:value-type="string" calcext:value-type="string">
            <text:p>(ROOT (SBARQ (WHADVP (WRB Why)) (SQ (VBD did) (NP (DT the) (NN lion)) (VP (VBP advise) (NP (DT the) (NN bull)) (S (VP (TO to) (VP (VB remove) (NP (PRP$ its) (NNS horns))))))) (. ?)))</text:p>
          </table:table-cell>
        </table:table-row>
        <table:table-row table:style-name="ro1">
          <table:table-cell office:value-type="string" calcext:value-type="string">
            <text:p>Medium</text:p>
          </table:table-cell>
          <table:table-cell office:value-type="string" calcext:value-type="string">
            <text:p>fables-02-17</text:p>
          </table:table-cell>
          <table:table-cell office:value-type="string" calcext:value-type="string">
            <text:p>fables-02</text:p>
          </table:table-cell>
          <table:table-cell office:value-type="string" calcext:value-type="string">
            <text:p>What did the lion decide?</text:p>
          </table:table-cell>
          <table:table-cell office:value-type="string" calcext:value-type="string">
            <text:p>Sch</text:p>
          </table:table-cell>
          <table:table-cell office:value-type="string" calcext:value-type="string">
            <text:p>1Whatwhat_WP_5dobj__<text:line-break/>2diddo_VBD_5aux__<text:line-break/>3thethe_DT_4det__<text:line-break/>4lionlion_NN_5nsubj__<text:line-break/>5decidedecide_VB_0root__<text:line-break/>6??_._5punct__</text:p>
          </table:table-cell>
          <table:table-cell office:value-type="string" calcext:value-type="string">
            <text:p>(ROOT (SBARQ (WHNP (WP What)) (SQ (VBD did) (NP (DT the) (NN lion)) (VP (VB decide))) (. ?)))</text:p>
          </table:table-cell>
        </table:table-row>
        <table:table-row table:style-name="ro1">
          <table:table-cell office:value-type="string" calcext:value-type="string">
            <text:p>Medium</text:p>
          </table:table-cell>
          <table:table-cell office:value-type="string" calcext:value-type="string">
            <text:p>fables-02-18</text:p>
          </table:table-cell>
          <table:table-cell office:value-type="string" calcext:value-type="string">
            <text:p>fables-02</text:p>
          </table:table-cell>
          <table:table-cell office:value-type="string" calcext:value-type="string">
            <text:p>Who has horns?</text:p>
          </table:table-cell>
          <table:table-cell office:value-type="string" calcext:value-type="string">
            <text:p>Sch</text:p>
          </table:table-cell>
          <table:table-cell office:value-type="string" calcext:value-type="string">
            <text:p>1Whowho_WP_2nsubj__<text:line-break/>2hashave_VBZ_0root__<text:line-break/>3hornshorn_NNS_2dobj__<text:line-break/>4??_._2punct__</text:p>
          </table:table-cell>
          <table:table-cell office:value-type="string" calcext:value-type="string">
            <text:p>(ROOT (SBARQ (WHNP (WP Who)) (SQ (VP (VBZ has) (NP (NNS horns)))) (. ?)))</text:p>
          </table:table-cell>
        </table:table-row>
        <table:table-row table:style-name="ro1">
          <table:table-cell office:value-type="string" calcext:value-type="string">
            <text:p>Easy</text:p>
          </table:table-cell>
          <table:table-cell office:value-type="string" calcext:value-type="string">
            <text:p>blogs-01-1</text:p>
          </table:table-cell>
          <table:table-cell office:value-type="string" calcext:value-type="string">
            <text:p>blogs-01</text:p>
          </table:table-cell>
          <table:table-cell office:value-type="string" calcext:value-type="string">
            <text:p>When did the G20 summit start?</text:p>
          </table:table-cell>
          <table:table-cell office:value-type="string" calcext:value-type="string">
            <text:p>Sch</text:p>
          </table:table-cell>
          <table:table-cell office:value-type="string" calcext:value-type="string">
            <text:p>1Whenwhen_WRB_6advmod__<text:line-break/>2diddo_VBD_6aux__<text:line-break/>3thethe_DT_5det__<text:line-break/>4G20g20_NN_5compound__<text:line-break/>5summitsummit_NN_6nsubj__<text:line-break/>6startstart_VB_0root__<text:line-break/>7??_._6punct__</text:p>
          </table:table-cell>
          <table:table-cell office:value-type="string" calcext:value-type="string">
            <text:p>(ROOT (SBARQ (WHADVP (WRB When)) (SQ (VBD did) (NP (DT the) (NN G20) (NN summit)) (VP (VB start))) (. ?)))</text:p>
          </table:table-cell>
        </table:table-row>
        <table:table-row table:style-name="ro1">
          <table:table-cell office:value-type="string" calcext:value-type="string">
            <text:p>Easy</text:p>
          </table:table-cell>
          <table:table-cell office:value-type="string" calcext:value-type="string">
            <text:p>blogs-01-2</text:p>
          </table:table-cell>
          <table:table-cell office:value-type="string" calcext:value-type="string">
            <text:p>blogs-01</text:p>
          </table:table-cell>
          <table:table-cell office:value-type="string" calcext:value-type="string">
            <text:p>What is the summit meeting named?</text:p>
          </table:table-cell>
          <table:table-cell office:value-type="string" calcext:value-type="string">
            <text:p>Sch</text:p>
          </table:table-cell>
          <table:table-cell office:value-type="string" calcext:value-type="string">
            <text:p>1Whatwhat_WP_0root__<text:line-break/>2isbe_VBZ_1cop__<text:line-break/>3thethe_DT_5det__<text:line-break/>4summitsummit_NN_5compound__<text:line-break/>5meetingmeeting_NN_1nsubj__<text:line-break/>6namedname_VBN_5acl__<text:line-break/>7??_._1punct__</text:p>
          </table:table-cell>
          <table:table-cell office:value-type="string" calcext:value-type="string">
            <text:p>(ROOT (SBARQ (WHNP (WP What)) (SQ (VBZ is) (NP (DT the) (NN summit) (NN meeting)) (VP (VBN named))) (. ?)))</text:p>
          </table:table-cell>
        </table:table-row>
        <table:table-row table:style-name="ro1">
          <table:table-cell office:value-type="string" calcext:value-type="string">
            <text:p>Easy</text:p>
          </table:table-cell>
          <table:table-cell office:value-type="string" calcext:value-type="string">
            <text:p>blogs-01-3</text:p>
          </table:table-cell>
          <table:table-cell office:value-type="string" calcext:value-type="string">
            <text:p>blogs-01</text:p>
          </table:table-cell>
          <table:table-cell office:value-type="string" calcext:value-type="string">
            <text:p>Where did the protest happen?</text:p>
          </table:table-cell>
          <table:table-cell office:value-type="string" calcext:value-type="string">
            <text:p>Story | Sch</text:p>
          </table:table-cell>
          <table:table-cell office:value-type="string" calcext:value-type="string">
            <text:p>1Wherewhere_WRB_5advmod__<text:line-break/>2diddo_VBD_5aux__<text:line-break/>3thethe_DT_4det__<text:line-break/>4protestprotest_NN_5nsubj__<text:line-break/>5happenhappen_VB_0root__<text:line-break/>6??_._5punct__</text:p>
          </table:table-cell>
          <table:table-cell office:value-type="string" calcext:value-type="string">
            <text:p>(ROOT (SBARQ (WHADVP (WRB Where)) (SQ (VBD did) (NP (DT the) (NN protest)) (VP (VB happen))) (. ?)))</text:p>
          </table:table-cell>
        </table:table-row>
        <table:table-row table:style-name="ro1">
          <table:table-cell office:value-type="string" calcext:value-type="string">
            <text:p>Easy</text:p>
          </table:table-cell>
          <table:table-cell office:value-type="string" calcext:value-type="string">
            <text:p>blogs-01-4</text:p>
          </table:table-cell>
          <table:table-cell office:value-type="string" calcext:value-type="string">
            <text:p>blogs-01</text:p>
          </table:table-cell>
          <table:table-cell office:value-type="string" calcext:value-type="string">
            <text:p>What did the people burn?</text:p>
          </table:table-cell>
          <table:table-cell office:value-type="string" calcext:value-type="string">
            <text:p>Sch</text:p>
          </table:table-cell>
          <table:table-cell office:value-type="string" calcext:value-type="string">
            <text:p>1Whatwhat_WP_5dobj__<text:line-break/>2diddo_VBD_5aux__<text:line-break/>3thethe_DT_4det__<text:line-break/>4peoplepeople_NNS_5nsubj__<text:line-break/>5burnburn_VBP_0root__<text:line-break/>6??_._5punct__</text:p>
          </table:table-cell>
          <table:table-cell office:value-type="string" calcext:value-type="string">
            <text:p>(ROOT (SBARQ (WHNP (WP What)) (SQ (VBD did) (NP (DT the) (NNS people)) (VP (VBP burn))) (. ?)))</text:p>
          </table:table-cell>
        </table:table-row>
        <table:table-row table:style-name="ro1">
          <table:table-cell office:value-type="string" calcext:value-type="string">
            <text:p>Easy</text:p>
          </table:table-cell>
          <table:table-cell office:value-type="string" calcext:value-type="string">
            <text:p>blogs-01-5</text:p>
          </table:table-cell>
          <table:table-cell office:value-type="string" calcext:value-type="string">
            <text:p>blogs-01</text:p>
          </table:table-cell>
          <table:table-cell office:value-type="string" calcext:value-type="string">
            <text:p>Who rebelled?</text:p>
          </table:table-cell>
          <table:table-cell office:value-type="string" calcext:value-type="string">
            <text:p>Sch</text:p>
          </table:table-cell>
          <table:table-cell office:value-type="string" calcext:value-type="string">
            <text:p>1Whowho_WP_2nsubj__<text:line-break/>2rebelledrebel_VBN_0root__<text:line-break/>3??_._2punct__</text:p>
          </table:table-cell>
          <table:table-cell office:value-type="string" calcext:value-type="string">
            <text:p>(ROOT (SBARQ (WHNP (WP Who)) (SQ (VP (VBN rebelled))) (. ?)))</text:p>
          </table:table-cell>
        </table:table-row>
        <table:table-row table:style-name="ro1">
          <table:table-cell office:value-type="string" calcext:value-type="string">
            <text:p>Easy</text:p>
          </table:table-cell>
          <table:table-cell office:value-type="string" calcext:value-type="string">
            <text:p>blogs-01-6</text:p>
          </table:table-cell>
          <table:table-cell office:value-type="string" calcext:value-type="string">
            <text:p>blogs-01</text:p>
          </table:table-cell>
          <table:table-cell office:value-type="string" calcext:value-type="string">
            <text:p>Who created a riot?</text:p>
          </table:table-cell>
          <table:table-cell office:value-type="string" calcext:value-type="string">
            <text:p>Sch</text:p>
          </table:table-cell>
          <table:table-cell office:value-type="string" calcext:value-type="string">
            <text:p>1Whowho_WP_2nsubj__<text:line-break/>2createdcreate_VBD_0root__<text:line-break/>3aa_DT_4det__<text:line-break/>4riotriot_NN_2dobj__<text:line-break/>5??_._2punct__</text:p>
          </table:table-cell>
          <table:table-cell office:value-type="string" calcext:value-type="string">
            <text:p>(ROOT (SBARQ (WHNP (WP Who)) (SQ (VP (VBD created) (NP (DT a) (NN riot)))) (. ?)))</text:p>
          </table:table-cell>
        </table:table-row>
        <table:table-row table:style-name="ro1">
          <table:table-cell office:value-type="string" calcext:value-type="string">
            <text:p>Easy</text:p>
          </table:table-cell>
          <table:table-cell office:value-type="string" calcext:value-type="string">
            <text:p>blogs-01-7</text:p>
          </table:table-cell>
          <table:table-cell office:value-type="string" calcext:value-type="string">
            <text:p>blogs-01</text:p>
          </table:table-cell>
          <table:table-cell office:value-type="string" calcext:value-type="string">
            <text:p>What happened to a police car?</text:p>
          </table:table-cell>
          <table:table-cell office:value-type="string" calcext:value-type="string">
            <text:p>Sch</text:p>
          </table:table-cell>
          <table:table-cell office:value-type="string" calcext:value-type="string">
            <text:p>1Whatwhat_WP_2nsubj__<text:line-break/>2happenedhappen_VBD_0root__<text:line-break/>3toto_TO_6case__<text:line-break/>4aa_DT_6det__<text:line-break/>5policepolice_NN_6compound__<text:line-break/>6carcar_NN_2nmod__<text:line-break/>7??_._2punct__</text:p>
          </table:table-cell>
          <table:table-cell office:value-type="string" calcext:value-type="string">
            <text:p>(ROOT (SBARQ (WHNP (WP What)) (SQ (VP (VBD happened) (PP (TO to) (NP (DT a) (NN police) (NN car))))) (. ?)))</text:p>
          </table:table-cell>
        </table:table-row>
        <table:table-row table:style-name="ro1">
          <table:table-cell office:value-type="string" calcext:value-type="string">
            <text:p>Easy</text:p>
          </table:table-cell>
          <table:table-cell office:value-type="string" calcext:value-type="string">
            <text:p>blogs-01-8</text:p>
          </table:table-cell>
          <table:table-cell office:value-type="string" calcext:value-type="string">
            <text:p>blogs-01</text:p>
          </table:table-cell>
          <table:table-cell office:value-type="string" calcext:value-type="string">
            <text:p>Who burned a police car?</text:p>
          </table:table-cell>
          <table:table-cell office:value-type="string" calcext:value-type="string">
            <text:p>Sch</text:p>
          </table:table-cell>
          <table:table-cell office:value-type="string" calcext:value-type="string">
            <text:p>1Whowho_WP_2nsubj__<text:line-break/>2burnedburn_VBD_0root__<text:line-break/>3aa_DT_5det__<text:line-break/>4policepolice_NN_5compound__<text:line-break/>5carcar_NN_2dobj__<text:line-break/>6??_._2punct__</text:p>
          </table:table-cell>
          <table:table-cell office:value-type="string" calcext:value-type="string">
            <text:p>(ROOT (SBARQ (WHNP (WP Who)) (SQ (VP (VBD burned) (NP (DT a) (NN police) (NN car)))) (. ?)))</text:p>
          </table:table-cell>
        </table:table-row>
        <table:table-row table:style-name="ro1">
          <table:table-cell office:value-type="string" calcext:value-type="string">
            <text:p>Easy</text:p>
          </table:table-cell>
          <table:table-cell office:value-type="string" calcext:value-type="string">
            <text:p>blogs-01-9</text:p>
          </table:table-cell>
          <table:table-cell office:value-type="string" calcext:value-type="string">
            <text:p>blogs-01</text:p>
          </table:table-cell>
          <table:table-cell office:value-type="string" calcext:value-type="string">
            <text:p>What was burned?</text:p>
          </table:table-cell>
          <table:table-cell office:value-type="string" calcext:value-type="string">
            <text:p>Story | Sch</text:p>
          </table:table-cell>
          <table:table-cell office:value-type="string" calcext:value-type="string">
            <text:p>1Whatwhat_WP_3nsubjpass__<text:line-break/>2wasbe_VBD_3auxpass__<text:line-break/>3burnedburn_VBN_0root__<text:line-break/>4??_._3punct__</text:p>
          </table:table-cell>
          <table:table-cell office:value-type="string" calcext:value-type="string">
            <text:p>(ROOT (SBARQ (WHNP (WP What)) (SQ (VBD was) (VP (VBN burned))) (. ?)))</text:p>
          </table:table-cell>
        </table:table-row>
        <table:table-row table:style-name="ro1">
          <table:table-cell office:value-type="string" calcext:value-type="string">
            <text:p>Easy</text:p>
          </table:table-cell>
          <table:table-cell office:value-type="string" calcext:value-type="string">
            <text:p>blogs-01-10</text:p>
          </table:table-cell>
          <table:table-cell office:value-type="string" calcext:value-type="string">
            <text:p>blogs-01</text:p>
          </table:table-cell>
          <table:table-cell office:value-type="string" calcext:value-type="string">
            <text:p>What happened to the police cars?</text:p>
          </table:table-cell>
          <table:table-cell office:value-type="string" calcext:value-type="string">
            <text:p>Story</text:p>
          </table:table-cell>
          <table:table-cell office:value-type="string" calcext:value-type="string">
            <text:p>1Whatwhat_WP_2nsubj__<text:line-break/>2happenedhappen_VBD_0root__<text:line-break/>3toto_TO_6case__<text:line-break/>4thethe_DT_6det__<text:line-break/>5policepolice_NN_6compound__<text:line-break/>6carscar_NNS_2nmod__<text:line-break/>7??_._2punct__</text:p>
          </table:table-cell>
          <table:table-cell office:value-type="string" calcext:value-type="string">
            <text:p>(ROOT (SBARQ (WHNP (WP What)) (SQ (VP (VBD happened) (PP (TO to) (NP (DT the) (NN police) (NNS cars))))) (. ?)))</text:p>
          </table:table-cell>
        </table:table-row>
        <table:table-row table:style-name="ro1">
          <table:table-cell office:value-type="string" calcext:value-type="string">
            <text:p>Easy</text:p>
          </table:table-cell>
          <table:table-cell office:value-type="string" calcext:value-type="string">
            <text:p>blogs-01-11</text:p>
          </table:table-cell>
          <table:table-cell office:value-type="string" calcext:value-type="string">
            <text:p>blogs-01</text:p>
          </table:table-cell>
          <table:table-cell office:value-type="string" calcext:value-type="string">
            <text:p>What was fired?</text:p>
          </table:table-cell>
          <table:table-cell office:value-type="string" calcext:value-type="string">
            <text:p>Story</text:p>
          </table:table-cell>
          <table:table-cell office:value-type="string" calcext:value-type="string">
            <text:p>1Whatwhat_WP_3nsubjpass__<text:line-break/>2wasbe_VBD_3auxpass__<text:line-break/>3firedfire_VBN_0root__<text:line-break/>4??_._3punct__</text:p>
          </table:table-cell>
          <table:table-cell office:value-type="string" calcext:value-type="string">
            <text:p>(ROOT (SBARQ (WHNP (WP What)) (SQ (VBD was) (VP (VBN fired))) (. ?)))</text:p>
          </table:table-cell>
        </table:table-row>
        <table:table-row table:style-name="ro1">
          <table:table-cell office:value-type="string" calcext:value-type="string">
            <text:p>Easy</text:p>
          </table:table-cell>
          <table:table-cell office:value-type="string" calcext:value-type="string">
            <text:p>blogs-01-12</text:p>
          </table:table-cell>
          <table:table-cell office:value-type="string" calcext:value-type="string">
            <text:p>blogs-01</text:p>
          </table:table-cell>
          <table:table-cell office:value-type="string" calcext:value-type="string">
            <text:p>What was fired at the rioters?</text:p>
          </table:table-cell>
          <table:table-cell office:value-type="string" calcext:value-type="string">
            <text:p>Story</text:p>
          </table:table-cell>
          <table:table-cell office:value-type="string" calcext:value-type="string">
            <text:p>1Whatwhat_WP_3nsubjpass__<text:line-break/>2wasbe_VBD_3auxpass__<text:line-break/>3firedfire_VBN_0root__<text:line-break/>4atat_IN_6case__<text:line-break/>5thethe_DT_6det__<text:line-break/>6riotersrioter_NNS_3nmod__<text:line-break/>7??_._3punct__</text:p>
          </table:table-cell>
          <table:table-cell office:value-type="string" calcext:value-type="string">
            <text:p>(ROOT (SBARQ (WHNP (WP What)) (SQ (VBD was) (VP (VBN fired) (PP (IN at) (NP (DT the) (NNS rioters))))) (. ?)))</text:p>
          </table:table-cell>
        </table:table-row>
        <table:table-row table:style-name="ro1">
          <table:table-cell office:value-type="string" calcext:value-type="string">
            <text:p>Easy</text:p>
          </table:table-cell>
          <table:table-cell office:value-type="string" calcext:value-type="string">
            <text:p>blogs-01-13</text:p>
          </table:table-cell>
          <table:table-cell office:value-type="string" calcext:value-type="string">
            <text:p>blogs-01</text:p>
          </table:table-cell>
          <table:table-cell office:value-type="string" calcext:value-type="string">
            <text:p>What was smashed?</text:p>
          </table:table-cell>
          <table:table-cell office:value-type="string" calcext:value-type="string">
            <text:p>Story</text:p>
          </table:table-cell>
          <table:table-cell office:value-type="string" calcext:value-type="string">
            <text:p>1Whatwhat_WP_3nsubjpass__<text:line-break/>2wasbe_VBD_3auxpass__<text:line-break/>3smashedsmash_VBN_0root__<text:line-break/>4??_._3punct__</text:p>
          </table:table-cell>
          <table:table-cell office:value-type="string" calcext:value-type="string">
            <text:p>(ROOT (SBARQ (WHNP (WP What)) (SQ (VBD was) (VP (VBN smashed))) (. ?)))</text:p>
          </table:table-cell>
        </table:table-row>
        <table:table-row table:style-name="ro1">
          <table:table-cell office:value-type="string" calcext:value-type="string">
            <text:p>Medium</text:p>
          </table:table-cell>
          <table:table-cell office:value-type="string" calcext:value-type="string">
            <text:p>blogs-01-14</text:p>
          </table:table-cell>
          <table:table-cell office:value-type="string" calcext:value-type="string">
            <text:p>blogs-01</text:p>
          </table:table-cell>
          <table:table-cell office:value-type="string" calcext:value-type="string">
            <text:p>Who fired a bullet at the people?</text:p>
          </table:table-cell>
          <table:table-cell office:value-type="string" calcext:value-type="string">
            <text:p>Sch</text:p>
          </table:table-cell>
          <table:table-cell office:value-type="string" calcext:value-type="string">
            <text:p>1Whowho_WP_2nsubj__<text:line-break/>2firedfire_VBD_0root__<text:line-break/>3aa_DT_4det__<text:line-break/>4bulletbullet_NN_2dobj__<text:line-break/>5atat_IN_7case__<text:line-break/>6thethe_DT_7det__<text:line-break/>7peoplepeople_NNS_2nmod__<text:line-break/>8??_._2punct__</text:p>
          </table:table-cell>
          <table:table-cell office:value-type="string" calcext:value-type="string">
            <text:p>(ROOT (SBARQ (WHNP (WP Who)) (SQ (VP (VBD fired) (NP (DT a) (NN bullet)) (PP (IN at) (NP (DT the) (NNS people))))) (. ?)))</text:p>
          </table:table-cell>
        </table:table-row>
        <table:table-row table:style-name="ro1">
          <table:table-cell office:value-type="string" calcext:value-type="string">
            <text:p>Medium</text:p>
          </table:table-cell>
          <table:table-cell office:value-type="string" calcext:value-type="string">
            <text:p>blogs-01-15</text:p>
          </table:table-cell>
          <table:table-cell office:value-type="string" calcext:value-type="string">
            <text:p>blogs-01</text:p>
          </table:table-cell>
          <table:table-cell office:value-type="string" calcext:value-type="string">
            <text:p>Who was tear gas fired at?</text:p>
          </table:table-cell>
          <table:table-cell office:value-type="string" calcext:value-type="string">
            <text:p>Story</text:p>
          </table:table-cell>
          <table:table-cell office:value-type="string" calcext:value-type="string">
            <text:p>1Whowho_WP_3nsubj__<text:line-break/>2wasbe_VBD_3aux__<text:line-break/>3teartear_VB_0root__<text:line-break/>4gasgas_NN_5nsubj__<text:line-break/>5firedfire_VBD_3ccomp__<text:line-break/>6atat_IN_5nmod__<text:line-break/>7??_._3punct__</text:p>
          </table:table-cell>
          <table:table-cell office:value-type="string" calcext:value-type="string">
            <text:p>(ROOT (SBARQ (WHNP (WP Who)) (SQ (VP (VBD was) (SBAR (S (S (VP (VB tear) (NP (NN gas)))) (VP (VBD fired) (PP (IN at))))))) (. ?)))</text:p>
          </table:table-cell>
        </table:table-row>
        <table:table-row table:style-name="ro1">
          <table:table-cell office:value-type="string" calcext:value-type="string">
            <text:p>Medium</text:p>
          </table:table-cell>
          <table:table-cell office:value-type="string" calcext:value-type="string">
            <text:p>blogs-01-16</text:p>
          </table:table-cell>
          <table:table-cell office:value-type="string" calcext:value-type="string">
            <text:p>blogs-01</text:p>
          </table:table-cell>
          <table:table-cell office:value-type="string" calcext:value-type="string">
            <text:p>Why did the people protest?</text:p>
          </table:table-cell>
          <table:table-cell office:value-type="string" calcext:value-type="string">
            <text:p>Sch</text:p>
          </table:table-cell>
          <table:table-cell office:value-type="string" calcext:value-type="string">
            <text:p>1Whywhy_WRB_5advmod__<text:line-break/>2diddo_VBD_5aux__<text:line-break/>3thethe_DT_4det__<text:line-break/>4peoplepeople_NNS_5nsubj__<text:line-break/>5protestprotest_NN_0root__<text:line-break/>6??_._5punct__</text:p>
          </table:table-cell>
          <table:table-cell office:value-type="string" calcext:value-type="string">
            <text:p>(ROOT (SBARQ (WHADVP (WRB Why)) (SQ (VP (VBD did) (NP (DT the) (NNS people) (NN protest)))) (. ?)))</text:p>
          </table:table-cell>
        </table:table-row>
        <table:table-row table:style-name="ro1">
          <table:table-cell office:value-type="string" calcext:value-type="string">
            <text:p>Medium</text:p>
          </table:table-cell>
          <table:table-cell office:value-type="string" calcext:value-type="string">
            <text:p>blogs-01-17</text:p>
          </table:table-cell>
          <table:table-cell office:value-type="string" calcext:value-type="string">
            <text:p>blogs-01</text:p>
          </table:table-cell>
          <table:table-cell office:value-type="string" calcext:value-type="string">
            <text:p>What did the people create?</text:p>
          </table:table-cell>
          <table:table-cell office:value-type="string" calcext:value-type="string">
            <text:p>Sch</text:p>
          </table:table-cell>
          <table:table-cell office:value-type="string" calcext:value-type="string">
            <text:p>1Whatwhat_WP_5dobj__<text:line-break/>2diddo_VBD_5aux__<text:line-break/>3thethe_DT_4det__<text:line-break/>4peoplepeople_NNS_5nsubj__<text:line-break/>5createcreate_VB_0root__<text:line-break/>6??_._5punct__</text:p>
          </table:table-cell>
          <table:table-cell office:value-type="string" calcext:value-type="string">
            <text:p>(ROOT (SBARQ (WHNP (WP What)) (SQ (VBD did) (NP (DT the) (NNS people)) (VP (VB create))) (. ?)))</text:p>
          </table:table-cell>
        </table:table-row>
        <table:table-row table:style-name="ro1">
          <table:table-cell office:value-type="string" calcext:value-type="string">
            <text:p>Medium</text:p>
          </table:table-cell>
          <table:table-cell office:value-type="string" calcext:value-type="string">
            <text:p>blogs-01-18</text:p>
          </table:table-cell>
          <table:table-cell office:value-type="string" calcext:value-type="string">
            <text:p>blogs-01</text:p>
          </table:table-cell>
          <table:table-cell office:value-type="string" calcext:value-type="string">
            <text:p>Why were the police in full riot gear?</text:p>
          </table:table-cell>
          <table:table-cell office:value-type="string" calcext:value-type="string">
            <text:p>Story</text:p>
          </table:table-cell>
          <table:table-cell office:value-type="string" calcext:value-type="string">
            <text:p>1Whywhy_WRB_0root__<text:line-break/>2werebe_VBD_1dep__<text:line-break/>3thethe_DT_4det__<text:line-break/>4policepolice_NN_2nsubj__<text:line-break/>5inin_IN_8case__<text:line-break/>6fullfull_JJ_8amod__<text:line-break/>7riotriot_NN_8compound__<text:line-break/>8geargear_NN_4nmod__<text:line-break/>9??_._1punct__</text:p>
          </table:table-cell>
          <table:table-cell office:value-type="string" calcext:value-type="string">
            <text:p>(ROOT (SBARQ (WHADVP (WRB Why)) (SQ (VBD were) (NP (NP (DT the) (NN police)) (PP (IN in) (NP (JJ full) (NN riot) (NN gear))))) (. ?)))</text:p>
          </table:table-cell>
        </table:table-row>
        <table:table-row table:style-name="ro1">
          <table:table-cell office:value-type="string" calcext:value-type="string">
            <text:p>Easy</text:p>
          </table:table-cell>
          <table:table-cell office:value-type="string" calcext:value-type="string">
            <text:p>fables-04-1</text:p>
          </table:table-cell>
          <table:table-cell office:value-type="string" calcext:value-type="string">
            <text:p>fables-04</text:p>
          </table:table-cell>
          <table:table-cell office:value-type="string" calcext:value-type="string">
            <text:p>Who did the Fox invite to dinner?</text:p>
          </table:table-cell>
          <table:table-cell office:value-type="string" calcext:value-type="string">
            <text:p>Story</text:p>
          </table:table-cell>
          <table:table-cell office:value-type="string" calcext:value-type="string">
            <text:p>1Whowho_WP_5dep__<text:line-break/>2diddo_VBD_5aux__<text:line-break/>3thethe_DT_4det__<text:line-break/>4FoxFox_NNP_5nsubj__<text:line-break/>5inviteinvite_VB_0root__<text:line-break/>6toto_TO_7case__<text:line-break/>7dinnerdinner_NN_5nmod__<text:line-break/>8??_._5punct__</text:p>
          </table:table-cell>
          <table:table-cell office:value-type="string" calcext:value-type="string">
            <text:p>(ROOT (SBARQ (WHNP (WP Who)) (SQ (VBD did) (NP (DT the) (NNP Fox)) (VP (VB invite) (PP (TO to) (NP (NN dinner))))) (. ?)))</text:p>
          </table:table-cell>
        </table:table-row>
        <table:table-row table:style-name="ro1">
          <table:table-cell office:value-type="string" calcext:value-type="string">
            <text:p>Easy</text:p>
          </table:table-cell>
          <table:table-cell office:value-type="string" calcext:value-type="string">
            <text:p>fables-04-2</text:p>
          </table:table-cell>
          <table:table-cell office:value-type="string" calcext:value-type="string">
            <text:p>fables-04</text:p>
          </table:table-cell>
          <table:table-cell office:value-type="string" calcext:value-type="string">
            <text:p>What was the only fare provided?</text:p>
          </table:table-cell>
          <table:table-cell office:value-type="string" calcext:value-type="string">
            <text:p>Story</text:p>
          </table:table-cell>
          <table:table-cell office:value-type="string" calcext:value-type="string">
            <text:p>1Whatwhat_WP_0root__<text:line-break/>2wasbe_VBD_1cop__<text:line-break/>3thethe_DT_5det__<text:line-break/>4onlyonly_JJ_5amod__<text:line-break/>5farefare_NN_1nsubj__<text:line-break/>6providedprovide_VBN_5acl__<text:line-break/>7??_._1punct__</text:p>
          </table:table-cell>
          <table:table-cell office:value-type="string" calcext:value-type="string">
            <text:p>(ROOT (SBARQ (WHNP (WP What)) (SQ (VBD was) (NP (DT the) (JJ only) (NN fare)) (VP (VBN provided))) (. ?)))</text:p>
          </table:table-cell>
        </table:table-row>
        <table:table-row table:style-name="ro1">
          <table:table-cell office:value-type="string" calcext:value-type="string">
            <text:p>Easy</text:p>
          </table:table-cell>
          <table:table-cell office:value-type="string" calcext:value-type="string">
            <text:p>fables-04-3</text:p>
          </table:table-cell>
          <table:table-cell office:value-type="string" calcext:value-type="string">
            <text:p>fables-04</text:p>
          </table:table-cell>
          <table:table-cell office:value-type="string" calcext:value-type="string">
            <text:p>Where was some soup served?</text:p>
          </table:table-cell>
          <table:table-cell office:value-type="string" calcext:value-type="string">
            <text:p>Sch</text:p>
          </table:table-cell>
          <table:table-cell office:value-type="string" calcext:value-type="string">
            <text:p>1Wherewhere_WRB_5advmod__<text:line-break/>2wasbe_VBD_5auxpass__<text:line-break/>3somesome_DT_4det__<text:line-break/>4soupsoup_NN_5nsubjpass__<text:line-break/>5servedserve_VBN_0root__<text:line-break/>6??_._5punct__</text:p>
          </table:table-cell>
          <table:table-cell office:value-type="string" calcext:value-type="string">
            <text:p>(ROOT (SBARQ (WHADVP (WRB Where)) (SQ (VBD was) (NP (DT some) (NN soup)) (VP (VBN served))) (. ?)))</text:p>
          </table:table-cell>
        </table:table-row>
        <table:table-row table:style-name="ro1">
          <table:table-cell office:value-type="string" calcext:value-type="string">
            <text:p>Easy</text:p>
          </table:table-cell>
          <table:table-cell office:value-type="string" calcext:value-type="string">
            <text:p>fables-04-4</text:p>
          </table:table-cell>
          <table:table-cell office:value-type="string" calcext:value-type="string">
            <text:p>fables-04</text:p>
          </table:table-cell>
          <table:table-cell office:value-type="string" calcext:value-type="string">
            <text:p>Who is the story about?</text:p>
          </table:table-cell>
          <table:table-cell office:value-type="string" calcext:value-type="string">
            <text:p>Sch</text:p>
          </table:table-cell>
          <table:table-cell office:value-type="string" calcext:value-type="string">
            <text:p>1Whowho_WP_0root__<text:line-break/>2isbe_VBZ_1cop__<text:line-break/>3thethe_DT_4det__<text:line-break/>4storystory_NN_1nsubj__<text:line-break/>5aboutabout_IN_4nmod__<text:line-break/>6??_._1punct__</text:p>
          </table:table-cell>
          <table:table-cell office:value-type="string" calcext:value-type="string">
            <text:p>(ROOT (SBARQ (WHNP (WP Who)) (SQ (VBZ is) (NP (DT the) (NN story)) (ADJP (IN about))) (. ?)))</text:p>
          </table:table-cell>
        </table:table-row>
        <table:table-row table:style-name="ro1">
          <table:table-cell office:value-type="string" calcext:value-type="string">
            <text:p>Easy</text:p>
          </table:table-cell>
          <table:table-cell office:value-type="string" calcext:value-type="string">
            <text:p>fables-04-5</text:p>
          </table:table-cell>
          <table:table-cell office:value-type="string" calcext:value-type="string">
            <text:p>fables-04</text:p>
          </table:table-cell>
          <table:table-cell office:value-type="string" calcext:value-type="string">
            <text:p>What did the fox do to the soup?</text:p>
          </table:table-cell>
          <table:table-cell office:value-type="string" calcext:value-type="string">
            <text:p>Sch|Story</text:p>
          </table:table-cell>
          <table:table-cell office:value-type="string" calcext:value-type="string">
            <text:p>1Whatwhat_WP_5dobj__<text:line-break/>2diddo_VBD_5aux__<text:line-break/>3thethe_DT_4det__<text:line-break/>4foxfox_NN_5nsubj__<text:line-break/>5dodo_VBP_0root__<text:line-break/>6toto_TO_8case__<text:line-break/>7thethe_DT_8det__<text:line-break/>8soupsoup_NN_5nmod__<text:line-break/>9??_._5punct__</text:p>
          </table:table-cell>
          <table:table-cell office:value-type="string" calcext:value-type="string">
            <text:p>(ROOT (SBARQ (WHNP (WP What)) (SQ (VBD did) (NP (DT the) (NN fox)) (VP (VBP do) (PP (TO to) (NP (DT the) (NN soup))))) (. ?)))</text:p>
          </table:table-cell>
        </table:table-row>
        <table:table-row table:style-name="ro1">
          <table:table-cell office:value-type="string" calcext:value-type="string">
            <text:p>Easy</text:p>
          </table:table-cell>
          <table:table-cell office:value-type="string" calcext:value-type="string">
            <text:p>fables-04-6</text:p>
          </table:table-cell>
          <table:table-cell office:value-type="string" calcext:value-type="string">
            <text:p>fables-04</text:p>
          </table:table-cell>
          <table:table-cell office:value-type="string" calcext:value-type="string">
            <text:p>Why did the fox begin to be hungry and begin to be helpless?</text:p>
          </table:table-cell>
          <table:table-cell office:value-type="string" calcext:value-type="string">
            <text:p>Sch</text:p>
          </table:table-cell>
          <table:table-cell office:value-type="string" calcext:value-type="string">
            <text:p>1Whywhy_WRB_5advmod__<text:line-break/>2diddo_VBD_5aux__<text:line-break/>3thethe_DT_4det__<text:line-break/>4foxfox_NN_5nsubj__<text:line-break/>5beginbegin_VB_0root__<text:line-break/>6toto_TO_8mark__<text:line-break/>7bebe_VB_8cop__<text:line-break/>8hungryhungry_JJ_5xcomp__<text:line-break/>9andand_CC_5cc__<text:line-break/>10beginbegin_VB_5conj__<text:line-break/>11toto_TO_13mark__<text:line-break/>12bebe_VB_13cop__<text:line-break/>13helplesshelpless_JJ_10xcomp__<text:line-break/>14??_._5punct__</text:p>
          </table:table-cell>
          <table:table-cell office:value-type="string" calcext:value-type="string">
            <text:p>(ROOT (SBARQ (WHADVP (WRB Why)) (SQ (VBD did) (NP (DT the) (NN fox)) (VP (VB begin) (S (VP (TO to) (VP (VP (VB be) (ADJP (JJ hungry))) (CC and) (VP (VB begin) (S (VP (TO to) (VP (VB be) (ADJP (JJ helpless))))))))))) (. ?)))</text:p>
          </table:table-cell>
        </table:table-row>
        <table:table-row table:style-name="ro1">
          <table:table-cell office:value-type="string" calcext:value-type="string">
            <text:p>Easy</text:p>
          </table:table-cell>
          <table:table-cell office:value-type="string" calcext:value-type="string">
            <text:p>fables-04-7</text:p>
          </table:table-cell>
          <table:table-cell office:value-type="string" calcext:value-type="string">
            <text:p>fables-04</text:p>
          </table:table-cell>
          <table:table-cell office:value-type="string" calcext:value-type="string">
            <text:p>What did the stork easily fitted the long bill into?</text:p>
          </table:table-cell>
          <table:table-cell office:value-type="string" calcext:value-type="string">
            <text:p>Sch</text:p>
          </table:table-cell>
          <table:table-cell office:value-type="string" calcext:value-type="string">
            <text:p>1Whatwhat_WP_6dep__<text:line-break/>2diddo_VBD_6aux__<text:line-break/>3thethe_DT_4det__<text:line-break/>4storkstork_NN_6nsubj__<text:line-break/>5easilyeasily_RB_6advmod__<text:line-break/>6fittedfit_VBD_0root__<text:line-break/>7thethe_DT_9det__<text:line-break/>8longlong_JJ_9amod__<text:line-break/>9billbill_NN_6dobj__<text:line-break/>10intointo_IN_6nmod__<text:line-break/>11??_._6punct__</text:p>
          </table:table-cell>
          <table:table-cell office:value-type="string" calcext:value-type="string">
            <text:p>(ROOT (SBARQ (WHNP (WP What)) (SQ (VBD did) (NP (DT the) (NN stork)) (VP (ADVP (RB easily)) (VBD fitted) (NP (DT the) (JJ long) (NN bill)) (PP (IN into)))) (. ?)))</text:p>
          </table:table-cell>
        </table:table-row>
        <table:table-row table:style-name="ro1">
          <table:table-cell office:value-type="string" calcext:value-type="string">
            <text:p>Easy</text:p>
          </table:table-cell>
          <table:table-cell office:value-type="string" calcext:value-type="string">
            <text:p>fables-04-8</text:p>
          </table:table-cell>
          <table:table-cell office:value-type="string" calcext:value-type="string">
            <text:p>fables-04</text:p>
          </table:table-cell>
          <table:table-cell office:value-type="string" calcext:value-type="string">
            <text:p>Why did the Fox sit by hungry and helpless?</text:p>
          </table:table-cell>
          <table:table-cell office:value-type="string" calcext:value-type="string">
            <text:p>Story</text:p>
          </table:table-cell>
          <table:table-cell office:value-type="string" calcext:value-type="string">
            <text:p>1Whywhy_WRB_5advmod__<text:line-break/>2diddo_VBD_5aux__<text:line-break/>3thethe_DT_4det__<text:line-break/>4FoxFox_NNP_5nsubj__<text:line-break/>5sitsit_VBP_0root__<text:line-break/>6byby_IN_7case__<text:line-break/>7hungryhungry_JJ_5nmod__<text:line-break/>8andand_CC_7cc__<text:line-break/>9helplesshelpless_JJ_7conj__<text:line-break/>10??_._5punct__</text:p>
          </table:table-cell>
          <table:table-cell office:value-type="string" calcext:value-type="string">
            <text:p>(ROOT (SBARQ (WHADVP (WRB Why)) (SQ (VBD did) (NP (DT the) (NNP Fox)) (VP (VBP sit) (PP (IN by) (ADJP (JJ hungry) (CC and) (JJ helpless))))) (. ?)))</text:p>
          </table:table-cell>
        </table:table-row>
        <table:table-row table:style-name="ro1">
          <table:table-cell office:value-type="string" calcext:value-type="string">
            <text:p>Medium</text:p>
          </table:table-cell>
          <table:table-cell office:value-type="string" calcext:value-type="string">
            <text:p>fables-04-9</text:p>
          </table:table-cell>
          <table:table-cell office:value-type="string" calcext:value-type="string">
            <text:p>fables-04</text:p>
          </table:table-cell>
          <table:table-cell office:value-type="string" calcext:value-type="string">
            <text:p>What was savoury?</text:p>
          </table:table-cell>
          <table:table-cell office:value-type="string" calcext:value-type="string">
            <text:p>Story</text:p>
          </table:table-cell>
          <table:table-cell office:value-type="string" calcext:value-type="string">
            <text:p>1Whatwhat_WP_0root__<text:line-break/>2wasbe_VBD_1cop__<text:line-break/>3savourysavoury_NN_1nsubj__<text:line-break/>4??_._1punct__</text:p>
          </table:table-cell>
          <table:table-cell office:value-type="string" calcext:value-type="string">
            <text:p>(ROOT (SBARQ (WHNP (WP What)) (SQ (VBD was) (NP (NN savoury))) (. ?)))</text:p>
          </table:table-cell>
        </table:table-row>
        <table:table-row table:style-name="ro1">
          <table:table-cell office:value-type="string" calcext:value-type="string">
            <text:p>Medium</text:p>
          </table:table-cell>
          <table:table-cell office:value-type="string" calcext:value-type="string">
            <text:p>fables-04-10</text:p>
          </table:table-cell>
          <table:table-cell office:value-type="string" calcext:value-type="string">
            <text:p>fables-04</text:p>
          </table:table-cell>
          <table:table-cell office:value-type="string" calcext:value-type="string">
            <text:p>Who failed to drink some broth?</text:p>
          </table:table-cell>
          <table:table-cell office:value-type="string" calcext:value-type="string">
            <text:p>Sch</text:p>
          </table:table-cell>
          <table:table-cell office:value-type="string" calcext:value-type="string">
            <text:p>1Whowho_WP_2nsubj__<text:line-break/>2failedfail_VBD_0root__<text:line-break/>3toto_TO_4mark__<text:line-break/>4drinkdrink_VB_2xcomp__<text:line-break/>5somesome_DT_6det__<text:line-break/>6brothbroth_NN_4dobj__<text:line-break/>7??_._2punct__</text:p>
          </table:table-cell>
          <table:table-cell office:value-type="string" calcext:value-type="string">
            <text:p>(ROOT (SBARQ (WHNP (WP Who)) (SQ (VP (VBD failed) (S (VP (TO to) (VP (VB drink) (NP (DT some) (NN broth))))))) (. ?)))</text:p>
          </table:table-cell>
        </table:table-row>
        <table:table-row table:style-name="ro1">
          <table:table-cell office:value-type="string" calcext:value-type="string">
            <text:p>Medium</text:p>
          </table:table-cell>
          <table:table-cell office:value-type="string" calcext:value-type="string">
            <text:p>fables-04-11</text:p>
          </table:table-cell>
          <table:table-cell office:value-type="string" calcext:value-type="string">
            <text:p>fables-04</text:p>
          </table:table-cell>
          <table:table-cell office:value-type="string" calcext:value-type="string">
            <text:p>What was the shape of the neck of the pitcher?</text:p>
          </table:table-cell>
          <table:table-cell office:value-type="string" calcext:value-type="string">
            <text:p>Sch</text:p>
          </table:table-cell>
          <table:table-cell office:value-type="string" calcext:value-type="string">
            <text:p>1Whatwhat_WP_0root__<text:line-break/>2wasbe_VBD_1cop__<text:line-break/>3thethe_DT_4det__<text:line-break/>4shapeshape_NN_1nsubj__<text:line-break/>5ofof_IN_7case__<text:line-break/>6thethe_DT_7det__<text:line-break/>7neckneck_NN_4nmod__<text:line-break/>8ofof_IN_10case__<text:line-break/>9thethe_DT_10det__<text:line-break/>10pitcherpitcher_NN_7nmod__<text:line-break/>11??_._1punct__</text:p>
          </table:table-cell>
          <table:table-cell office:value-type="string" calcext:value-type="string">
            <text:p>(ROOT (SBARQ (WHNP (WP What)) (SQ (VBD was) (NP (NP (DT the) (NN shape)) (PP (IN of) (NP (NP (DT the) (NN neck)) (PP (IN of) (NP (DT the) (NN pitcher))))))) (. ?)))</text:p>
          </table:table-cell>
        </table:table-row>
        <table:table-row table:style-name="ro1">
          <table:table-cell office:value-type="string" calcext:value-type="string">
            <text:p>Medium</text:p>
          </table:table-cell>
          <table:table-cell office:value-type="string" calcext:value-type="string">
            <text:p>fables-04-12</text:p>
          </table:table-cell>
          <table:table-cell office:value-type="string" calcext:value-type="string">
            <text:p>fables-04</text:p>
          </table:table-cell>
          <table:table-cell office:value-type="string" calcext:value-type="string">
            <text:p>What was clever?</text:p>
          </table:table-cell>
          <table:table-cell office:value-type="string" calcext:value-type="string">
            <text:p>Sch</text:p>
          </table:table-cell>
          <table:table-cell office:value-type="string" calcext:value-type="string">
            <text:p>1Whatwhat_WP_0root__<text:line-break/>2wasbe_VBD_1cop__<text:line-break/>3cleverclever_JJ_1nsubj__<text:line-break/>4??_._1punct__</text:p>
          </table:table-cell>
          <table:table-cell office:value-type="string" calcext:value-type="string">
            <text:p>(ROOT (SBARQ (WHNP (WP What)) (SQ (VBD was) (ADJP (JJ clever))) (. ?)))</text:p>
          </table:table-cell>
        </table:table-row>
        <table:table-row table:style-name="ro1">
          <table:table-cell office:value-type="string" calcext:value-type="string">
            <text:p>Medium</text:p>
          </table:table-cell>
          <table:table-cell office:value-type="string" calcext:value-type="string">
            <text:p>fables-04-13</text:p>
          </table:table-cell>
          <table:table-cell office:value-type="string" calcext:value-type="string">
            <text:p>fables-04</text:p>
          </table:table-cell>
          <table:table-cell office:value-type="string" calcext:value-type="string">
            <text:p>What was the soup served in?</text:p>
          </table:table-cell>
          <table:table-cell office:value-type="string" calcext:value-type="string">
            <text:p>Sch</text:p>
          </table:table-cell>
          <table:table-cell office:value-type="string" calcext:value-type="string">
            <text:p>1Whatwhat_WP_5dobj__<text:line-break/>2wasbe_VBD_1cop__<text:line-break/>3thethe_DT_4det__<text:line-break/>4soupsoup_NN_5nsubj__<text:line-break/>5servedserve_VBD_0root__<text:line-break/>6inin_IN_5compound:prt__<text:line-break/>7??_._5punct__</text:p>
          </table:table-cell>
          <table:table-cell office:value-type="string" calcext:value-type="string">
            <text:p>(ROOT (SBARQ (WHNP (WP What)) (SQ (VBD was) (NP (NP (DT the) (NN soup)) (SBAR (S (VP (VBD served) (PP (IN in))))))) (. ?)))</text:p>
          </table:table-cell>
        </table:table-row>
        <table:table-row table:style-name="ro1">
          <table:table-cell office:value-type="string" calcext:value-type="string">
            <text:p>Easy</text:p>
          </table:table-cell>
          <table:table-cell office:value-type="string" calcext:value-type="string">
            <text:p>blogs-02-1</text:p>
          </table:table-cell>
          <table:table-cell office:value-type="string" calcext:value-type="string">
            <text:p>blogs-02</text:p>
          </table:table-cell>
          <table:table-cell office:value-type="string" calcext:value-type="string">
            <text:p>Who died?</text:p>
          </table:table-cell>
          <table:table-cell office:value-type="string" calcext:value-type="string">
            <text:p>Story | Sch</text:p>
          </table:table-cell>
          <table:table-cell office:value-type="string" calcext:value-type="string">
            <text:p>1Whowho_WP_2nsubj__<text:line-break/>2dieddie_VBD_0root__<text:line-break/>3??_._2punct__</text:p>
          </table:table-cell>
          <table:table-cell office:value-type="string" calcext:value-type="string">
            <text:p>(ROOT (SBARQ (WHNP (WP Who)) (SQ (VP (VBD died))) (. ?)))</text:p>
          </table:table-cell>
        </table:table-row>
        <table:table-row table:style-name="ro1">
          <table:table-cell office:value-type="string" calcext:value-type="string">
            <text:p>Easy</text:p>
          </table:table-cell>
          <table:table-cell office:value-type="string" calcext:value-type="string">
            <text:p>blogs-02-2</text:p>
          </table:table-cell>
          <table:table-cell office:value-type="string" calcext:value-type="string">
            <text:p>blogs-02</text:p>
          </table:table-cell>
          <table:table-cell office:value-type="string" calcext:value-type="string">
            <text:p>Where did the young man die?</text:p>
          </table:table-cell>
          <table:table-cell office:value-type="string" calcext:value-type="string">
            <text:p>Story | Sch</text:p>
          </table:table-cell>
          <table:table-cell office:value-type="string" calcext:value-type="string">
            <text:p>1Wherewhere_WRB_6advmod__<text:line-break/>2diddo_VBD_6aux__<text:line-break/>3thethe_DT_5det__<text:line-break/>4youngyoung_JJ_5amod__<text:line-break/>5manman_NN_6nsubj__<text:line-break/>6diedie_VB_0root__<text:line-break/>7??_._6punct__</text:p>
          </table:table-cell>
          <table:table-cell office:value-type="string" calcext:value-type="string">
            <text:p>(ROOT (SBARQ (WHADVP (WRB Where)) (SQ (VBD did) (NP (DT the) (JJ young) (NN man)) (VP (VB die))) (. ?)))</text:p>
          </table:table-cell>
        </table:table-row>
        <table:table-row table:style-name="ro1">
          <table:table-cell office:value-type="string" calcext:value-type="string">
            <text:p>Easy</text:p>
          </table:table-cell>
          <table:table-cell office:value-type="string" calcext:value-type="string">
            <text:p>blogs-02-3</text:p>
          </table:table-cell>
          <table:table-cell office:value-type="string" calcext:value-type="string">
            <text:p>blogs-02</text:p>
          </table:table-cell>
          <table:table-cell office:value-type="string" calcext:value-type="string">
            <text:p>Who visited the place where he died?</text:p>
          </table:table-cell>
          <table:table-cell office:value-type="string" calcext:value-type="string">
            <text:p>Story</text:p>
          </table:table-cell>
          <table:table-cell office:value-type="string" calcext:value-type="string">
            <text:p>1Whowho_WP_2nsubj__<text:line-break/>2visitedvisit_VBD_0root__<text:line-break/>3thethe_DT_4det__<text:line-break/>4placeplace_NN_2dobj__<text:line-break/>5wherewhere_WRB_7advmod__<text:line-break/>6hehe_PRP_7nsubj__<text:line-break/>7dieddie_VBD_2advcl__<text:line-break/>8??_._2punct__</text:p>
          </table:table-cell>
          <table:table-cell office:value-type="string" calcext:value-type="string">
            <text:p>(ROOT (SBARQ (WHNP (WP Who)) (SQ (VP (VBD visited) (NP (DT the) (NN place)) (SBAR (WHADVP (WRB where)) (S (NP (PRP he)) (VP (VBD died)))))) (. ?)))</text:p>
          </table:table-cell>
        </table:table-row>
        <table:table-row table:style-name="ro1">
          <table:table-cell office:value-type="string" calcext:value-type="string">
            <text:p>Easy</text:p>
          </table:table-cell>
          <table:table-cell office:value-type="string" calcext:value-type="string">
            <text:p>blogs-02-4</text:p>
          </table:table-cell>
          <table:table-cell office:value-type="string" calcext:value-type="string">
            <text:p>blogs-02</text:p>
          </table:table-cell>
          <table:table-cell office:value-type="string" calcext:value-type="string">
            <text:p>Why did the narrator decide to talk to the young man?</text:p>
          </table:table-cell>
          <table:table-cell office:value-type="string" calcext:value-type="string">
            <text:p>Sch</text:p>
          </table:table-cell>
          <table:table-cell office:value-type="string" calcext:value-type="string">
            <text:p>1Whywhy_WRB_5advmod__<text:line-break/>2diddo_VBD_5aux__<text:line-break/>3thethe_DT_4det__<text:line-break/>4narratornarrator_NN_5nsubj__<text:line-break/>5decidedecide_VB_0root__<text:line-break/>6toto_TO_7mark__<text:line-break/>7talktalk_VB_5xcomp__<text:line-break/>8toto_TO_11case__<text:line-break/>9thethe_DT_11det__<text:line-break/>10youngyoung_JJ_11amod__<text:line-break/>11manman_NN_7nmod__<text:line-break/>12??_._5punct__</text:p>
          </table:table-cell>
          <table:table-cell office:value-type="string" calcext:value-type="string">
            <text:p>(ROOT (SBARQ (WHADVP (WRB Why)) (SQ (VBD did) (NP (DT the) (NN narrator)) (VP (VB decide) (S (VP (TO to) (VP (VB talk) (PP (TO to) (NP (DT the) (JJ young) (NN man)))))))) (. ?)))</text:p>
          </table:table-cell>
        </table:table-row>
        <table:table-row table:style-name="ro1">
          <table:table-cell office:value-type="string" calcext:value-type="string">
            <text:p>Easy</text:p>
          </table:table-cell>
          <table:table-cell office:value-type="string" calcext:value-type="string">
            <text:p>blogs-02-5</text:p>
          </table:table-cell>
          <table:table-cell office:value-type="string" calcext:value-type="string">
            <text:p>blogs-02</text:p>
          </table:table-cell>
          <table:table-cell office:value-type="string" calcext:value-type="string">
            <text:p>Where did the narrator enter?</text:p>
          </table:table-cell>
          <table:table-cell office:value-type="string" calcext:value-type="string">
            <text:p>Sch</text:p>
          </table:table-cell>
          <table:table-cell office:value-type="string" calcext:value-type="string">
            <text:p>1Wherewhere_WRB_5advmod__<text:line-break/>2diddo_VBD_5aux__<text:line-break/>3thethe_DT_4det__<text:line-break/>4narratornarrator_NN_5nsubj__<text:line-break/>5enterenter_VB_0root__<text:line-break/>6??_._5punct__</text:p>
          </table:table-cell>
          <table:table-cell office:value-type="string" calcext:value-type="string">
            <text:p>(ROOT (SBARQ (WHADVP (WRB Where)) (SQ (VBD did) (NP (DT the) (NN narrator)) (VP (VB enter))) (. ?)))</text:p>
          </table:table-cell>
        </table:table-row>
        <table:table-row table:style-name="ro1">
          <table:table-cell office:value-type="string" calcext:value-type="string">
            <text:p>Easy</text:p>
          </table:table-cell>
          <table:table-cell office:value-type="string" calcext:value-type="string">
            <text:p>blogs-02-6</text:p>
          </table:table-cell>
          <table:table-cell office:value-type="string" calcext:value-type="string">
            <text:p>blogs-02</text:p>
          </table:table-cell>
          <table:table-cell office:value-type="string" calcext:value-type="string">
            <text:p>What did the narrator see?</text:p>
          </table:table-cell>
          <table:table-cell office:value-type="string" calcext:value-type="string">
            <text:p>Story | Sch</text:p>
          </table:table-cell>
          <table:table-cell office:value-type="string" calcext:value-type="string">
            <text:p>1Whatwhat_WP_5dobj__<text:line-break/>2diddo_VBD_5aux__<text:line-break/>3thethe_DT_4det__<text:line-break/>4narratornarrator_NN_5nsubj__<text:line-break/>5seesee_VB_0root__<text:line-break/>6??_._5punct__</text:p>
          </table:table-cell>
          <table:table-cell office:value-type="string" calcext:value-type="string">
            <text:p>(ROOT (SBARQ (WHNP (WP What)) (SQ (VBD did) (NP (DT the) (NN narrator)) (VP (VB see))) (. ?)))</text:p>
          </table:table-cell>
        </table:table-row>
        <table:table-row table:style-name="ro1">
          <table:table-cell office:value-type="string" calcext:value-type="string">
            <text:p>Easy</text:p>
          </table:table-cell>
          <table:table-cell office:value-type="string" calcext:value-type="string">
            <text:p>blogs-02-7</text:p>
          </table:table-cell>
          <table:table-cell office:value-type="string" calcext:value-type="string">
            <text:p>blogs-02</text:p>
          </table:table-cell>
          <table:table-cell office:value-type="string" calcext:value-type="string">
            <text:p>Who was snoring?</text:p>
          </table:table-cell>
          <table:table-cell office:value-type="string" calcext:value-type="string">
            <text:p>Story</text:p>
          </table:table-cell>
          <table:table-cell office:value-type="string" calcext:value-type="string">
            <text:p>1Whowho_WP_3nsubj__<text:line-break/>2wasbe_VBD_3aux__<text:line-break/>3snoringsnore_VBG_0root__<text:line-break/>4??_._3punct__</text:p>
          </table:table-cell>
          <table:table-cell office:value-type="string" calcext:value-type="string">
            <text:p>(ROOT (SBARQ (WHNP (WP Who)) (SQ (VBD was) (VP (VBG snoring))) (. ?)))</text:p>
          </table:table-cell>
        </table:table-row>
        <table:table-row table:style-name="ro1">
          <table:table-cell office:value-type="string" calcext:value-type="string">
            <text:p>Easy</text:p>
          </table:table-cell>
          <table:table-cell office:value-type="string" calcext:value-type="string">
            <text:p>blogs-02-8</text:p>
          </table:table-cell>
          <table:table-cell office:value-type="string" calcext:value-type="string">
            <text:p>blogs-02</text:p>
          </table:table-cell>
          <table:table-cell office:value-type="string" calcext:value-type="string">
            <text:p>Who crashed the motorbike?</text:p>
          </table:table-cell>
          <table:table-cell office:value-type="string" calcext:value-type="string">
            <text:p>Sch</text:p>
          </table:table-cell>
          <table:table-cell office:value-type="string" calcext:value-type="string">
            <text:p>1Whowho_WP_2nsubj__<text:line-break/>2crashedcrash_VBD_0root__<text:line-break/>3thethe_DT_4det__<text:line-break/>4motorbikemotorbike_NN_2dobj__<text:line-break/>5??_._2punct__</text:p>
          </table:table-cell>
          <table:table-cell office:value-type="string" calcext:value-type="string">
            <text:p>(ROOT (SBARQ (WHNP (WP Who)) (SQ (VP (VBD crashed) (NP (DT the) (NN motorbike)))) (. ?)))</text:p>
          </table:table-cell>
        </table:table-row>
        <table:table-row table:style-name="ro1">
          <table:table-cell office:value-type="string" calcext:value-type="string">
            <text:p>Easy</text:p>
          </table:table-cell>
          <table:table-cell office:value-type="string" calcext:value-type="string">
            <text:p>blogs-02-9</text:p>
          </table:table-cell>
          <table:table-cell office:value-type="string" calcext:value-type="string">
            <text:p>blogs-02</text:p>
          </table:table-cell>
          <table:table-cell office:value-type="string" calcext:value-type="string">
            <text:p>Who stayed with the young man?</text:p>
          </table:table-cell>
          <table:table-cell office:value-type="string" calcext:value-type="string">
            <text:p>Sch</text:p>
          </table:table-cell>
          <table:table-cell office:value-type="string" calcext:value-type="string">
            <text:p>1Whowho_WP_2nsubj__<text:line-break/>2stayedstay_VBD_0root__<text:line-break/>3withwith_IN_6case__<text:line-break/>4thethe_DT_6det__<text:line-break/>5youngyoung_JJ_6amod__<text:line-break/>6manman_NN_2nmod__<text:line-break/>7??_._2punct__</text:p>
          </table:table-cell>
          <table:table-cell office:value-type="string" calcext:value-type="string">
            <text:p>(ROOT (SBARQ (WHNP (WP Who)) (SQ (VP (VBD stayed) (PP (IN with) (NP (DT the) (JJ young) (NN man))))) (. ?)))</text:p>
          </table:table-cell>
        </table:table-row>
        <table:table-row table:style-name="ro1">
          <table:table-cell office:value-type="string" calcext:value-type="string">
            <text:p>Easy</text:p>
          </table:table-cell>
          <table:table-cell office:value-type="string" calcext:value-type="string">
            <text:p>blogs-02-10</text:p>
          </table:table-cell>
          <table:table-cell office:value-type="string" calcext:value-type="string">
            <text:p>blogs-02</text:p>
          </table:table-cell>
          <table:table-cell office:value-type="string" calcext:value-type="string">
            <text:p>Who is the story about?</text:p>
          </table:table-cell>
          <table:table-cell office:value-type="string" calcext:value-type="string">
            <text:p>Story | Sch</text:p>
          </table:table-cell>
          <table:table-cell office:value-type="string" calcext:value-type="string">
            <text:p>1Whowho_WP_0root__<text:line-break/>2isbe_VBZ_1cop__<text:line-break/>3thethe_DT_4det__<text:line-break/>4storystory_NN_1nsubj__<text:line-break/>5aboutabout_IN_4nmod__<text:line-break/>6??_._1punct__</text:p>
          </table:table-cell>
          <table:table-cell office:value-type="string" calcext:value-type="string">
            <text:p>(ROOT (SBARQ (WHNP (WP Who)) (SQ (VBZ is) (NP (DT the) (NN story)) (ADJP (IN about))) (. ?)))</text:p>
          </table:table-cell>
        </table:table-row>
        <table:table-row table:style-name="ro1">
          <table:table-cell office:value-type="string" calcext:value-type="string">
            <text:p>Easy</text:p>
          </table:table-cell>
          <table:table-cell office:value-type="string" calcext:value-type="string">
            <text:p>blogs-02-11</text:p>
          </table:table-cell>
          <table:table-cell office:value-type="string" calcext:value-type="string">
            <text:p>blogs-02</text:p>
          </table:table-cell>
          <table:table-cell office:value-type="string" calcext:value-type="string">
            <text:p>What did the narrator begin to wonder?</text:p>
          </table:table-cell>
          <table:table-cell office:value-type="string" calcext:value-type="string">
            <text:p>Sch</text:p>
          </table:table-cell>
          <table:table-cell office:value-type="string" calcext:value-type="string">
            <text:p>1Whatwhat_WP_5dep__<text:line-break/>2diddo_VBD_5aux__<text:line-break/>3thethe_DT_4det__<text:line-break/>4narratornarrator_NN_5nsubj__<text:line-break/>5beginbegin_VB_0root__<text:line-break/>6toto_TO_7mark__<text:line-break/>7wonderwonder_VB_5xcomp__<text:line-break/>8??_._5punct__</text:p>
          </table:table-cell>
          <table:table-cell office:value-type="string" calcext:value-type="string">
            <text:p>(ROOT (SBARQ (WHNP (WP What)) (SQ (VBD did) (NP (DT the) (NN narrator)) (VP (VB begin) (S (VP (TO to) (VP (VB wonder)))))) (. ?)))</text:p>
          </table:table-cell>
        </table:table-row>
        <table:table-row table:style-name="ro1">
          <table:table-cell office:value-type="string" calcext:value-type="string">
            <text:p>Easy</text:p>
          </table:table-cell>
          <table:table-cell office:value-type="string" calcext:value-type="string">
            <text:p>blogs-02-12</text:p>
          </table:table-cell>
          <table:table-cell office:value-type="string" calcext:value-type="string">
            <text:p>blogs-02</text:p>
          </table:table-cell>
          <table:table-cell office:value-type="string" calcext:value-type="string">
            <text:p>What was in a group of trees that was above the narrator?</text:p>
          </table:table-cell>
          <table:table-cell office:value-type="string" calcext:value-type="string">
            <text:p>Sch</text:p>
          </table:table-cell>
          <table:table-cell office:value-type="string" calcext:value-type="string">
            <text:p>1Whatwhat_WP_5nsubj__<text:line-break/>2wasbe_VBD_5cop__<text:line-break/>3inin_IN_5case__<text:line-break/>4aa_DT_5det__<text:line-break/>5groupgroup_NN_0root__<text:line-break/>6ofof_IN_7case__<text:line-break/>7treestree_NNS_5nmod__<text:line-break/>8thatthat_WDT_12nsubj__<text:line-break/>9wasbe_VBD_12cop__<text:line-break/>10aboveabove_IN_12case__<text:line-break/>11thethe_DT_12det__<text:line-break/>12narratornarrator_NN_5acl:relcl__<text:line-break/>13??_._5punct__</text:p>
          </table:table-cell>
          <table:table-cell office:value-type="string" calcext:value-type="string">
            <text:p>(ROOT (SBARQ (WHNP (WP What)) (SQ (VP (VBD was) (PP (IN in) (NP (NP (DT a) (NN group)) (PP (IN of) (NP (NP (NNS trees)) (SBAR (WHNP (WDT that)) (S (VP (VBD was) (PP (IN above) (NP (DT the) (NN narrator)))))))))))) (. ?)))</text:p>
          </table:table-cell>
        </table:table-row>
        <table:table-row table:style-name="ro1">
          <table:table-cell office:value-type="string" calcext:value-type="string">
            <text:p>Medium</text:p>
          </table:table-cell>
          <table:table-cell office:value-type="string" calcext:value-type="string">
            <text:p>blogs-02-13</text:p>
          </table:table-cell>
          <table:table-cell office:value-type="string" calcext:value-type="string">
            <text:p>blogs-02</text:p>
          </table:table-cell>
          <table:table-cell office:value-type="string" calcext:value-type="string">
            <text:p>When did the young man die?</text:p>
          </table:table-cell>
          <table:table-cell office:value-type="string" calcext:value-type="string">
            <text:p>Story</text:p>
          </table:table-cell>
          <table:table-cell office:value-type="string" calcext:value-type="string">
            <text:p>1Whenwhen_WRB_6advmod__<text:line-break/>2diddo_VBD_6aux__<text:line-break/>3thethe_DT_5det__<text:line-break/>4youngyoung_JJ_5amod__<text:line-break/>5manman_NN_6nsubj__<text:line-break/>6diedie_VB_0root__<text:line-break/>7??_._6punct__</text:p>
          </table:table-cell>
          <table:table-cell office:value-type="string" calcext:value-type="string">
            <text:p>(ROOT (SBARQ (WHADVP (WRB When)) (SQ (VBD did) (NP (DT the) (JJ young) (NN man)) (VP (VB die))) (. ?)))</text:p>
          </table:table-cell>
        </table:table-row>
        <table:table-row table:style-name="ro1">
          <table:table-cell office:value-type="string" calcext:value-type="string">
            <text:p>Medium</text:p>
          </table:table-cell>
          <table:table-cell office:value-type="string" calcext:value-type="string">
            <text:p>blogs-02-14</text:p>
          </table:table-cell>
          <table:table-cell office:value-type="string" calcext:value-type="string">
            <text:p>blogs-02</text:p>
          </table:table-cell>
          <table:table-cell office:value-type="string" calcext:value-type="string">
            <text:p>Where did the young man crash the motorbike?</text:p>
          </table:table-cell>
          <table:table-cell office:value-type="string" calcext:value-type="string">
            <text:p>Sch</text:p>
          </table:table-cell>
          <table:table-cell office:value-type="string" calcext:value-type="string">
            <text:p>1Wherewhere_WRB_6advmod__<text:line-break/>2diddo_VBD_6aux__<text:line-break/>3thethe_DT_5det__<text:line-break/>4youngyoung_JJ_5amod__<text:line-break/>5manman_NN_6nsubj__<text:line-break/>6crashcrash_VB_0root__<text:line-break/>7thethe_DT_8det__<text:line-break/>8motorbikemotorbike_NN_6dobj__<text:line-break/>9??_._6punct__</text:p>
          </table:table-cell>
          <table:table-cell office:value-type="string" calcext:value-type="string">
            <text:p>(ROOT (SBARQ (WHADVP (WRB Where)) (SQ (VBD did) (NP (DT the) (JJ young) (NN man)) (VP (VB crash) (NP (DT the) (NN motorbike)))) (. ?)))</text:p>
          </table:table-cell>
        </table:table-row>
        <table:table-row table:style-name="ro1">
          <table:table-cell office:value-type="string" calcext:value-type="string">
            <text:p>Medium</text:p>
          </table:table-cell>
          <table:table-cell office:value-type="string" calcext:value-type="string">
            <text:p>blogs-02-15</text:p>
          </table:table-cell>
          <table:table-cell office:value-type="string" calcext:value-type="string">
            <text:p>blogs-02</text:p>
          </table:table-cell>
          <table:table-cell office:value-type="string" calcext:value-type="string">
            <text:p>Who broke the neck of the young man?</text:p>
          </table:table-cell>
          <table:table-cell office:value-type="string" calcext:value-type="string">
            <text:p>Sch</text:p>
          </table:table-cell>
          <table:table-cell office:value-type="string" calcext:value-type="string">
            <text:p>1Whowho_WP_2nsubj__<text:line-break/>2brokebreak_VBD_0root__<text:line-break/>3thethe_DT_4det__<text:line-break/>4neckneck_NN_2dobj__<text:line-break/>5ofof_IN_8case__<text:line-break/>6thethe_DT_8det__<text:line-break/>7youngyoung_JJ_8amod__<text:line-break/>8manman_NN_4nmod__<text:line-break/>9??_._2punct__</text:p>
          </table:table-cell>
          <table:table-cell office:value-type="string" calcext:value-type="string">
            <text:p>(ROOT (SBARQ (WHNP (WP Who)) (SQ (VP (VBD broke) (NP (NP (DT the) (NN neck)) (PP (IN of) (NP (DT the) (JJ young) (NN man)))))) (. ?)))</text:p>
          </table:table-cell>
        </table:table-row>
        <table:table-row table:style-name="ro1">
          <table:table-cell office:value-type="string" calcext:value-type="string">
            <text:p>Medium</text:p>
          </table:table-cell>
          <table:table-cell office:value-type="string" calcext:value-type="string">
            <text:p>blogs-02-16</text:p>
          </table:table-cell>
          <table:table-cell office:value-type="string" calcext:value-type="string">
            <text:p>blogs-02</text:p>
          </table:table-cell>
          <table:table-cell office:value-type="string" calcext:value-type="string">
            <text:p>Who decided to talk to the young man?</text:p>
          </table:table-cell>
          <table:table-cell office:value-type="string" calcext:value-type="string">
            <text:p>Sch</text:p>
          </table:table-cell>
          <table:table-cell office:value-type="string" calcext:value-type="string">
            <text:p>1Whowho_WP_2nsubj__<text:line-break/>2decideddecide_VBD_0root__<text:line-break/>3toto_TO_4mark__<text:line-break/>4talktalk_VB_2xcomp__<text:line-break/>5toto_TO_8case__<text:line-break/>6thethe_DT_8det__<text:line-break/>7youngyoung_JJ_8amod__<text:line-break/>8manman_NN_4nmod__<text:line-break/>9??_._2punct__</text:p>
          </table:table-cell>
          <table:table-cell office:value-type="string" calcext:value-type="string">
            <text:p>(ROOT (SBARQ (WHNP (WP Who)) (SQ (VP (VBD decided) (S (VP (TO to) (VP (VB talk) (PP (TO to) (NP (DT the) (JJ young) (NN man)))))))) (. ?)))</text:p>
          </table:table-cell>
        </table:table-row>
        <table:table-row table:style-name="ro1">
          <table:table-cell office:value-type="string" calcext:value-type="string">
            <text:p>Easy</text:p>
          </table:table-cell>
          <table:table-cell office:value-type="string" calcext:value-type="string">
            <text:p>blogs-04-1</text:p>
          </table:table-cell>
          <table:table-cell office:value-type="string" calcext:value-type="string">
            <text:p>blogs-04</text:p>
          </table:table-cell>
          <table:table-cell office:value-type="string" calcext:value-type="string">
            <text:p>Who approached the bowl?</text:p>
          </table:table-cell>
          <table:table-cell office:value-type="string" calcext:value-type="string">
            <text:p>Sch</text:p>
          </table:table-cell>
          <table:table-cell office:value-type="string" calcext:value-type="string">
            <text:p>1Whowho_WP_2nsubj__<text:line-break/>2approachedapproach_VBD_0root__<text:line-break/>3thethe_DT_4det__<text:line-break/>4bowlbowl_NN_2dobj__<text:line-break/>5??_._2punct__</text:p>
          </table:table-cell>
          <table:table-cell office:value-type="string" calcext:value-type="string">
            <text:p>(ROOT (SBARQ (WHNP (WP Who)) (SQ (VP (VBD approached) (NP (DT the) (NN bowl)))) (. ?)))</text:p>
          </table:table-cell>
        </table:table-row>
        <table:table-row table:style-name="ro1">
          <table:table-cell office:value-type="string" calcext:value-type="string">
            <text:p>Easy</text:p>
          </table:table-cell>
          <table:table-cell office:value-type="string" calcext:value-type="string">
            <text:p>blogs-04-2</text:p>
          </table:table-cell>
          <table:table-cell office:value-type="string" calcext:value-type="string">
            <text:p>blogs-04</text:p>
          </table:table-cell>
          <table:table-cell office:value-type="string" calcext:value-type="string">
            <text:p>Who fell over the deck's railing?</text:p>
          </table:table-cell>
          <table:table-cell office:value-type="string" calcext:value-type="string">
            <text:p>Sch</text:p>
          </table:table-cell>
          <table:table-cell office:value-type="string" calcext:value-type="string">
            <text:p>1Whowho_WP_2nsubj__<text:line-break/>2fellfall_VBD_0root__<text:line-break/>3overover_IN_7case__<text:line-break/>4thethe_DT_5det__<text:line-break/>5deckdeck_NN_7nmod:poss__<text:line-break/>6's's_POS_5case__<text:line-break/>7railingrailing_NN_2nmod__<text:line-break/>8??_._2punct__</text:p>
          </table:table-cell>
          <table:table-cell office:value-type="string" calcext:value-type="string">
            <text:p>(ROOT (SBARQ (WHNP (WP Who)) (SQ (VP (VBD fell) (PP (IN over) (NP (NP (DT the) (NN deck) (POS 's)) (NN railing))))) (. ?)))</text:p>
          </table:table-cell>
        </table:table-row>
        <table:table-row table:style-name="ro1">
          <table:table-cell office:value-type="string" calcext:value-type="string">
            <text:p>Easy</text:p>
          </table:table-cell>
          <table:table-cell office:value-type="string" calcext:value-type="string">
            <text:p>blogs-04-3</text:p>
          </table:table-cell>
          <table:table-cell office:value-type="string" calcext:value-type="string">
            <text:p>blogs-04</text:p>
          </table:table-cell>
          <table:table-cell office:value-type="string" calcext:value-type="string">
            <text:p>What slipped off the deck's railing?</text:p>
          </table:table-cell>
          <table:table-cell office:value-type="string" calcext:value-type="string">
            <text:p>Sch</text:p>
          </table:table-cell>
          <table:table-cell office:value-type="string" calcext:value-type="string">
            <text:p>1Whatwhat_WDT_2nsubj__<text:line-break/>2slippedslip_VBD_0root__<text:line-break/>3offoff_RP_2compound:prt__<text:line-break/>4thethe_DT_5det__<text:line-break/>5deckdeck_NN_7nmod:poss__<text:line-break/>6's's_POS_5case__<text:line-break/>7railingrailing_NN_2dobj__<text:line-break/>8??_._2punct__</text:p>
          </table:table-cell>
          <table:table-cell office:value-type="string" calcext:value-type="string">
            <text:p>(ROOT (FRAG (SBAR (WHNP (WDT What)) (S (VP (VBD slipped) (PRT (RP off)) (NP (NP (DT the) (NN deck) (POS 's)) (NN railing))))) (. ?)))</text:p>
          </table:table-cell>
        </table:table-row>
        <table:table-row table:style-name="ro1">
          <table:table-cell office:value-type="string" calcext:value-type="string">
            <text:p>Easy</text:p>
          </table:table-cell>
          <table:table-cell office:value-type="string" calcext:value-type="string">
            <text:p>blogs-04-4</text:p>
          </table:table-cell>
          <table:table-cell office:value-type="string" calcext:value-type="string">
            <text:p>blogs-04</text:p>
          </table:table-cell>
          <table:table-cell office:value-type="string" calcext:value-type="string">
            <text:p>What did the birds bath themselves in?</text:p>
          </table:table-cell>
          <table:table-cell office:value-type="string" calcext:value-type="string">
            <text:p>Sch</text:p>
          </table:table-cell>
          <table:table-cell office:value-type="string" calcext:value-type="string">
            <text:p>1Whatwhat_WP_5dep__<text:line-break/>2diddo_VBD_5aux__<text:line-break/>3thethe_DT_4det__<text:line-break/>4birdsbird_NNS_5nsubj__<text:line-break/>5bathbath_NN_0root__<text:line-break/>6themselvesthemselves_PRP_5dobj__<text:line-break/>7inin_IN_5nmod__<text:line-break/>8??_._5punct__</text:p>
          </table:table-cell>
          <table:table-cell office:value-type="string" calcext:value-type="string">
            <text:p>(ROOT (SBARQ (WHNP (WP What)) (SQ (VP (VBD did) (NP (DT the) (NNS birds) (NN bath)) (NP (PRP themselves)) (PP (IN in)))) (. ?)))</text:p>
          </table:table-cell>
        </table:table-row>
        <table:table-row table:style-name="ro1">
          <table:table-cell office:value-type="string" calcext:value-type="string">
            <text:p>Easy</text:p>
          </table:table-cell>
          <table:table-cell office:value-type="string" calcext:value-type="string">
            <text:p>blogs-04-5</text:p>
          </table:table-cell>
          <table:table-cell office:value-type="string" calcext:value-type="string">
            <text:p>blogs-04</text:p>
          </table:table-cell>
          <table:table-cell office:value-type="string" calcext:value-type="string">
            <text:p>Who also comes to drink out of it?</text:p>
          </table:table-cell>
          <table:table-cell office:value-type="string" calcext:value-type="string">
            <text:p>Story</text:p>
          </table:table-cell>
          <table:table-cell office:value-type="string" calcext:value-type="string">
            <text:p>1Whowho_WP_3nsubj__<text:line-break/>2alsoalso_RB_3advmod__<text:line-break/>3comescome_VBZ_0root__<text:line-break/>4toto_TO_5mark__<text:line-break/>5drinkdrink_VB_3xcomp__<text:line-break/>6outout_IN_8case__<text:line-break/>7ofof_IN_8case__<text:line-break/>8itit_PRP_5nmod__<text:line-break/>9??_._3punct__</text:p>
          </table:table-cell>
          <table:table-cell office:value-type="string" calcext:value-type="string">
            <text:p>(ROOT (SBARQ (WHNP (WP Who)) (SQ (ADVP (RB also)) (VP (VBZ comes) (S (VP (TO to) (VP (VB drink) (PRT (IN out)) (PP (IN of) (NP (PRP it)))))))) (. ?)))</text:p>
          </table:table-cell>
        </table:table-row>
        <table:table-row table:style-name="ro1">
          <table:table-cell office:value-type="string" calcext:value-type="string">
            <text:p>Easy</text:p>
          </table:table-cell>
          <table:table-cell office:value-type="string" calcext:value-type="string">
            <text:p>blogs-04-6</text:p>
          </table:table-cell>
          <table:table-cell office:value-type="string" calcext:value-type="string">
            <text:p>blogs-04</text:p>
          </table:table-cell>
          <table:table-cell office:value-type="string" calcext:value-type="string">
            <text:p>Who saw his one little paw hanging on?</text:p>
          </table:table-cell>
          <table:table-cell office:value-type="string" calcext:value-type="string">
            <text:p>Story</text:p>
          </table:table-cell>
          <table:table-cell office:value-type="string" calcext:value-type="string">
            <text:p>1Whowho_WP_2nsubj__<text:line-break/>2sawsee_VBD_0root__<text:line-break/>3hishe_PRP$_6nmod:poss__<text:line-break/>4oneone_CD_6nummod__<text:line-break/>5littlelittle_JJ_6amod__<text:line-break/>6pawpaw_NN_7nsubj__<text:line-break/>7hanginghang_VBG_2ccomp__<text:line-break/>8onon_IN_7compound:prt__<text:line-break/>9??_._2punct__</text:p>
          </table:table-cell>
          <table:table-cell office:value-type="string" calcext:value-type="string">
            <text:p>(ROOT (SBARQ (WHNP (WP Who)) (SQ (VP (VBD saw) (NP (PRP$ his) (CD one) (JJ little) (NN paw)) (S (VP (VBG hanging) (PP (IN on)))))) (. ?)))</text:p>
          </table:table-cell>
        </table:table-row>
        <table:table-row table:style-name="ro1">
          <table:table-cell office:value-type="string" calcext:value-type="string">
            <text:p>Easy</text:p>
          </table:table-cell>
          <table:table-cell office:value-type="string" calcext:value-type="string">
            <text:p>blogs-04-7</text:p>
          </table:table-cell>
          <table:table-cell office:value-type="string" calcext:value-type="string">
            <text:p>blogs-04</text:p>
          </table:table-cell>
          <table:table-cell office:value-type="string" calcext:value-type="string">
            <text:p>What did I wish I had?</text:p>
          </table:table-cell>
          <table:table-cell office:value-type="string" calcext:value-type="string">
            <text:p>Story</text:p>
          </table:table-cell>
          <table:table-cell office:value-type="string" calcext:value-type="string">
            <text:p>1Whatwhat_WP_4dep__<text:line-break/>2diddo_VBD_4aux__<text:line-break/>3II_PRP_4nsubj__<text:line-break/>4wishwish_VBP_0root__<text:line-break/>5II_PRP_6nsubj__<text:line-break/>6hadhave_VBD_4ccomp__<text:line-break/>7??_._4punct__</text:p>
          </table:table-cell>
          <table:table-cell office:value-type="string" calcext:value-type="string">
            <text:p>(ROOT (SBARQ (WHNP (WP What)) (SQ (VP (VBD did) (SBAR (S (NP (PRP I)) (VP (VBP wish) (SBAR (S (NP (PRP I)) (VP (VBD had))))))))) (. ?)))</text:p>
          </table:table-cell>
        </table:table-row>
        <table:table-row table:style-name="ro1">
          <table:table-cell office:value-type="string" calcext:value-type="string">
            <text:p>Easy</text:p>
          </table:table-cell>
          <table:table-cell office:value-type="string" calcext:value-type="string">
            <text:p>blogs-04-8</text:p>
          </table:table-cell>
          <table:table-cell office:value-type="string" calcext:value-type="string">
            <text:p>blogs-04</text:p>
          </table:table-cell>
          <table:table-cell office:value-type="string" calcext:value-type="string">
            <text:p>Who drinks out of it and bathes in it?</text:p>
          </table:table-cell>
          <table:table-cell office:value-type="string" calcext:value-type="string">
            <text:p>Story</text:p>
          </table:table-cell>
          <table:table-cell office:value-type="string" calcext:value-type="string">
            <text:p>1Whowho_WP_2nsubj__<text:line-break/>2drinksdrink_VBZ_0root__<text:line-break/>3outout_IN_5case__<text:line-break/>4ofof_IN_5case__<text:line-break/>5itit_PRP_2nmod__<text:line-break/>6andand_CC_2cc__<text:line-break/>7bathesbathe_VBZ_2conj__<text:line-break/>8inin_IN_9case__<text:line-break/>9itit_PRP_7nmod__<text:line-break/>10??_._2punct__</text:p>
          </table:table-cell>
          <table:table-cell office:value-type="string" calcext:value-type="string">
            <text:p>(ROOT (SBARQ (WHNP (WP Who)) (SQ (VP (VP (VBZ drinks) (PRT (IN out)) (PP (IN of) (NP (PRP it)))) (CC and) (VP (VBZ bathes) (PP (IN in) (NP (PRP it)))))) (. ?)))</text:p>
          </table:table-cell>
        </table:table-row>
        <table:table-row table:style-name="ro1">
          <table:table-cell office:value-type="string" calcext:value-type="string">
            <text:p>Easy</text:p>
          </table:table-cell>
          <table:table-cell office:value-type="string" calcext:value-type="string">
            <text:p>blogs-04-9</text:p>
          </table:table-cell>
          <table:table-cell office:value-type="string" calcext:value-type="string">
            <text:p>blogs-04</text:p>
          </table:table-cell>
          <table:table-cell office:value-type="string" calcext:value-type="string">
            <text:p>Where do the birds literally line up on?</text:p>
          </table:table-cell>
          <table:table-cell office:value-type="string" calcext:value-type="string">
            <text:p>Story</text:p>
          </table:table-cell>
          <table:table-cell office:value-type="string" calcext:value-type="string">
            <text:p>1Wherewhere_WRB_6advmod__<text:line-break/>2dodo_VBP_6aux__<text:line-break/>3thethe_DT_4det__<text:line-break/>4birdsbird_NNS_6nsubj__<text:line-break/>5literallyliterally_RB_6advmod__<text:line-break/>6lineline_VBP_0root__<text:line-break/>7upup_RP_6compound:prt__<text:line-break/>8onon_IN_6compound:prt__<text:line-break/>9??_._6punct__</text:p>
          </table:table-cell>
          <table:table-cell office:value-type="string" calcext:value-type="string">
            <text:p>(ROOT (SBARQ (WHADVP (WRB Where)) (SQ (VBP do) (NP (DT the) (NNS birds)) (VP (ADVP (RB literally)) (VBP line) (ADVP (RP up)) (PP (IN on)))) (. ?)))</text:p>
          </table:table-cell>
        </table:table-row>
        <table:table-row table:style-name="ro1">
          <table:table-cell office:value-type="string" calcext:value-type="string">
            <text:p>Medium</text:p>
          </table:table-cell>
          <table:table-cell office:value-type="string" calcext:value-type="string">
            <text:p>blogs-04-10</text:p>
          </table:table-cell>
          <table:table-cell office:value-type="string" calcext:value-type="string">
            <text:p>blogs-04</text:p>
          </table:table-cell>
          <table:table-cell office:value-type="string" calcext:value-type="string">
            <text:p>Where did the narrator place the bowl?</text:p>
          </table:table-cell>
          <table:table-cell office:value-type="string" calcext:value-type="string">
            <text:p>Sch</text:p>
          </table:table-cell>
          <table:table-cell office:value-type="string" calcext:value-type="string">
            <text:p>1Wherewhere_WRB_5advmod__<text:line-break/>2diddo_VBD_5aux__<text:line-break/>3thethe_DT_4det__<text:line-break/>4narratornarrator_NN_5nsubj__<text:line-break/>5placeplace_NN_0root__<text:line-break/>6thethe_DT_7det__<text:line-break/>7bowlbowl_NN_5dobj__<text:line-break/>8??_._5punct__</text:p>
          </table:table-cell>
          <table:table-cell office:value-type="string" calcext:value-type="string">
            <text:p>(ROOT (SBARQ (WHADVP (WRB Where)) (SINV (VP (VBD did) (NP (DT the) (NN narrator) (NN place))) (NP (DT the) (NN bowl))) (. ?)))</text:p>
          </table:table-cell>
        </table:table-row>
        <table:table-row table:style-name="ro1">
          <table:table-cell office:value-type="string" calcext:value-type="string">
            <text:p>Medium</text:p>
          </table:table-cell>
          <table:table-cell office:value-type="string" calcext:value-type="string">
            <text:p>blogs-04-11</text:p>
          </table:table-cell>
          <table:table-cell office:value-type="string" calcext:value-type="string">
            <text:p>blogs-04</text:p>
          </table:table-cell>
          <table:table-cell office:value-type="string" calcext:value-type="string">
            <text:p>Where did the squirrel fall?</text:p>
          </table:table-cell>
          <table:table-cell office:value-type="string" calcext:value-type="string">
            <text:p>Sch</text:p>
          </table:table-cell>
          <table:table-cell office:value-type="string" calcext:value-type="string">
            <text:p>1Wherewhere_WRB_5advmod__<text:line-break/>2diddo_VBD_5aux__<text:line-break/>3thethe_DT_4det__<text:line-break/>4squirrelsquirrel_NN_5nsubj__<text:line-break/>5fallfall_NN_0root__<text:line-break/>6??_._5punct__</text:p>
          </table:table-cell>
          <table:table-cell office:value-type="string" calcext:value-type="string">
            <text:p>(ROOT (SBARQ (WHADVP (WRB Where)) (SINV (VBD did) (NP (DT the) (NN squirrel) (NN fall))) (. ?)))</text:p>
          </table:table-cell>
        </table:table-row>
        <table:table-row table:style-name="ro1">
          <table:table-cell office:value-type="string" calcext:value-type="string">
            <text:p>Medium</text:p>
          </table:table-cell>
          <table:table-cell office:value-type="string" calcext:value-type="string">
            <text:p>blogs-04-12</text:p>
          </table:table-cell>
          <table:table-cell office:value-type="string" calcext:value-type="string">
            <text:p>blogs-04</text:p>
          </table:table-cell>
          <table:table-cell office:value-type="string" calcext:value-type="string">
            <text:p>Why did the narrator place the bowl on the deck?</text:p>
          </table:table-cell>
          <table:table-cell office:value-type="string" calcext:value-type="string">
            <text:p>Sch</text:p>
          </table:table-cell>
          <table:table-cell office:value-type="string" calcext:value-type="string">
            <text:p>1Whywhy_WRB_5advmod__<text:line-break/>2diddo_VBD_5aux__<text:line-break/>3thethe_DT_4det__<text:line-break/>4narratornarrator_NN_5nsubj__<text:line-break/>5placeplace_NN_0root__<text:line-break/>6thethe_DT_7det__<text:line-break/>7bowlbowl_NN_5dobj__<text:line-break/>8onon_IN_10case__<text:line-break/>9thethe_DT_10det__<text:line-break/>10deckdeck_NN_7nmod__<text:line-break/>11??_._5punct__</text:p>
          </table:table-cell>
          <table:table-cell office:value-type="string" calcext:value-type="string">
            <text:p>(ROOT (SBARQ (WHADVP (WRB Why)) (SINV (VP (VBD did) (NP (DT the) (NN narrator) (NN place))) (NP (NP (DT the) (NN bowl)) (PP (IN on) (NP (DT the) (NN deck))))) (. ?)))</text:p>
          </table:table-cell>
        </table:table-row>
        <table:table-row table:style-name="ro1">
          <table:table-cell office:value-type="string" calcext:value-type="string">
            <text:p>Medium</text:p>
          </table:table-cell>
          <table:table-cell office:value-type="string" calcext:value-type="string">
            <text:p>blogs-04-13</text:p>
          </table:table-cell>
          <table:table-cell office:value-type="string" calcext:value-type="string">
            <text:p>blogs-04</text:p>
          </table:table-cell>
          <table:table-cell office:value-type="string" calcext:value-type="string">
            <text:p>Why did the birds organize themselves?</text:p>
          </table:table-cell>
          <table:table-cell office:value-type="string" calcext:value-type="string">
            <text:p>Sch</text:p>
          </table:table-cell>
          <table:table-cell office:value-type="string" calcext:value-type="string">
            <text:p>1Whywhy_WRB_5advmod__<text:line-break/>2diddo_VBD_5aux__<text:line-break/>3thethe_DT_4det__<text:line-break/>4birdsbird_NNS_5nsubj__<text:line-break/>5organizeorganize_VBP_0root__<text:line-break/>6themselvesthemselves_PRP_5dobj__<text:line-break/>7??_._5punct__</text:p>
          </table:table-cell>
          <table:table-cell office:value-type="string" calcext:value-type="string">
            <text:p>(ROOT (SBARQ (WHADVP (WRB Why)) (SQ (VBD did) (NP (DT the) (NNS birds)) (VP (VBP organize) (NP (PRP themselves)))) (. ?)))</text:p>
          </table:table-cell>
        </table:table-row>
        <table:table-row table:style-name="ro1">
          <table:table-cell office:value-type="string" calcext:value-type="string">
            <text:p>Medium</text:p>
          </table:table-cell>
          <table:table-cell office:value-type="string" calcext:value-type="string">
            <text:p>blogs-04-14</text:p>
          </table:table-cell>
          <table:table-cell office:value-type="string" calcext:value-type="string">
            <text:p>blogs-04</text:p>
          </table:table-cell>
          <table:table-cell office:value-type="string" calcext:value-type="string">
            <text:p>What did we keep outside on the back deck?</text:p>
          </table:table-cell>
          <table:table-cell office:value-type="string" calcext:value-type="string">
            <text:p>Story</text:p>
          </table:table-cell>
          <table:table-cell office:value-type="string" calcext:value-type="string">
            <text:p>1Whatwhat_WP_4dep__<text:line-break/>2diddo_VBD_4aux__<text:line-break/>3wewe_PRP_4nsubj__<text:line-break/>4keepkeep_VB_0root__<text:line-break/>5outsideoutside_JJ_4xcomp__<text:line-break/>6onon_IN_9case__<text:line-break/>7thethe_DT_9det__<text:line-break/>8backback_JJ_9amod__<text:line-break/>9deckdeck_NN_4nmod__<text:line-break/>10??_._4punct__</text:p>
          </table:table-cell>
          <table:table-cell office:value-type="string" calcext:value-type="string">
            <text:p>(ROOT (SBARQ (WHNP (WP What)) (SQ (VBD did) (NP (PRP we)) (VP (VB keep) (ADVP (JJ outside)) (PP (IN on) (NP (DT the) (JJ back) (NN deck))))) (. ?)))</text:p>
          </table:table-cell>
        </table:table-row>
        <table:table-row table:style-name="ro1">
          <table:table-cell office:value-type="string" calcext:value-type="string">
            <text:p>Easy</text:p>
          </table:table-cell>
          <table:table-cell office:value-type="string" calcext:value-type="string">
            <text:p>fables-03-1</text:p>
          </table:table-cell>
          <table:table-cell office:value-type="string" calcext:value-type="string">
            <text:p>fables-03</text:p>
          </table:table-cell>
          <table:table-cell office:value-type="string" calcext:value-type="string">
            <text:p>Who is the story about?</text:p>
          </table:table-cell>
          <table:table-cell office:value-type="string" calcext:value-type="string">
            <text:p>Story</text:p>
          </table:table-cell>
          <table:table-cell office:value-type="string" calcext:value-type="string">
            <text:p>1Whowho_WP_0root__<text:line-break/>2isbe_VBZ_1cop__<text:line-break/>3thethe_DT_4det__<text:line-break/>4storystory_NN_1nsubj__<text:line-break/>5aboutabout_IN_4nmod__<text:line-break/>6??_._1punct__</text:p>
          </table:table-cell>
          <table:table-cell office:value-type="string" calcext:value-type="string">
            <text:p>(ROOT (SBARQ (WHNP (WP Who)) (SQ (VBZ is) (NP (DT the) (NN story)) (ADJP (IN about))) (. ?)))</text:p>
          </table:table-cell>
        </table:table-row>
        <table:table-row table:style-name="ro1">
          <table:table-cell office:value-type="string" calcext:value-type="string">
            <text:p>Easy</text:p>
          </table:table-cell>
          <table:table-cell office:value-type="string" calcext:value-type="string">
            <text:p>fables-03-2</text:p>
          </table:table-cell>
          <table:table-cell office:value-type="string" calcext:value-type="string">
            <text:p>fables-03</text:p>
          </table:table-cell>
          <table:table-cell office:value-type="string" calcext:value-type="string">
            <text:p>Who swooped down upon a Serpant?</text:p>
          </table:table-cell>
          <table:table-cell office:value-type="string" calcext:value-type="string">
            <text:p>Story</text:p>
          </table:table-cell>
          <table:table-cell office:value-type="string" calcext:value-type="string">
            <text:p>1Whowho_WP_2nsubj__<text:line-break/>2swoopedswoop_VBD_0root__<text:line-break/>3downdown_RP_2compound:prt__<text:line-break/>4uponupon_IN_6case__<text:line-break/>5aa_DT_6det__<text:line-break/>6SerpantSerpant_NNP_2nmod__<text:line-break/>7??_._2punct__</text:p>
          </table:table-cell>
          <table:table-cell office:value-type="string" calcext:value-type="string">
            <text:p>(ROOT (SBARQ (WHNP (WP Who)) (SQ (VP (VBD swooped) (PRT (RP down)) (PP (IN upon) (NP (DT a) (NNP Serpant))))) (. ?)))</text:p>
          </table:table-cell>
        </table:table-row>
        <table:table-row table:style-name="ro1">
          <table:table-cell office:value-type="string" calcext:value-type="string">
            <text:p>Easy</text:p>
          </table:table-cell>
          <table:table-cell office:value-type="string" calcext:value-type="string">
            <text:p>fables-03-3</text:p>
          </table:table-cell>
          <table:table-cell office:value-type="string" calcext:value-type="string">
            <text:p>fables-03</text:p>
          </table:table-cell>
          <table:table-cell office:value-type="string" calcext:value-type="string">
            <text:p>What did the Eagle seize it with?</text:p>
          </table:table-cell>
          <table:table-cell office:value-type="string" calcext:value-type="string">
            <text:p>Story</text:p>
          </table:table-cell>
          <table:table-cell office:value-type="string" calcext:value-type="string">
            <text:p>1Whatwhat_WP_5dobj__<text:line-break/>2diddo_VBD_5aux__<text:line-break/>3thethe_DT_4det__<text:line-break/>4EagleEagle_NNP_5nsubj__<text:line-break/>5seizeseize_VB_0root__<text:line-break/>6itit_PRP_5dobj__<text:line-break/>7withwith_IN_5nmod__<text:line-break/>8??_._5punct__</text:p>
          </table:table-cell>
          <table:table-cell office:value-type="string" calcext:value-type="string">
            <text:p>(ROOT (SBARQ (WHNP (WP What)) (SQ (VBD did) (NP (DT the) (NNP Eagle)) (VP (VB seize) (NP (PRP it)) (PP (IN with)))) (. ?)))</text:p>
          </table:table-cell>
        </table:table-row>
        <table:table-row table:style-name="ro1">
          <table:table-cell office:value-type="string" calcext:value-type="string">
            <text:p>Easy</text:p>
          </table:table-cell>
          <table:table-cell office:value-type="string" calcext:value-type="string">
            <text:p>fables-03-4</text:p>
          </table:table-cell>
          <table:table-cell office:value-type="string" calcext:value-type="string">
            <text:p>fables-03</text:p>
          </table:table-cell>
          <table:table-cell office:value-type="string" calcext:value-type="string">
            <text:p>Who came to the assistance of the Eagle?</text:p>
          </table:table-cell>
          <table:table-cell office:value-type="string" calcext:value-type="string">
            <text:p>Story</text:p>
          </table:table-cell>
          <table:table-cell office:value-type="string" calcext:value-type="string">
            <text:p>1Whowho_WP_2nsubj__<text:line-break/>2camecome_VBD_0root__<text:line-break/>3toto_TO_5case__<text:line-break/>4thethe_DT_5det__<text:line-break/>5assistanceassistance_NN_2nmod__<text:line-break/>6ofof_IN_8case__<text:line-break/>7thethe_DT_8det__<text:line-break/>8EagleEagle_NNP_5nmod__<text:line-break/>9??_._2punct__</text:p>
          </table:table-cell>
          <table:table-cell office:value-type="string" calcext:value-type="string">
            <text:p>(ROOT (SBARQ (WHNP (WP Who)) (SQ (VP (VBD came) (PP (TO to) (NP (NP (DT the) (NN assistance)) (PP (IN of) (NP (DT the) (NNP Eagle))))))) (. ?)))</text:p>
          </table:table-cell>
        </table:table-row>
        <table:table-row table:style-name="ro1">
          <table:table-cell office:value-type="string" calcext:value-type="string">
            <text:p>Easy</text:p>
          </table:table-cell>
          <table:table-cell office:value-type="string" calcext:value-type="string">
            <text:p>fables-03-5</text:p>
          </table:table-cell>
          <table:table-cell office:value-type="string" calcext:value-type="string">
            <text:p>fables-03</text:p>
          </table:table-cell>
          <table:table-cell office:value-type="string" calcext:value-type="string">
            <text:p>What did the Serpent spit?</text:p>
          </table:table-cell>
          <table:table-cell office:value-type="string" calcext:value-type="string">
            <text:p>Story | Sch</text:p>
          </table:table-cell>
          <table:table-cell office:value-type="string" calcext:value-type="string">
            <text:p>1Whatwhat_WP_0root__<text:line-break/>2diddo_VBD_1root__<text:line-break/>3thethe_DT_5det__<text:line-break/>4SerpentSerpent_NNP_5compound__<text:line-break/>5spitspit_NN_2nsubj__<text:line-break/>6??_._2punct__</text:p>
          </table:table-cell>
          <table:table-cell office:value-type="string" calcext:value-type="string">
            <text:p>(ROOT (SBARQ (WHNP (WP What)) (SQ (VP (VBD did) (NP (DT the) (NNP Serpent) (NN spit)))) (. ?)))</text:p>
          </table:table-cell>
        </table:table-row>
        <table:table-row table:style-name="ro1">
          <table:table-cell office:value-type="string" calcext:value-type="string">
            <text:p>Easy</text:p>
          </table:table-cell>
          <table:table-cell office:value-type="string" calcext:value-type="string">
            <text:p>fables-03-6</text:p>
          </table:table-cell>
          <table:table-cell office:value-type="string" calcext:value-type="string">
            <text:p>fables-03</text:p>
          </table:table-cell>
          <table:table-cell office:value-type="string" calcext:value-type="string">
            <text:p>Where did the Serpent spit some poison?</text:p>
          </table:table-cell>
          <table:table-cell office:value-type="string" calcext:value-type="string">
            <text:p>Story | Sch</text:p>
          </table:table-cell>
          <table:table-cell office:value-type="string" calcext:value-type="string">
            <text:p>1Wherewhere_WRB_5advmod__<text:line-break/>2diddo_VBD_5aux__<text:line-break/>3thethe_DT_4det__<text:line-break/>4SerpentSerpent_NNP_5nsubj__<text:line-break/>5spitspit_VB_0root__<text:line-break/>6somesome_DT_7det__<text:line-break/>7poisonpoison_NN_5dobj__<text:line-break/>8??_._5punct__</text:p>
          </table:table-cell>
          <table:table-cell office:value-type="string" calcext:value-type="string">
            <text:p>(ROOT (SBARQ (WHADVP (WRB Where)) (SQ (VBD did) (NP (DT the) (NNP Serpent)) (VP (VB spit) (NP (DT some) (NN poison)))) (. ?)))</text:p>
          </table:table-cell>
        </table:table-row>
        <table:table-row table:style-name="ro1">
          <table:table-cell office:value-type="string" calcext:value-type="string">
            <text:p>Easy</text:p>
          </table:table-cell>
          <table:table-cell office:value-type="string" calcext:value-type="string">
            <text:p>fables-03-7</text:p>
          </table:table-cell>
          <table:table-cell office:value-type="string" calcext:value-type="string">
            <text:p>fables-03</text:p>
          </table:table-cell>
          <table:table-cell office:value-type="string" calcext:value-type="string">
            <text:p>What did the countryman decide?</text:p>
          </table:table-cell>
          <table:table-cell office:value-type="string" calcext:value-type="string">
            <text:p>Sch</text:p>
          </table:table-cell>
          <table:table-cell office:value-type="string" calcext:value-type="string">
            <text:p>1Whatwhat_WP_5dobj__<text:line-break/>2diddo_VBD_5aux__<text:line-break/>3thethe_DT_4det__<text:line-break/>4countrymancountryman_NN_5nsubj__<text:line-break/>5decidedecide_VB_0root__<text:line-break/>6??_._5punct__</text:p>
          </table:table-cell>
          <table:table-cell office:value-type="string" calcext:value-type="string">
            <text:p>(ROOT (SBARQ (WHNP (WP What)) (SQ (VBD did) (NP (DT the) (NN countryman)) (VP (VB decide))) (. ?)))</text:p>
          </table:table-cell>
        </table:table-row>
        <table:table-row table:style-name="ro1">
          <table:table-cell office:value-type="string" calcext:value-type="string">
            <text:p>Easy</text:p>
          </table:table-cell>
          <table:table-cell office:value-type="string" calcext:value-type="string">
            <text:p>fables-03-8</text:p>
          </table:table-cell>
          <table:table-cell office:value-type="string" calcext:value-type="string">
            <text:p>fables-03</text:p>
          </table:table-cell>
          <table:table-cell office:value-type="string" calcext:value-type="string">
            <text:p>Who spilled the drinking vessel?</text:p>
          </table:table-cell>
          <table:table-cell office:value-type="string" calcext:value-type="string">
            <text:p>Sch</text:p>
          </table:table-cell>
          <table:table-cell office:value-type="string" calcext:value-type="string">
            <text:p>1Whowho_WP_2nsubj__<text:line-break/>2spilledspill_VBD_0root__<text:line-break/>3thethe_DT_5det__<text:line-break/>4drinkingdrinking_NN_5compound__<text:line-break/>5vesselvessel_NN_2dobj__<text:line-break/>6??_._2punct__</text:p>
          </table:table-cell>
          <table:table-cell office:value-type="string" calcext:value-type="string">
            <text:p>(ROOT (SBARQ (WHNP (WP Who)) (SQ (VP (VBD spilled) (NP (DT the) (NN drinking) (NN vessel)))) (. ?)))</text:p>
          </table:table-cell>
        </table:table-row>
        <table:table-row table:style-name="ro1">
          <table:table-cell office:value-type="string" calcext:value-type="string">
            <text:p>Easy</text:p>
          </table:table-cell>
          <table:table-cell office:value-type="string" calcext:value-type="string">
            <text:p>fables-03-9</text:p>
          </table:table-cell>
          <table:table-cell office:value-type="string" calcext:value-type="string">
            <text:p>fables-03</text:p>
          </table:table-cell>
          <table:table-cell office:value-type="string" calcext:value-type="string">
            <text:p>What did the eagle spill?</text:p>
          </table:table-cell>
          <table:table-cell office:value-type="string" calcext:value-type="string">
            <text:p>Sch</text:p>
          </table:table-cell>
          <table:table-cell office:value-type="string" calcext:value-type="string">
            <text:p>1Whatwhat_WP_0root__<text:line-break/>2diddo_VBD_1nsubj__<text:line-break/>3thethe_DT_5det__<text:line-break/>4eagleeagle_NN_5compound__<text:line-break/>5spillspill_NN_2dobj__<text:line-break/>6??_._1punct__</text:p>
          </table:table-cell>
          <table:table-cell office:value-type="string" calcext:value-type="string">
            <text:p>(ROOT (SBARQ (WHNP (WP What)) (SQ (VP (VBD did) (NP (DT the) (NN eagle) (NN spill)))) (. ?)))</text:p>
          </table:table-cell>
        </table:table-row>
        <table:table-row table:style-name="ro1">
          <table:table-cell office:value-type="string" calcext:value-type="string">
            <text:p>Easy</text:p>
          </table:table-cell>
          <table:table-cell office:value-type="string" calcext:value-type="string">
            <text:p>fables-03-10</text:p>
          </table:table-cell>
          <table:table-cell office:value-type="string" calcext:value-type="string">
            <text:p>fables-03</text:p>
          </table:table-cell>
          <table:table-cell office:value-type="string" calcext:value-type="string">
            <text:p>Where where the contents of the horn spilled?</text:p>
          </table:table-cell>
          <table:table-cell office:value-type="string" calcext:value-type="string">
            <text:p>Story</text:p>
          </table:table-cell>
          <table:table-cell office:value-type="string" calcext:value-type="string">
            <text:p>1Wherewhere_WRB_8advmod__<text:line-break/>2wherewhere_WRB_8advmod__<text:line-break/>3thethe_DT_4det__<text:line-break/>4contentscontents_NNS_8nsubj__<text:line-break/>5ofof_IN_7case__<text:line-break/>6thethe_DT_7det__<text:line-break/>7hornhorn_NN_4nmod__<text:line-break/>8spilledspill_VBN_0root__<text:line-break/>9??_._8punct__</text:p>
          </table:table-cell>
          <table:table-cell office:value-type="string" calcext:value-type="string">
            <text:p>(ROOT (FRAG (SBAR (WHADVP (WRB Where) (WRB where)) (S (NP (NP (DT the) (NNS contents)) (PP (IN of) (NP (DT the) (NN horn)))) (VP (VBN spilled)))) (. ?)))</text:p>
          </table:table-cell>
        </table:table-row>
        <table:table-row table:style-name="ro1">
          <table:table-cell office:value-type="string" calcext:value-type="string">
            <text:p>Easy</text:p>
          </table:table-cell>
          <table:table-cell office:value-type="string" calcext:value-type="string">
            <text:p>fables-03-11</text:p>
          </table:table-cell>
          <table:table-cell office:value-type="string" calcext:value-type="string">
            <text:p>fables-03</text:p>
          </table:table-cell>
          <table:table-cell office:value-type="string" calcext:value-type="string">
            <text:p>What was heated?</text:p>
          </table:table-cell>
          <table:table-cell office:value-type="string" calcext:value-type="string">
            <text:p>Story</text:p>
          </table:table-cell>
          <table:table-cell office:value-type="string" calcext:value-type="string">
            <text:p>1Whatwhat_WP_3nsubjpass__<text:line-break/>2wasbe_VBD_3auxpass__<text:line-break/>3heatedheat_VBN_0root__<text:line-break/>4??_._3punct__</text:p>
          </table:table-cell>
          <table:table-cell office:value-type="string" calcext:value-type="string">
            <text:p>(ROOT (SBARQ (WHNP (WP What)) (SQ (VBD was) (VP (VBN heated))) (. ?)))</text:p>
          </table:table-cell>
        </table:table-row>
        <table:table-row table:style-name="ro1">
          <table:table-cell office:value-type="string" calcext:value-type="string">
            <text:p>Easy</text:p>
          </table:table-cell>
          <table:table-cell office:value-type="string" calcext:value-type="string">
            <text:p>fables-03-12</text:p>
          </table:table-cell>
          <table:table-cell office:value-type="string" calcext:value-type="string">
            <text:p>fables-03</text:p>
          </table:table-cell>
          <table:table-cell office:value-type="string" calcext:value-type="string">
            <text:p>What did the Serpent do in revenge?</text:p>
          </table:table-cell>
          <table:table-cell office:value-type="string" calcext:value-type="string">
            <text:p>Story</text:p>
          </table:table-cell>
          <table:table-cell office:value-type="string" calcext:value-type="string">
            <text:p>1Whatwhat_WP_5dobj__<text:line-break/>2diddo_VBD_5aux__<text:line-break/>3thethe_DT_4det__<text:line-break/>4SerpentSerpent_NNP_5nsubj__<text:line-break/>5dodo_VBP_0root__<text:line-break/>6inin_IN_7case__<text:line-break/>7revengerevenge_NN_5nmod__<text:line-break/>8??_._5punct__</text:p>
          </table:table-cell>
          <table:table-cell office:value-type="string" calcext:value-type="string">
            <text:p>(ROOT (SBARQ (WHNP (WP What)) (SQ (VBD did) (NP (DT the) (NNP Serpent)) (VP (VBP do) (PP (IN in) (NP (NN revenge))))) (. ?)))</text:p>
          </table:table-cell>
        </table:table-row>
        <table:table-row table:style-name="ro1">
          <table:table-cell office:value-type="string" calcext:value-type="string">
            <text:p>Medium</text:p>
          </table:table-cell>
          <table:table-cell office:value-type="string" calcext:value-type="string">
            <text:p>fables-03-13</text:p>
          </table:table-cell>
          <table:table-cell office:value-type="string" calcext:value-type="string">
            <text:p>fables-03</text:p>
          </table:table-cell>
          <table:table-cell office:value-type="string" calcext:value-type="string">
            <text:p>Who seized it?</text:p>
          </table:table-cell>
          <table:table-cell office:value-type="string" calcext:value-type="string">
            <text:p>Story</text:p>
          </table:table-cell>
          <table:table-cell office:value-type="string" calcext:value-type="string">
            <text:p>1Whowho_WP_2nsubj__<text:line-break/>2seizedseize_VBD_0root__<text:line-break/>3itit_PRP_2dobj__<text:line-break/>4??_._2punct__</text:p>
          </table:table-cell>
          <table:table-cell office:value-type="string" calcext:value-type="string">
            <text:p>(ROOT (SBARQ (WHNP (WP Who)) (SQ (VP (VBD seized) (NP (PRP it)))) (. ?)))</text:p>
          </table:table-cell>
        </table:table-row>
        <table:table-row table:style-name="ro1">
          <table:table-cell office:value-type="string" calcext:value-type="string">
            <text:p>Medium</text:p>
          </table:table-cell>
          <table:table-cell office:value-type="string" calcext:value-type="string">
            <text:p>fables-03-14</text:p>
          </table:table-cell>
          <table:table-cell office:value-type="string" calcext:value-type="string">
            <text:p>fables-03</text:p>
          </table:table-cell>
          <table:table-cell office:value-type="string" calcext:value-type="string">
            <text:p>Who had its coils around him?</text:p>
          </table:table-cell>
          <table:table-cell office:value-type="string" calcext:value-type="string">
            <text:p>Story | Sch</text:p>
          </table:table-cell>
          <table:table-cell office:value-type="string" calcext:value-type="string">
            <text:p>1Whowho_WP_2nsubj__<text:line-break/>2hadhave_VBD_0root__<text:line-break/>3itsits_PRP$_4nmod:poss__<text:line-break/>4coilscoil_NNS_2dobj__<text:line-break/>5aroundaround_IN_6case__<text:line-break/>6himhe_PRP_2nmod__<text:line-break/>7??_._2punct__</text:p>
          </table:table-cell>
          <table:table-cell office:value-type="string" calcext:value-type="string">
            <text:p>(ROOT (SBARQ (WHNP (WP Who)) (SQ (VP (VBD had) (NP (PRP$ its) (NNS coils)) (PP (IN around) (NP (PRP him))))) (. ?)))</text:p>
          </table:table-cell>
        </table:table-row>
        <table:table-row table:style-name="ro1">
          <table:table-cell office:value-type="string" calcext:value-type="string">
            <text:p>Medium</text:p>
          </table:table-cell>
          <table:table-cell office:value-type="string" calcext:value-type="string">
            <text:p>fables-03-15</text:p>
          </table:table-cell>
          <table:table-cell office:value-type="string" calcext:value-type="string">
            <text:p>fables-03</text:p>
          </table:table-cell>
          <table:table-cell office:value-type="string" calcext:value-type="string">
            <text:p>Who was a witness of the encounter?</text:p>
          </table:table-cell>
          <table:table-cell office:value-type="string" calcext:value-type="string">
            <text:p>Story</text:p>
          </table:table-cell>
          <table:table-cell office:value-type="string" calcext:value-type="string">
            <text:p>1Whowho_WP_0root__<text:line-break/>2wasbe_VBD_1cop__<text:line-break/>3aa_DT_4det__<text:line-break/>4witnesswitness_NN_1nsubj__<text:line-break/>5ofof_IN_7case__<text:line-break/>6thethe_DT_7det__<text:line-break/>7encounterencounter_NN_4nmod__<text:line-break/>8??_._1punct__</text:p>
          </table:table-cell>
          <table:table-cell office:value-type="string" calcext:value-type="string">
            <text:p>(ROOT (SBARQ (WHNP (WP Who)) (SQ (VBD was) (NP (NP (DT a) (NN witness)) (PP (IN of) (NP (DT the) (NN encounter))))) (. ?)))</text:p>
          </table:table-cell>
        </table:table-row>
        <table:table-row table:style-name="ro1">
          <table:table-cell office:value-type="string" calcext:value-type="string">
            <text:p>Medium</text:p>
          </table:table-cell>
          <table:table-cell office:value-type="string" calcext:value-type="string">
            <text:p>fables-03-16</text:p>
          </table:table-cell>
          <table:table-cell office:value-type="string" calcext:value-type="string">
            <text:p>fables-03</text:p>
          </table:table-cell>
          <table:table-cell office:value-type="string" calcext:value-type="string">
            <text:p>Who came to the assistance of the Eagle?</text:p>
          </table:table-cell>
          <table:table-cell office:value-type="string" calcext:value-type="string">
            <text:p>Story</text:p>
          </table:table-cell>
          <table:table-cell office:value-type="string" calcext:value-type="string">
            <text:p>1Whowho_WP_2nsubj__<text:line-break/>2camecome_VBD_0root__<text:line-break/>3toto_TO_5case__<text:line-break/>4thethe_DT_5det__<text:line-break/>5assistanceassistance_NN_2nmod__<text:line-break/>6ofof_IN_8case__<text:line-break/>7thethe_DT_8det__<text:line-break/>8EagleEagle_NNP_5nmod__<text:line-break/>9??_._2punct__</text:p>
          </table:table-cell>
          <table:table-cell office:value-type="string" calcext:value-type="string">
            <text:p>(ROOT (SBARQ (WHNP (WP Who)) (SQ (VP (VBD came) (PP (TO to) (NP (NP (DT the) (NN assistance)) (PP (IN of) (NP (DT the) (NNP Eagle))))))) (. ?)))</text:p>
          </table:table-cell>
        </table:table-row>
        <table:table-row table:style-name="ro1">
          <table:table-cell office:value-type="string" calcext:value-type="string">
            <text:p>Medium</text:p>
          </table:table-cell>
          <table:table-cell office:value-type="string" calcext:value-type="string">
            <text:p>fables-03-17</text:p>
          </table:table-cell>
          <table:table-cell office:value-type="string" calcext:value-type="string">
            <text:p>fables-03</text:p>
          </table:table-cell>
          <table:table-cell office:value-type="string" calcext:value-type="string">
            <text:p>What did the countryman own?</text:p>
          </table:table-cell>
          <table:table-cell office:value-type="string" calcext:value-type="string">
            <text:p>Sch</text:p>
          </table:table-cell>
          <table:table-cell office:value-type="string" calcext:value-type="string">
            <text:p>1Whatwhat_WP_5dobj__<text:line-break/>2diddo_VBD_5aux__<text:line-break/>3thethe_DT_4det__<text:line-break/>4countrymancountryman_NN_5nsubj__<text:line-break/>5ownown_VB_0root__<text:line-break/>6??_._5punct__</text:p>
          </table:table-cell>
          <table:table-cell office:value-type="string" calcext:value-type="string">
            <text:p>(ROOT (SBARQ (WHNP (WP What)) (SQ (VBD did) (NP (DT the) (NN countryman)) (VP (VB own))) (. ?)))</text:p>
          </table:table-cell>
        </table:table-row>
        <table:table-row table:style-name="ro1">
          <table:table-cell office:value-type="string" calcext:value-type="string">
            <text:p>Medium</text:p>
          </table:table-cell>
          <table:table-cell office:value-type="string" calcext:value-type="string">
            <text:p>fables-03-18</text:p>
          </table:table-cell>
          <table:table-cell office:value-type="string" calcext:value-type="string">
            <text:p>fables-03</text:p>
          </table:table-cell>
          <table:table-cell office:value-type="string" calcext:value-type="string">
            <text:p>Who succeeded in freeing him?</text:p>
          </table:table-cell>
          <table:table-cell office:value-type="string" calcext:value-type="string">
            <text:p>Story</text:p>
          </table:table-cell>
          <table:table-cell office:value-type="string" calcext:value-type="string">
            <text:p>1Whowho_WP_2nsubj__<text:line-break/>2succeededsucceed_VBD_0root__<text:line-break/>3inin_IN_4mark__<text:line-break/>4freeingfree_VBG_2advcl__<text:line-break/>5himhe_PRP_4dobj__<text:line-break/>6??_._2punct__</text:p>
          </table:table-cell>
          <table:table-cell office:value-type="string" calcext:value-type="string">
            <text:p>(ROOT (SBARQ (WHNP (WP Who)) (SQ (VP (VBD succeeded) (PP (IN in) (S (VP (VBG freeing) (NP (PRP him))))))) (. ?)))</text:p>
          </table:table-cell>
        </table:table-row>
        <table:table-row table:style-name="ro1">
          <table:table-cell office:value-type="string" calcext:value-type="string">
            <text:p>Medium</text:p>
          </table:table-cell>
          <table:table-cell office:value-type="string" calcext:value-type="string">
            <text:p>fables-03-19</text:p>
          </table:table-cell>
          <table:table-cell office:value-type="string" calcext:value-type="string">
            <text:p>fables-03</text:p>
          </table:table-cell>
          <table:table-cell office:value-type="string" calcext:value-type="string">
            <text:p>What did the countryman free the eagle from?</text:p>
          </table:table-cell>
          <table:table-cell office:value-type="string" calcext:value-type="string">
            <text:p>Sch</text:p>
          </table:table-cell>
          <table:table-cell office:value-type="string" calcext:value-type="string">
            <text:p>1Whatwhat_WP_5dep__<text:line-break/>2diddo_VBD_5aux__<text:line-break/>3thethe_DT_4det__<text:line-break/>4countrymancountryman_NN_5nsubj__<text:line-break/>5freefree_JJ_0root__<text:line-break/>6thethe_DT_7det__<text:line-break/>7eagleeagle_NN_5dobj__<text:line-break/>8fromfrom_IN_5nmod__<text:line-break/>9??_._5punct__</text:p>
          </table:table-cell>
          <table:table-cell office:value-type="string" calcext:value-type="string">
            <text:p>(ROOT (SBARQ (WHNP (WP What)) (SQ (VP (VBD did) (NP (DT the) (NN countryman)) (ADVP (JJ free) (NP (DT the) (NN eagle))) (PP (IN from)))) (. ?)))</text:p>
          </table:table-cell>
        </table:table-row>
        <table:table-row table:style-name="ro1">
          <table:table-cell office:value-type="string" calcext:value-type="string">
            <text:p>Medium</text:p>
          </table:table-cell>
          <table:table-cell office:value-type="string" calcext:value-type="string">
            <text:p>fables-03-20</text:p>
          </table:table-cell>
          <table:table-cell office:value-type="string" calcext:value-type="string">
            <text:p>fables-03</text:p>
          </table:table-cell>
          <table:table-cell office:value-type="string" calcext:value-type="string">
            <text:p>What did the Serpent spat?</text:p>
          </table:table-cell>
          <table:table-cell office:value-type="string" calcext:value-type="string">
            <text:p>Sch | Story</text:p>
          </table:table-cell>
          <table:table-cell office:value-type="string" calcext:value-type="string">
            <text:p>1Whatwhat_WP_0root__<text:line-break/>2diddo_VBD_1root__<text:line-break/>3thethe_DT_5det__<text:line-break/>4SerpentSerpent_NNP_5compound__<text:line-break/>5spatspat_NN_2nsubj__<text:line-break/>6??_._2punct__</text:p>
          </table:table-cell>
          <table:table-cell office:value-type="string" calcext:value-type="string">
            <text:p>(ROOT (SBARQ (WHNP (WP What)) (SQ (VP (VBD did) (NP (DT the) (NNP Serpent) (NN spat)))) (. ?)))</text:p>
          </table:table-cell>
        </table:table-row>
        <table:table-row table:style-name="ro1">
          <table:table-cell office:value-type="string" calcext:value-type="string">
            <text:p>Medium</text:p>
          </table:table-cell>
          <table:table-cell office:value-type="string" calcext:value-type="string">
            <text:p>fables-03-21</text:p>
          </table:table-cell>
          <table:table-cell office:value-type="string" calcext:value-type="string">
            <text:p>fables-03</text:p>
          </table:table-cell>
          <table:table-cell office:value-type="string" calcext:value-type="string">
            <text:p>Who spilled its contents?</text:p>
          </table:table-cell>
          <table:table-cell office:value-type="string" calcext:value-type="string">
            <text:p>Story</text:p>
          </table:table-cell>
          <table:table-cell office:value-type="string" calcext:value-type="string">
            <text:p>1Whowho_WP_2nsubj__<text:line-break/>2spilledspill_VBD_0root__<text:line-break/>3itsits_PRP$_4nmod:poss__<text:line-break/>4contentscontents_NNS_2dobj__<text:line-break/>5??_._2punct__</text:p>
          </table:table-cell>
          <table:table-cell office:value-type="string" calcext:value-type="string">
            <text:p>(ROOT (SBARQ (WHNP (WP Who)) (SQ (VP (VBD spilled) (NP (PRP$ its) (NNS contents)))) (. ?)))</text:p>
          </table:table-cell>
        </table:table-row>
        <table:table-row table:style-name="ro1">
          <table:table-cell office:value-type="string" calcext:value-type="string">
            <text:p>Easy</text:p>
          </table:table-cell>
          <table:table-cell office:value-type="string" calcext:value-type="string">
            <text:p>mc500.train.0.1</text:p>
          </table:table-cell>
          <table:table-cell office:value-type="string" calcext:value-type="string">
            <text:p>mc500.train.0</text:p>
          </table:table-cell>
          <table:table-cell office:value-type="string" calcext:value-type="string">
            <text:p>Why did Alyssa go to Miami?</text:p>
          </table:table-cell>
          <table:table-cell office:value-type="string" calcext:value-type="string">
            <text:p>Story</text:p>
          </table:table-cell>
          <table:table-cell office:value-type="string" calcext:value-type="string">
            <text:p>1Whywhy_WRB_4advmod__<text:line-break/>2diddo_VBD_4aux__<text:line-break/>3AlyssaAlyssa_NNP_4nsubj__<text:line-break/>4gogo_VB_0root__<text:line-break/>5toto_TO_6case__<text:line-break/>6MiamiMiami_NNP_4nmod__<text:line-break/>7??_._4punct__</text:p>
          </table:table-cell>
          <table:table-cell office:value-type="string" calcext:value-type="string">
            <text:p>(ROOT (SBARQ (WHADVP (WRB Why)) (SQ (VBD did) (NP (NNP Alyssa)) (VP (VB go) (PP (TO to) (NP (NNP Miami))))) (. ?)))</text:p>
          </table:table-cell>
        </table:table-row>
        <table:table-row table:style-name="ro1">
          <table:table-cell office:value-type="string" calcext:value-type="string">
            <text:p>Easy</text:p>
          </table:table-cell>
          <table:table-cell office:value-type="string" calcext:value-type="string">
            <text:p>mc500.train.0.2</text:p>
          </table:table-cell>
          <table:table-cell office:value-type="string" calcext:value-type="string">
            <text:p>mc500.train.0</text:p>
          </table:table-cell>
          <table:table-cell office:value-type="string" calcext:value-type="string">
            <text:p>What did Ellen order?</text:p>
          </table:table-cell>
          <table:table-cell office:value-type="string" calcext:value-type="string">
            <text:p>Story</text:p>
          </table:table-cell>
          <table:table-cell office:value-type="string" calcext:value-type="string">
            <text:p>1Whatwhat_WP_4dobj__<text:line-break/>2diddo_VBD_4aux__<text:line-break/>3EllenEllen_NNP_4nsubj__<text:line-break/>4orderorder_VB_0root__<text:line-break/>5??_._4punct__</text:p>
          </table:table-cell>
          <table:table-cell office:value-type="string" calcext:value-type="string">
            <text:p>(ROOT (SBARQ (WHNP (WP What)) (SQ (VBD did) (NP (NNP Ellen)) (VP (VB order))) (. ?)))</text:p>
          </table:table-cell>
        </table:table-row>
        <table:table-row table:style-name="ro1">
          <table:table-cell office:value-type="string" calcext:value-type="string">
            <text:p>Easy</text:p>
          </table:table-cell>
          <table:table-cell office:value-type="string" calcext:value-type="string">
            <text:p>mc500.train.0.3</text:p>
          </table:table-cell>
          <table:table-cell office:value-type="string" calcext:value-type="string">
            <text:p>mc500.train.0</text:p>
          </table:table-cell>
          <table:table-cell office:value-type="string" calcext:value-type="string">
            <text:p>who had soup?</text:p>
          </table:table-cell>
          <table:table-cell office:value-type="string" calcext:value-type="string">
            <text:p>Story</text:p>
          </table:table-cell>
          <table:table-cell office:value-type="string" calcext:value-type="string">
            <text:p>1whowho_WP_2nsubj__<text:line-break/>2hadhave_VBD_0root__<text:line-break/>3soupsoup_NN_2dobj__<text:line-break/>4??_._2punct__</text:p>
          </table:table-cell>
          <table:table-cell office:value-type="string" calcext:value-type="string">
            <text:p>(ROOT (SBARQ (WHNP (WP who)) (SQ (VP (VBD had) (NP (NN soup)))) (. ?)))</text:p>
          </table:table-cell>
        </table:table-row>
        <table:table-row table:style-name="ro1">
          <table:table-cell office:value-type="string" calcext:value-type="string">
            <text:p>Easy</text:p>
          </table:table-cell>
          <table:table-cell office:value-type="string" calcext:value-type="string">
            <text:p>mc500.train.0.4</text:p>
          </table:table-cell>
          <table:table-cell office:value-type="string" calcext:value-type="string">
            <text:p>mc500.train.0</text:p>
          </table:table-cell>
          <table:table-cell office:value-type="string" calcext:value-type="string">
            <text:p>where did Alyssa travel from?</text:p>
          </table:table-cell>
          <table:table-cell office:value-type="string" calcext:value-type="string">
            <text:p>Story</text:p>
          </table:table-cell>
          <table:table-cell office:value-type="string" calcext:value-type="string">
            <text:p>1wherewhere_WRB_4advmod__<text:line-break/>2diddo_VBD_4aux__<text:line-break/>3AlyssaAlyssa_NNP_4nsubj__<text:line-break/>4traveltravel_VB_0root__<text:line-break/>5fromfrom_IN_4nmod__<text:line-break/>6??_._4punct__</text:p>
          </table:table-cell>
          <table:table-cell office:value-type="string" calcext:value-type="string">
            <text:p>(ROOT (SBARQ (WHADVP (WRB where)) (SQ (VBD did) (NP (NNP Alyssa)) (VP (VB travel) (PP (IN from)))) (. ?)))</text:p>
          </table:table-cell>
        </table:table-row>
        <table:table-row table:style-name="ro1">
          <table:table-cell office:value-type="string" calcext:value-type="string">
            <text:p>Easy</text:p>
          </table:table-cell>
          <table:table-cell office:value-type="string" calcext:value-type="string">
            <text:p>mc500.train.0.5</text:p>
          </table:table-cell>
          <table:table-cell office:value-type="string" calcext:value-type="string">
            <text:p>mc500.train.0</text:p>
          </table:table-cell>
          <table:table-cell office:value-type="string" calcext:value-type="string">
            <text:p>What makes Alyssa happy?</text:p>
          </table:table-cell>
          <table:table-cell office:value-type="string" calcext:value-type="string">
            <text:p>Story</text:p>
          </table:table-cell>
          <table:table-cell office:value-type="string" calcext:value-type="string">
            <text:p>1Whatwhat_WP_2nsubj__<text:line-break/>2makesmake_VBZ_0root__<text:line-break/>3AlyssaAlyssa_NNP_4nsubj__<text:line-break/>4happyhappy_JJ_2xcomp__<text:line-break/>5??_._2punct__</text:p>
          </table:table-cell>
          <table:table-cell office:value-type="string" calcext:value-type="string">
            <text:p>(ROOT (SBARQ (WHNP (WP What)) (SQ (VP (VBZ makes) (S (NP (NNP Alyssa)) (ADJP (JJ happy))))) (. ?)))</text:p>
          </table:table-cell>
        </table:table-row>
        <table:table-row table:style-name="ro1">
          <table:table-cell office:value-type="string" calcext:value-type="string">
            <text:p>Easy</text:p>
          </table:table-cell>
          <table:table-cell office:value-type="string" calcext:value-type="string">
            <text:p>mc500.train.0.6</text:p>
          </table:table-cell>
          <table:table-cell office:value-type="string" calcext:value-type="string">
            <text:p>mc500.train.0</text:p>
          </table:table-cell>
          <table:table-cell office:value-type="string" calcext:value-type="string">
            <text:p>Why did they stay the night?</text:p>
          </table:table-cell>
          <table:table-cell office:value-type="string" calcext:value-type="string">
            <text:p>Story</text:p>
          </table:table-cell>
          <table:table-cell office:value-type="string" calcext:value-type="string">
            <text:p>1Whywhy_WRB_4advmod__<text:line-break/>2diddo_VBD_4aux__<text:line-break/>3theythey_PRP_4nsubj__<text:line-break/>4staystay_VBP_0root__<text:line-break/>5thethe_DT_6det__<text:line-break/>6nightnight_NN_4dobj__<text:line-break/>7??_._4punct__</text:p>
          </table:table-cell>
          <table:table-cell office:value-type="string" calcext:value-type="string">
            <text:p>(ROOT (SBARQ (WHADVP (WRB Why)) (SQ (VBD did) (NP (PRP they)) (VP (VBP stay) (NP-TMP (DT the) (NN night)))) (. ?)))</text:p>
          </table:table-cell>
        </table:table-row>
        <table:table-row table:style-name="ro1">
          <table:table-cell office:value-type="string" calcext:value-type="string">
            <text:p>Easy</text:p>
          </table:table-cell>
          <table:table-cell office:value-type="string" calcext:value-type="string">
            <text:p>mc500.train.0.7</text:p>
          </table:table-cell>
          <table:table-cell office:value-type="string" calcext:value-type="string">
            <text:p>mc500.train.0</text:p>
          </table:table-cell>
          <table:table-cell office:value-type="string" calcext:value-type="string">
            <text:p>Who traded stories?</text:p>
          </table:table-cell>
          <table:table-cell office:value-type="string" calcext:value-type="string">
            <text:p>Story</text:p>
          </table:table-cell>
          <table:table-cell office:value-type="string" calcext:value-type="string">
            <text:p>1Whowho_WP_2nsubj__<text:line-break/>2tradedtrade_VBD_0root__<text:line-break/>3storiesstory_NNS_2dobj__<text:line-break/>4??_._2punct__</text:p>
          </table:table-cell>
          <table:table-cell office:value-type="string" calcext:value-type="string">
            <text:p>(ROOT (SBARQ (WHNP (WP Who)) (SQ (VP (VBD traded) (NP (NNS stories)))) (. ?)))</text:p>
          </table:table-cell>
        </table:table-row>
        <table:table-row table:style-name="ro1">
          <table:table-cell office:value-type="string" calcext:value-type="string">
            <text:p>Easy</text:p>
          </table:table-cell>
          <table:table-cell office:value-type="string" calcext:value-type="string">
            <text:p>mc500.train.0.8</text:p>
          </table:table-cell>
          <table:table-cell office:value-type="string" calcext:value-type="string">
            <text:p>mc500.train.0</text:p>
          </table:table-cell>
          <table:table-cell office:value-type="string" calcext:value-type="string">
            <text:p>Who went to the beach?</text:p>
          </table:table-cell>
          <table:table-cell office:value-type="string" calcext:value-type="string">
            <text:p>Story</text:p>
          </table:table-cell>
          <table:table-cell office:value-type="string" calcext:value-type="string">
            <text:p>1Whowho_WP_2nsubj__<text:line-break/>2wentgo_VBD_0root__<text:line-break/>3toto_TO_5case__<text:line-break/>4thethe_DT_5det__<text:line-break/>5beachbeach_NN_2nmod__<text:line-break/>6??_._2punct__</text:p>
          </table:table-cell>
          <table:table-cell office:value-type="string" calcext:value-type="string">
            <text:p>(ROOT (SBARQ (WHNP (WP Who)) (SQ (VP (VBD went) (PP (TO to) (NP (DT the) (NN beach))))) (. ?)))</text:p>
          </table:table-cell>
        </table:table-row>
        <table:table-row table:style-name="ro1">
          <table:table-cell office:value-type="string" calcext:value-type="string">
            <text:p>Easy</text:p>
          </table:table-cell>
          <table:table-cell office:value-type="string" calcext:value-type="string">
            <text:p>mc500.train.0.9</text:p>
          </table:table-cell>
          <table:table-cell office:value-type="string" calcext:value-type="string">
            <text:p>mc500.train.0</text:p>
          </table:table-cell>
          <table:table-cell office:value-type="string" calcext:value-type="string">
            <text:p>What was the restaurant's special?</text:p>
          </table:table-cell>
          <table:table-cell office:value-type="string" calcext:value-type="string">
            <text:p>Story</text:p>
          </table:table-cell>
          <table:table-cell office:value-type="string" calcext:value-type="string">
            <text:p>1Whatwhat_WP_0root__<text:line-break/>2wasbe_VBD_1cop__<text:line-break/>3thethe_DT_4det__<text:line-break/>4restaurantrestaurant_NN_1nsubj__<text:line-break/>5's's_POS_4case__<text:line-break/>6specialspecial_JJ_4amod__<text:line-break/>7??_._1punct__</text:p>
          </table:table-cell>
          <table:table-cell office:value-type="string" calcext:value-type="string">
            <text:p>(ROOT (SBARQ (WHNP (WP What)) (SQ (VBD was) (NP (NP (DT the) (NN restaurant) (POS 's)) (NP (JJ special)))) (. ?)))</text:p>
          </table:table-cell>
        </table:table-row>
        <table:table-row table:style-name="ro1">
          <table:table-cell office:value-type="string" calcext:value-type="string">
            <text:p>Easy</text:p>
          </table:table-cell>
          <table:table-cell office:value-type="string" calcext:value-type="string">
            <text:p>mc500.train.0.10</text:p>
          </table:table-cell>
          <table:table-cell office:value-type="string" calcext:value-type="string">
            <text:p>mc500.train.0</text:p>
          </table:table-cell>
          <table:table-cell office:value-type="string" calcext:value-type="string">
            <text:p>What did Kristin have to eat?</text:p>
          </table:table-cell>
          <table:table-cell office:value-type="string" calcext:value-type="string">
            <text:p>Story</text:p>
          </table:table-cell>
          <table:table-cell office:value-type="string" calcext:value-type="string">
            <text:p>1Whatwhat_WP_4dep__<text:line-break/>2diddo_VBD_4aux__<text:line-break/>3KristinKristin_NNP_4nsubj__<text:line-break/>4havehave_VB_0root__<text:line-break/>5toto_TO_6mark__<text:line-break/>6eateat_VB_4xcomp__<text:line-break/>7??_._4punct__</text:p>
          </table:table-cell>
          <table:table-cell office:value-type="string" calcext:value-type="string">
            <text:p>(ROOT (SBARQ (WHNP (WP What)) (SQ (VBD did) (NP (NNP Kristin)) (VP (VB have) (S (VP (TO to) (VP (VB eat)))))) (. ?)))</text:p>
          </table:table-cell>
        </table:table-row>
        <table:table-row table:style-name="ro1">
          <table:table-cell office:value-type="string" calcext:value-type="string">
            <text:p>Easy</text:p>
          </table:table-cell>
          <table:table-cell office:value-type="string" calcext:value-type="string">
            <text:p>mc500.train.0.11</text:p>
          </table:table-cell>
          <table:table-cell office:value-type="string" calcext:value-type="string">
            <text:p>mc500.train.0</text:p>
          </table:table-cell>
          <table:table-cell office:value-type="string" calcext:value-type="string">
            <text:p>Where did the girls go for dinner?</text:p>
          </table:table-cell>
          <table:table-cell office:value-type="string" calcext:value-type="string">
            <text:p>Story</text:p>
          </table:table-cell>
          <table:table-cell office:value-type="string" calcext:value-type="string">
            <text:p>1Wherewhere_WRB_5advmod__<text:line-break/>2diddo_VBD_5aux__<text:line-break/>3thethe_DT_4det__<text:line-break/>4girlsgirl_NNS_5nsubj__<text:line-break/>5gogo_VB_0root__<text:line-break/>6forfor_IN_7case__<text:line-break/>7dinnerdinner_NN_5nmod__<text:line-break/>8??_._5punct__</text:p>
          </table:table-cell>
          <table:table-cell office:value-type="string" calcext:value-type="string">
            <text:p>(ROOT (SBARQ (WHADVP (WRB Where)) (SQ (VBD did) (NP (DT the) (NNS girls)) (VP (VB go) (PP (IN for) (NP (NN dinner))))) (. ?)))</text:p>
          </table:table-cell>
        </table:table-row>
        <table:table-row table:style-name="ro1">
          <table:table-cell office:value-type="string" calcext:value-type="string">
            <text:p>Easy</text:p>
          </table:table-cell>
          <table:table-cell office:value-type="string" calcext:value-type="string">
            <text:p>mc500.train.0.12</text:p>
          </table:table-cell>
          <table:table-cell office:value-type="string" calcext:value-type="string">
            <text:p>mc500.train.0</text:p>
          </table:table-cell>
          <table:table-cell office:value-type="string" calcext:value-type="string">
            <text:p>Where did Alyssa meet her friends?</text:p>
          </table:table-cell>
          <table:table-cell office:value-type="string" calcext:value-type="string">
            <text:p>Story</text:p>
          </table:table-cell>
          <table:table-cell office:value-type="string" calcext:value-type="string">
            <text:p>1Wherewhere_WRB_4advmod__<text:line-break/>2diddo_VBD_4aux__<text:line-break/>3AlyssaAlyssa_NNP_4nsubj__<text:line-break/>4meetmeet_VB_0root__<text:line-break/>5hershe_PRP$_6nmod:poss__<text:line-break/>6friendsfriend_NNS_4dobj__<text:line-break/>7??_._4punct__</text:p>
          </table:table-cell>
          <table:table-cell office:value-type="string" calcext:value-type="string">
            <text:p>(ROOT (SBARQ (WHADVP (WRB Where)) (SQ (VBD did) (NP (NNP Alyssa)) (VP (VB meet) (NP (PRP$ her) (NNS friends)))) (. ?)))</text:p>
          </table:table-cell>
        </table:table-row>
        <table:table-row table:style-name="ro1">
          <table:table-cell office:value-type="string" calcext:value-type="string">
            <text:p>Medium</text:p>
          </table:table-cell>
          <table:table-cell office:value-type="string" calcext:value-type="string">
            <text:p>mc500.train.0.13</text:p>
          </table:table-cell>
          <table:table-cell office:value-type="string" calcext:value-type="string">
            <text:p>mc500.train.0</text:p>
          </table:table-cell>
          <table:table-cell office:value-type="string" calcext:value-type="string">
            <text:p>What did Ellen and Alyssa have to drink?</text:p>
          </table:table-cell>
          <table:table-cell office:value-type="string" calcext:value-type="string">
            <text:p>Story</text:p>
          </table:table-cell>
          <table:table-cell office:value-type="string" calcext:value-type="string">
            <text:p>1Whatwhat_WP_6dep__<text:line-break/>2diddo_VBD_6aux__<text:line-break/>3EllenEllen_NNP_6nsubj__<text:line-break/>4andand_CC_3cc__<text:line-break/>5AlyssaAlyssa_NNP_3conj__<text:line-break/>6havehave_VBP_0root__<text:line-break/>7toto_TO_8mark__<text:line-break/>8drinkdrink_VB_6xcomp__<text:line-break/>9??_._6punct__</text:p>
          </table:table-cell>
          <table:table-cell office:value-type="string" calcext:value-type="string">
            <text:p>(ROOT (SBARQ (WHNP (WP What)) (SQ (VBD did) (NP (NNP Ellen) (CC and) (NNP Alyssa)) (VP (VBP have) (S (VP (TO to) (VP (VB drink)))))) (. ?)))</text:p>
          </table:table-cell>
        </table:table-row>
        <table:table-row table:style-name="ro1">
          <table:table-cell office:value-type="string" calcext:value-type="string">
            <text:p>Medium</text:p>
          </table:table-cell>
          <table:table-cell office:value-type="string" calcext:value-type="string">
            <text:p>mc500.train.0.14</text:p>
          </table:table-cell>
          <table:table-cell office:value-type="string" calcext:value-type="string">
            <text:p>mc500.train.0</text:p>
          </table:table-cell>
          <table:table-cell office:value-type="string" calcext:value-type="string">
            <text:p>What did the ladies do after dinner?</text:p>
          </table:table-cell>
          <table:table-cell office:value-type="string" calcext:value-type="string">
            <text:p>Story</text:p>
          </table:table-cell>
          <table:table-cell office:value-type="string" calcext:value-type="string">
            <text:p>1Whatwhat_WP_5dobj__<text:line-break/>2diddo_VBD_5aux__<text:line-break/>3thethe_DT_4det__<text:line-break/>4ladieslady_NNS_5nsubj__<text:line-break/>5dodo_VBP_0root__<text:line-break/>6afterafter_IN_7case__<text:line-break/>7dinnerdinner_NN_5nmod__<text:line-break/>8??_._5punct__</text:p>
          </table:table-cell>
          <table:table-cell office:value-type="string" calcext:value-type="string">
            <text:p>(ROOT (SBARQ (WHNP (WP What)) (SQ (VBD did) (NP (DT the) (NNS ladies)) (VP (VBP do) (PP (IN after) (NP (NN dinner))))) (. ?)))</text:p>
          </table:table-cell>
        </table:table-row>
        <table:table-row table:style-name="ro1">
          <table:table-cell office:value-type="string" calcext:value-type="string">
            <text:p>Medium</text:p>
          </table:table-cell>
          <table:table-cell office:value-type="string" calcext:value-type="string">
            <text:p>mc500.train.0.15</text:p>
          </table:table-cell>
          <table:table-cell office:value-type="string" calcext:value-type="string">
            <text:p>mc500.train.0</text:p>
          </table:table-cell>
          <table:table-cell office:value-type="string" calcext:value-type="string">
            <text:p>Did Alyssa and her friends have a good time?</text:p>
          </table:table-cell>
          <table:table-cell office:value-type="string" calcext:value-type="string">
            <text:p>Story</text:p>
          </table:table-cell>
          <table:table-cell office:value-type="string" calcext:value-type="string">
            <text:p>1Diddo_VBD_6aux__<text:line-break/>2AlyssaAlyssa_NNP_6nsubj__<text:line-break/>3andand_CC_2cc__<text:line-break/>4hershe_PRP$_5nmod:poss__<text:line-break/>5friendsfriend_NNS_2conj__<text:line-break/>6havehave_VBP_0root__<text:line-break/>7aa_DT_9det__<text:line-break/>8goodgood_JJ_9amod__<text:line-break/>9timetime_NN_6dobj__<text:line-break/>10??_._6punct__</text:p>
          </table:table-cell>
          <table:table-cell office:value-type="string" calcext:value-type="string">
            <text:p>(ROOT (S (VP (VBD Did) (SBAR (S (NP (NP (NNP Alyssa)) (CC and) (NP (PRP$ her) (NNS friends))) (VP (VBP have) (NP (DT a) (JJ good) (NN time)))))) (. ?)))</text:p>
          </table:table-cell>
        </table:table-row>
        <table:table-row table:style-name="ro1">
          <table:table-cell office:value-type="string" calcext:value-type="string">
            <text:p>Medium</text:p>
          </table:table-cell>
          <table:table-cell office:value-type="string" calcext:value-type="string">
            <text:p>mc500.train.0.16</text:p>
          </table:table-cell>
          <table:table-cell office:value-type="string" calcext:value-type="string">
            <text:p>mc500.train.0</text:p>
          </table:table-cell>
          <table:table-cell office:value-type="string" calcext:value-type="string">
            <text:p>Did Alyssa go swimming?</text:p>
          </table:table-cell>
          <table:table-cell office:value-type="string" calcext:value-type="string">
            <text:p>Story</text:p>
          </table:table-cell>
          <table:table-cell office:value-type="string" calcext:value-type="string">
            <text:p>1Diddo_VBD_3aux__<text:line-break/>2AlyssaAlyssa_NNP_3nsubj__<text:line-break/>3gogo_VB_0root__<text:line-break/>4swimmingswim_VBG_3xcomp__<text:line-break/>5??_._3punct__</text:p>
          </table:table-cell>
          <table:table-cell office:value-type="string" calcext:value-type="string">
            <text:p>(ROOT (SQ (VBD Did) (NP (NNP Alyssa)) (VP (VB go) (NP (VBG swimming))) (. ?)))</text:p>
          </table:table-cell>
        </table:table-row>
        <table:table-row table:style-name="ro1">
          <table:table-cell office:value-type="string" calcext:value-type="string">
            <text:p>Easy</text:p>
          </table:table-cell>
          <table:table-cell office:value-type="string" calcext:value-type="string">
            <text:p>mc500.train.23.1</text:p>
          </table:table-cell>
          <table:table-cell office:value-type="string" calcext:value-type="string">
            <text:p>mc500.train.23</text:p>
          </table:table-cell>
          <table:table-cell office:value-type="string" calcext:value-type="string">
            <text:p>When was Andrew bored?</text:p>
          </table:table-cell>
          <table:table-cell office:value-type="string" calcext:value-type="string">
            <text:p>Story</text:p>
          </table:table-cell>
          <table:table-cell office:value-type="string" calcext:value-type="string">
            <text:p>1Whenwhen_WRB_4advmod__<text:line-break/>2wasbe_VBD_4auxpass__<text:line-break/>3AndrewAndrew_NNP_4nsubjpass__<text:line-break/>4boredbore_VBN_0root__<text:line-break/>5??_._4punct__</text:p>
          </table:table-cell>
          <table:table-cell office:value-type="string" calcext:value-type="string">
            <text:p>(ROOT (SBARQ (WHADVP (WRB When)) (SQ (VBD was) (NP (NNP Andrew)) (VP (VBN bored))) (. ?)))</text:p>
          </table:table-cell>
        </table:table-row>
        <table:table-row table:style-name="ro1">
          <table:table-cell office:value-type="string" calcext:value-type="string">
            <text:p>Easy</text:p>
          </table:table-cell>
          <table:table-cell office:value-type="string" calcext:value-type="string">
            <text:p>mc500.train.23.2</text:p>
          </table:table-cell>
          <table:table-cell office:value-type="string" calcext:value-type="string">
            <text:p>mc500.train.23</text:p>
          </table:table-cell>
          <table:table-cell office:value-type="string" calcext:value-type="string">
            <text:p>What day was it?</text:p>
          </table:table-cell>
          <table:table-cell office:value-type="string" calcext:value-type="string">
            <text:p>Story</text:p>
          </table:table-cell>
          <table:table-cell office:value-type="string" calcext:value-type="string">
            <text:p>1Whatwhat_WDT_2det__<text:line-break/>2dayday_NN_3nsubj__<text:line-break/>3wasbe_VBD_0root__<text:line-break/>4itit_PRP_3nsubj__<text:line-break/>5??_._3punct__</text:p>
          </table:table-cell>
          <table:table-cell office:value-type="string" calcext:value-type="string">
            <text:p>(ROOT (SBARQ (WHNP (WDT What) (NN day)) (SQ (VBD was) (NP (PRP it))) (. ?)))</text:p>
          </table:table-cell>
        </table:table-row>
        <table:table-row table:style-name="ro1">
          <table:table-cell office:value-type="string" calcext:value-type="string">
            <text:p>Easy</text:p>
          </table:table-cell>
          <table:table-cell office:value-type="string" calcext:value-type="string">
            <text:p>mc500.train.23.3</text:p>
          </table:table-cell>
          <table:table-cell office:value-type="string" calcext:value-type="string">
            <text:p>mc500.train.23</text:p>
          </table:table-cell>
          <table:table-cell office:value-type="string" calcext:value-type="string">
            <text:p>Where did Andrew look?</text:p>
          </table:table-cell>
          <table:table-cell office:value-type="string" calcext:value-type="string">
            <text:p>Story</text:p>
          </table:table-cell>
          <table:table-cell office:value-type="string" calcext:value-type="string">
            <text:p>1Wherewhere_WRB_4advmod__<text:line-break/>2diddo_VBD_4aux__<text:line-break/>3AndrewAndrew_NNP_4nsubj__<text:line-break/>4looklook_VB_0root__<text:line-break/>5??_._4punct__</text:p>
          </table:table-cell>
          <table:table-cell office:value-type="string" calcext:value-type="string">
            <text:p>(ROOT (SBARQ (WHADVP (WRB Where)) (SQ (VBD did) (NP (NNP Andrew)) (VP (VB look))) (. ?)))</text:p>
          </table:table-cell>
        </table:table-row>
        <table:table-row table:style-name="ro1">
          <table:table-cell office:value-type="string" calcext:value-type="string">
            <text:p>Easy</text:p>
          </table:table-cell>
          <table:table-cell office:value-type="string" calcext:value-type="string">
            <text:p>mc500.train.23.4</text:p>
          </table:table-cell>
          <table:table-cell office:value-type="string" calcext:value-type="string">
            <text:p>mc500.train.23</text:p>
          </table:table-cell>
          <table:table-cell office:value-type="string" calcext:value-type="string">
            <text:p>what did Andrew see by the door?</text:p>
          </table:table-cell>
          <table:table-cell office:value-type="string" calcext:value-type="string">
            <text:p>Story</text:p>
          </table:table-cell>
          <table:table-cell office:value-type="string" calcext:value-type="string">
            <text:p>1whatwhat_WP_4dobj__<text:line-break/>2diddo_VBD_4aux__<text:line-break/>3AndrewAndrew_NNP_4nsubj__<text:line-break/>4seesee_VB_0root__<text:line-break/>5byby_IN_7case__<text:line-break/>6thethe_DT_7det__<text:line-break/>7doordoor_NN_4nmod__<text:line-break/>8??_._4punct__</text:p>
          </table:table-cell>
          <table:table-cell office:value-type="string" calcext:value-type="string">
            <text:p>(ROOT (SBARQ (WHNP (WP what)) (SQ (VBD did) (NP (NNP Andrew)) (VP (VB see) (PP (IN by) (NP (DT the) (NN door))))) (. ?)))</text:p>
          </table:table-cell>
        </table:table-row>
        <table:table-row table:style-name="ro1">
          <table:table-cell office:value-type="string" calcext:value-type="string">
            <text:p>Easy</text:p>
          </table:table-cell>
          <table:table-cell office:value-type="string" calcext:value-type="string">
            <text:p>mc500.train.23.5</text:p>
          </table:table-cell>
          <table:table-cell office:value-type="string" calcext:value-type="string">
            <text:p>mc500.train.23</text:p>
          </table:table-cell>
          <table:table-cell office:value-type="string" calcext:value-type="string">
            <text:p>Where was the picture of the elephant?</text:p>
          </table:table-cell>
          <table:table-cell office:value-type="string" calcext:value-type="string">
            <text:p>Story</text:p>
          </table:table-cell>
          <table:table-cell office:value-type="string" calcext:value-type="string">
            <text:p>1Wherewhere_WRB_2advmod__<text:line-break/>2wasbe_VBD_0root__<text:line-break/>3thethe_DT_4det__<text:line-break/>4picturepicture_NN_2nsubj__<text:line-break/>5ofof_IN_7case__<text:line-break/>6thethe_DT_7det__<text:line-break/>7elephantelephant_NN_4nmod__<text:line-break/>8??_._2punct__</text:p>
          </table:table-cell>
          <table:table-cell office:value-type="string" calcext:value-type="string">
            <text:p>(ROOT (SBARQ (WHADVP (WRB Where)) (SQ (VBD was) (NP (NP (DT the) (NN picture)) (PP (IN of) (NP (DT the) (NN elephant))))) (. ?)))</text:p>
          </table:table-cell>
        </table:table-row>
        <table:table-row table:style-name="ro1">
          <table:table-cell office:value-type="string" calcext:value-type="string">
            <text:p>Easy</text:p>
          </table:table-cell>
          <table:table-cell office:value-type="string" calcext:value-type="string">
            <text:p>mc500.train.23.6</text:p>
          </table:table-cell>
          <table:table-cell office:value-type="string" calcext:value-type="string">
            <text:p>mc500.train.23</text:p>
          </table:table-cell>
          <table:table-cell office:value-type="string" calcext:value-type="string">
            <text:p>How long had Andrew been watching TV?</text:p>
          </table:table-cell>
          <table:table-cell office:value-type="string" calcext:value-type="string">
            <text:p>Story</text:p>
          </table:table-cell>
          <table:table-cell office:value-type="string" calcext:value-type="string">
            <text:p>1Howhow_WRB_2advmod__<text:line-break/>2longlong_RB_6advmod__<text:line-break/>3hadhave_VBD_6aux__<text:line-break/>4AndrewAndrew_NNP_6nsubj__<text:line-break/>5beenbe_VBN_6aux__<text:line-break/>6watchingwatch_VBG_0root__<text:line-break/>7TVtv_NN_6dobj__<text:line-break/>8??_._6punct__</text:p>
          </table:table-cell>
          <table:table-cell office:value-type="string" calcext:value-type="string">
            <text:p>(ROOT (SBARQ (WHADJP (WRB How) (RB long)) (SQ (VBD had) (NP (NNP Andrew)) (VP (VBN been) (VP (VBG watching) (NP (NN TV))))) (. ?)))</text:p>
          </table:table-cell>
        </table:table-row>
        <table:table-row table:style-name="ro1">
          <table:table-cell office:value-type="string" calcext:value-type="string">
            <text:p>Easy</text:p>
          </table:table-cell>
          <table:table-cell office:value-type="string" calcext:value-type="string">
            <text:p>mc500.train.23.7</text:p>
          </table:table-cell>
          <table:table-cell office:value-type="string" calcext:value-type="string">
            <text:p>mc500.train.23</text:p>
          </table:table-cell>
          <table:table-cell office:value-type="string" calcext:value-type="string">
            <text:p>What did Andrew and his dad read?</text:p>
          </table:table-cell>
          <table:table-cell office:value-type="string" calcext:value-type="string">
            <text:p>Story</text:p>
          </table:table-cell>
          <table:table-cell office:value-type="string" calcext:value-type="string">
            <text:p>1Whatwhat_WP_7dobj__<text:line-break/>2diddo_VBD_7aux__<text:line-break/>3AndrewAndrew_NNP_7nsubj__<text:line-break/>4andand_CC_3cc__<text:line-break/>5hishe_PRP$_6nmod:poss__<text:line-break/>6daddad_NN_3conj__<text:line-break/>7readread_VB_0root__<text:line-break/>8??_._7punct__</text:p>
          </table:table-cell>
          <table:table-cell office:value-type="string" calcext:value-type="string">
            <text:p>(ROOT (SBARQ (WHNP (WP What)) (SQ (VBD did) (NP (NP (NNP Andrew)) (CC and) (NP (PRP$ his) (NN dad))) (VP (VB read))) (. ?)))</text:p>
          </table:table-cell>
        </table:table-row>
        <table:table-row table:style-name="ro1">
          <table:table-cell office:value-type="string" calcext:value-type="string">
            <text:p>Easy</text:p>
          </table:table-cell>
          <table:table-cell office:value-type="string" calcext:value-type="string">
            <text:p>mc500.train.23.8</text:p>
          </table:table-cell>
          <table:table-cell office:value-type="string" calcext:value-type="string">
            <text:p>mc500.train.23</text:p>
          </table:table-cell>
          <table:table-cell office:value-type="string" calcext:value-type="string">
            <text:p>Where was the circus?</text:p>
          </table:table-cell>
          <table:table-cell office:value-type="string" calcext:value-type="string">
            <text:p>Story</text:p>
          </table:table-cell>
          <table:table-cell office:value-type="string" calcext:value-type="string">
            <text:p>1Wherewhere_WRB_2advmod__<text:line-break/>2wasbe_VBD_0root__<text:line-break/>3thethe_DT_4det__<text:line-break/>4circuscircus_NN_2nsubj__<text:line-break/>5??_._2punct__</text:p>
          </table:table-cell>
          <table:table-cell office:value-type="string" calcext:value-type="string">
            <text:p>(ROOT (SBARQ (WHADVP (WRB Where)) (SQ (VBD was) (NP (DT the) (NN circus))) (. ?)))</text:p>
          </table:table-cell>
        </table:table-row>
        <table:table-row table:style-name="ro1">
          <table:table-cell office:value-type="string" calcext:value-type="string">
            <text:p>Easy</text:p>
          </table:table-cell>
          <table:table-cell office:value-type="string" calcext:value-type="string">
            <text:p>mc500.train.23.9</text:p>
          </table:table-cell>
          <table:table-cell office:value-type="string" calcext:value-type="string">
            <text:p>mc500.train.23</text:p>
          </table:table-cell>
          <table:table-cell office:value-type="string" calcext:value-type="string">
            <text:p>Had Andrew ever been to the circus?</text:p>
          </table:table-cell>
          <table:table-cell office:value-type="string" calcext:value-type="string">
            <text:p>Story</text:p>
          </table:table-cell>
          <table:table-cell office:value-type="string" calcext:value-type="string">
            <text:p>1Hadhave_VBD_7aux__<text:line-break/>2AndrewAndrew_NNP_7nsubj__<text:line-break/>3everever_RB_7advmod__<text:line-break/>4beenbe_VBN_7cop__<text:line-break/>5toto_TO_7case__<text:line-break/>6thethe_DT_7det__<text:line-break/>7circuscircus_NN_0root__<text:line-break/>8??_._7punct__</text:p>
          </table:table-cell>
          <table:table-cell office:value-type="string" calcext:value-type="string">
            <text:p>(ROOT (SINV (VBD Had) (NP (NP (NNP Andrew)) (ADVP (RB ever))) (VP (VBN been) (PP (TO to) (NP (DT the) (NN circus))) (. ?))))</text:p>
          </table:table-cell>
        </table:table-row>
        <table:table-row table:style-name="ro1">
          <table:table-cell office:value-type="string" calcext:value-type="string">
            <text:p>Easy</text:p>
          </table:table-cell>
          <table:table-cell office:value-type="string" calcext:value-type="string">
            <text:p>mc500.train.23.10</text:p>
          </table:table-cell>
          <table:table-cell office:value-type="string" calcext:value-type="string">
            <text:p>mc500.train.23</text:p>
          </table:table-cell>
          <table:table-cell office:value-type="string" calcext:value-type="string">
            <text:p>What did Andrew feed the goldfish?</text:p>
          </table:table-cell>
          <table:table-cell office:value-type="string" calcext:value-type="string">
            <text:p>Story</text:p>
          </table:table-cell>
          <table:table-cell office:value-type="string" calcext:value-type="string">
            <text:p>1Whatwhat_WP_4dep__<text:line-break/>2diddo_VBD_4aux__<text:line-break/>3AndrewAndrew_NNP_4nsubj__<text:line-break/>4feedfeed_VB_0root__<text:line-break/>5thethe_DT_6det__<text:line-break/>6goldfishgoldfish_NN_4dobj__<text:line-break/>7??_._4punct__</text:p>
          </table:table-cell>
          <table:table-cell office:value-type="string" calcext:value-type="string">
            <text:p>(ROOT (SBARQ (WHNP (WP What)) (SQ (VBD did) (NP (NNP Andrew)) (VP (VB feed) (NP (DT the) (NN goldfish)))) (. ?)))</text:p>
          </table:table-cell>
        </table:table-row>
        <table:table-row table:style-name="ro1">
          <table:table-cell office:value-type="string" calcext:value-type="string">
            <text:p>Easy</text:p>
          </table:table-cell>
          <table:table-cell office:value-type="string" calcext:value-type="string">
            <text:p>mc500.train.23.11</text:p>
          </table:table-cell>
          <table:table-cell office:value-type="string" calcext:value-type="string">
            <text:p>mc500.train.23</text:p>
          </table:table-cell>
          <table:table-cell office:value-type="string" calcext:value-type="string">
            <text:p>Who did lots of tricks?</text:p>
          </table:table-cell>
          <table:table-cell office:value-type="string" calcext:value-type="string">
            <text:p>Story</text:p>
          </table:table-cell>
          <table:table-cell office:value-type="string" calcext:value-type="string">
            <text:p>1Whowho_WP_2nsubj__<text:line-break/>2diddo_VBD_0root__<text:line-break/>3lotslot_NNS_2dobj__<text:line-break/>4ofof_IN_5case__<text:line-break/>5trickstrick_NNS_3nmod__<text:line-break/>6??_._2punct__</text:p>
          </table:table-cell>
          <table:table-cell office:value-type="string" calcext:value-type="string">
            <text:p>(ROOT (SBARQ (WHNP (WP Who)) (SQ (VP (VBD did) (NP (NP (NNS lots)) (PP (IN of) (NP (NNS tricks)))))) (. ?)))</text:p>
          </table:table-cell>
        </table:table-row>
        <table:table-row table:style-name="ro1">
          <table:table-cell office:value-type="string" calcext:value-type="string">
            <text:p>Easy</text:p>
          </table:table-cell>
          <table:table-cell office:value-type="string" calcext:value-type="string">
            <text:p>mc500.train.23.12</text:p>
          </table:table-cell>
          <table:table-cell office:value-type="string" calcext:value-type="string">
            <text:p>mc500.train.23</text:p>
          </table:table-cell>
          <table:table-cell office:value-type="string" calcext:value-type="string">
            <text:p>What did Andrew and his dad eat?</text:p>
          </table:table-cell>
          <table:table-cell office:value-type="string" calcext:value-type="string">
            <text:p>Story</text:p>
          </table:table-cell>
          <table:table-cell office:value-type="string" calcext:value-type="string">
            <text:p>1Whatwhat_WP_7dobj__<text:line-break/>2diddo_VBD_7aux__<text:line-break/>3AndrewAndrew_NNP_7nsubj__<text:line-break/>4andand_CC_3cc__<text:line-break/>5hishe_PRP$_6nmod:poss__<text:line-break/>6daddad_NN_3conj__<text:line-break/>7eateat_VB_0root__<text:line-break/>8??_._7punct__</text:p>
          </table:table-cell>
          <table:table-cell office:value-type="string" calcext:value-type="string">
            <text:p>(ROOT (SBARQ (WHNP (WP What)) (SQ (VBD did) (NP (NP (NNP Andrew)) (CC and) (NP (PRP$ his) (NN dad))) (VP (VB eat))) (. ?)))</text:p>
          </table:table-cell>
        </table:table-row>
        <table:table-row table:style-name="ro1">
          <table:table-cell office:value-type="string" calcext:value-type="string">
            <text:p>Easy</text:p>
          </table:table-cell>
          <table:table-cell office:value-type="string" calcext:value-type="string">
            <text:p>mc500.train.23.13</text:p>
          </table:table-cell>
          <table:table-cell office:value-type="string" calcext:value-type="string">
            <text:p>mc500.train.23</text:p>
          </table:table-cell>
          <table:table-cell office:value-type="string" calcext:value-type="string">
            <text:p>Where did Andrew and his dad have fun?</text:p>
          </table:table-cell>
          <table:table-cell office:value-type="string" calcext:value-type="string">
            <text:p>Story</text:p>
          </table:table-cell>
          <table:table-cell office:value-type="string" calcext:value-type="string">
            <text:p>1Wherewhere_WRB_7advmod__<text:line-break/>2diddo_VBD_7aux__<text:line-break/>3AndrewAndrew_NNP_7nsubj__<text:line-break/>4andand_CC_3cc__<text:line-break/>5hishe_PRP$_6nmod:poss__<text:line-break/>6daddad_NN_3conj__<text:line-break/>7havehave_VBP_0root__<text:line-break/>8funfun_NN_7dobj__<text:line-break/>9??_._7punct__</text:p>
          </table:table-cell>
          <table:table-cell office:value-type="string" calcext:value-type="string">
            <text:p>(ROOT (SBARQ (WHADVP (WRB Where)) (SQ (VP (VBD did) (SBAR (S (NP (NP (NNP Andrew)) (CC and) (NP (PRP$ his) (NN dad))) (VP (VBP have) (NP (NN fun))))))) (. ?)))</text:p>
          </table:table-cell>
        </table:table-row>
        <table:table-row table:style-name="ro1">
          <table:table-cell office:value-type="string" calcext:value-type="string">
            <text:p>Easy</text:p>
          </table:table-cell>
          <table:table-cell office:value-type="string" calcext:value-type="string">
            <text:p>mc500.train.23.14</text:p>
          </table:table-cell>
          <table:table-cell office:value-type="string" calcext:value-type="string">
            <text:p>mc500.train.23</text:p>
          </table:table-cell>
          <table:table-cell office:value-type="string" calcext:value-type="string">
            <text:p>Where did Andrew and his dad go?</text:p>
          </table:table-cell>
          <table:table-cell office:value-type="string" calcext:value-type="string">
            <text:p>Story</text:p>
          </table:table-cell>
          <table:table-cell office:value-type="string" calcext:value-type="string">
            <text:p>1Wherewhere_WRB_7advmod__<text:line-break/>2diddo_VBD_7aux__<text:line-break/>3AndrewAndrew_NNP_7nsubj__<text:line-break/>4andand_CC_3cc__<text:line-break/>5hishe_PRP$_6nmod:poss__<text:line-break/>6daddad_NN_3conj__<text:line-break/>7gogo_VB_0root__<text:line-break/>8??_._7punct__</text:p>
          </table:table-cell>
          <table:table-cell office:value-type="string" calcext:value-type="string">
            <text:p>(ROOT (SBARQ (WHADVP (WRB Where)) (SQ (VBD did) (NP (NP (NNP Andrew)) (CC and) (NP (PRP$ his) (NN dad))) (VP (VB go))) (. ?)))</text:p>
          </table:table-cell>
        </table:table-row>
        <table:table-row table:style-name="ro1">
          <table:table-cell office:value-type="string" calcext:value-type="string">
            <text:p>Easy</text:p>
          </table:table-cell>
          <table:table-cell office:value-type="string" calcext:value-type="string">
            <text:p>mc500.train.23.15</text:p>
          </table:table-cell>
          <table:table-cell office:value-type="string" calcext:value-type="string">
            <text:p>mc500.train.23</text:p>
          </table:table-cell>
          <table:table-cell office:value-type="string" calcext:value-type="string">
            <text:p>Which character in the story went down the slide?</text:p>
          </table:table-cell>
          <table:table-cell office:value-type="string" calcext:value-type="string">
            <text:p>Story</text:p>
          </table:table-cell>
          <table:table-cell office:value-type="string" calcext:value-type="string">
            <text:p>1Whichwhich_WDT_2det__<text:line-break/>2charactercharacter_NN_6nsubj__<text:line-break/>3inin_IN_5case__<text:line-break/>4thethe_DT_5det__<text:line-break/>5storystory_NN_2nmod__<text:line-break/>6wentgo_VBD_0root__<text:line-break/>7downdown_IN_9case__<text:line-break/>8thethe_DT_9det__<text:line-break/>9slideslide_NN_6nmod__<text:line-break/>10??_._6punct__</text:p>
          </table:table-cell>
          <table:table-cell office:value-type="string" calcext:value-type="string">
            <text:p>(ROOT (SBARQ (WHNP (WHNP (WDT Which) (NN character)) (PP (IN in) (NP (DT the) (NN story)))) (SQ (VP (VBD went) (ADVP (IN down) (NP (DT the) (NN slide))))) (. ?)))</text:p>
          </table:table-cell>
        </table:table-row>
        <table:table-row table:style-name="ro1">
          <table:table-cell office:value-type="string" calcext:value-type="string">
            <text:p>Medium</text:p>
          </table:table-cell>
          <table:table-cell office:value-type="string" calcext:value-type="string">
            <text:p>mc500.train.23.16</text:p>
          </table:table-cell>
          <table:table-cell office:value-type="string" calcext:value-type="string">
            <text:p>mc500.train.23</text:p>
          </table:table-cell>
          <table:table-cell office:value-type="string" calcext:value-type="string">
            <text:p>What <text:s/>did Andrew's dad say about the newspaper?</text:p>
          </table:table-cell>
          <table:table-cell office:value-type="string" calcext:value-type="string">
            <text:p>Story</text:p>
          </table:table-cell>
          <table:table-cell office:value-type="string" calcext:value-type="string">
            <text:p>1Whatwhat_WP_6dobj__<text:line-break/>2diddo_VBD_6aux__<text:line-break/>3AndrewAndrew_NNP_5nmod:poss__<text:line-break/>4's's_POS_3case__<text:line-break/>5daddad_NN_6nsubj__<text:line-break/>6saysay_VBP_0root__<text:line-break/>7aboutabout_IN_9case__<text:line-break/>8thethe_DT_9det__<text:line-break/>9newspapernewspaper_NN_6nmod__<text:line-break/>10??_._6punct__</text:p>
          </table:table-cell>
          <table:table-cell office:value-type="string" calcext:value-type="string">
            <text:p>(ROOT (SBARQ (WHNP (WP What)) (SQ (VP (VBD did) (SBAR (S (NP (NP (NNP Andrew) (POS 's)) (NN dad)) (VP (VBP say) (PP (IN about) (NP (DT the) (NN newspaper)))))))) (. ?)))</text:p>
          </table:table-cell>
        </table:table-row>
        <table:table-row table:style-name="ro1">
          <table:table-cell office:value-type="string" calcext:value-type="string">
            <text:p>Medium</text:p>
          </table:table-cell>
          <table:table-cell office:value-type="string" calcext:value-type="string">
            <text:p>mc500.train.23.17</text:p>
          </table:table-cell>
          <table:table-cell office:value-type="string" calcext:value-type="string">
            <text:p>mc500.train.23</text:p>
          </table:table-cell>
          <table:table-cell office:value-type="string" calcext:value-type="string">
            <text:p>Where was the newspaper?</text:p>
          </table:table-cell>
          <table:table-cell office:value-type="string" calcext:value-type="string">
            <text:p>Story</text:p>
          </table:table-cell>
          <table:table-cell office:value-type="string" calcext:value-type="string">
            <text:p>1Wherewhere_WRB_2advmod__<text:line-break/>2wasbe_VBD_0root__<text:line-break/>3thethe_DT_4det__<text:line-break/>4newspapernewspaper_NN_2nsubj__<text:line-break/>5??_._2punct__</text:p>
          </table:table-cell>
          <table:table-cell office:value-type="string" calcext:value-type="string">
            <text:p>(ROOT (SBARQ (WHADVP (WRB Where)) (SQ (VBD was) (NP (DT the) (NN newspaper))) (. ?)))</text:p>
          </table:table-cell>
        </table:table-row>
        <table:table-row table:style-name="ro1">
          <table:table-cell office:value-type="string" calcext:value-type="string">
            <text:p>Medium</text:p>
          </table:table-cell>
          <table:table-cell office:value-type="string" calcext:value-type="string">
            <text:p>mc500.train.23.18</text:p>
          </table:table-cell>
          <table:table-cell office:value-type="string" calcext:value-type="string">
            <text:p>mc500.train.23</text:p>
          </table:table-cell>
          <table:table-cell office:value-type="string" calcext:value-type="string">
            <text:p>Who went down the slide?</text:p>
          </table:table-cell>
          <table:table-cell office:value-type="string" calcext:value-type="string">
            <text:p>Story</text:p>
          </table:table-cell>
          <table:table-cell office:value-type="string" calcext:value-type="string">
            <text:p>1Whowho_WP_2nsubj__<text:line-break/>2wentgo_VBD_0root__<text:line-break/>3downdown_IN_5case__<text:line-break/>4thethe_DT_5det__<text:line-break/>5slideslide_NN_2nmod__<text:line-break/>6??_._2punct__</text:p>
          </table:table-cell>
          <table:table-cell office:value-type="string" calcext:value-type="string">
            <text:p>(ROOT (SBARQ (WHNP (WP Who)) (SQ (VP (VBD went) (ADVP (IN down) (NP (DT the) (NN slide))))) (. ?)))</text:p>
          </table:table-cell>
        </table:table-row>
        <table:table-row table:style-name="ro1">
          <table:table-cell office:value-type="string" calcext:value-type="string">
            <text:p>Medium</text:p>
          </table:table-cell>
          <table:table-cell office:value-type="string" calcext:value-type="string">
            <text:p>mc500.train.23.19</text:p>
          </table:table-cell>
          <table:table-cell office:value-type="string" calcext:value-type="string">
            <text:p>mc500.train.23</text:p>
          </table:table-cell>
          <table:table-cell office:value-type="string" calcext:value-type="string">
            <text:p>What were the animals at the circus doing?</text:p>
          </table:table-cell>
          <table:table-cell office:value-type="string" calcext:value-type="string">
            <text:p>Story</text:p>
          </table:table-cell>
          <table:table-cell office:value-type="string" calcext:value-type="string">
            <text:p>1Whatwhat_WP_0root__<text:line-break/>2werebe_VBD_1cop__<text:line-break/>3thethe_DT_4det__<text:line-break/>4animalsanimal_NNS_1nsubj__<text:line-break/>5atat_IN_7case__<text:line-break/>6thethe_DT_7det__<text:line-break/>7circuscircus_NN_4nmod__<text:line-break/>8doingdo_VBG_7acl__<text:line-break/>9??_._1punct__</text:p>
          </table:table-cell>
          <table:table-cell office:value-type="string" calcext:value-type="string">
            <text:p>(ROOT (SBARQ (WHNP (WP What)) (SQ (VBD were) (NP (NP (DT the) (NNS animals)) (PP (IN at) (NP (NP (DT the) (NN circus)) (VP (VBG doing)))))) (. ?)))</text:p>
          </table:table-cell>
        </table:table-row>
        <table:table-row table:style-name="ro1">
          <table:table-cell office:value-type="string" calcext:value-type="string">
            <text:p>Medium</text:p>
          </table:table-cell>
          <table:table-cell office:value-type="string" calcext:value-type="string">
            <text:p>mc500.train.23.20</text:p>
          </table:table-cell>
          <table:table-cell office:value-type="string" calcext:value-type="string">
            <text:p>mc500.train.23</text:p>
          </table:table-cell>
          <table:table-cell office:value-type="string" calcext:value-type="string">
            <text:p>What did he bring to his dad?</text:p>
          </table:table-cell>
          <table:table-cell office:value-type="string" calcext:value-type="string">
            <text:p>Story</text:p>
          </table:table-cell>
          <table:table-cell office:value-type="string" calcext:value-type="string">
            <text:p>1Whatwhat_WP_4dobj__<text:line-break/>2diddo_VBD_4aux__<text:line-break/>3hehe_PRP_4nsubj__<text:line-break/>4bringbring_VB_0root__<text:line-break/>5toto_TO_7case__<text:line-break/>6hishe_PRP$_7nmod:poss__<text:line-break/>7daddad_NN_4nmod__<text:line-break/>8??_._4punct__</text:p>
          </table:table-cell>
          <table:table-cell office:value-type="string" calcext:value-type="string">
            <text:p>(ROOT (SBARQ (WHNP (WP What)) (SQ (VBD did) (NP (PRP he)) (VP (VB bring) (PP (TO to) (NP (PRP$ his) (NN dad))))) (. ?)))</text:p>
          </table:table-cell>
        </table:table-row>
        <table:table-row table:style-name="ro1">
          <table:table-cell office:value-type="string" calcext:value-type="string">
            <text:p>Medium</text:p>
          </table:table-cell>
          <table:table-cell office:value-type="string" calcext:value-type="string">
            <text:p>mc500.train.23.21</text:p>
          </table:table-cell>
          <table:table-cell office:value-type="string" calcext:value-type="string">
            <text:p>mc500.train.23</text:p>
          </table:table-cell>
          <table:table-cell office:value-type="string" calcext:value-type="string">
            <text:p>What did Andrew need to do before he could go to the circus?</text:p>
          </table:table-cell>
          <table:table-cell office:value-type="string" calcext:value-type="string">
            <text:p>Story</text:p>
          </table:table-cell>
          <table:table-cell office:value-type="string" calcext:value-type="string">
            <text:p>1Whatwhat_WP_4dep__<text:line-break/>2diddo_VBD_4aux__<text:line-break/>3AndrewAndrew_NNP_4nsubj__<text:line-break/>4needneed_VB_0root__<text:line-break/>5toto_TO_6mark__<text:line-break/>6dodo_VB_4xcomp__<text:line-break/>7beforebefore_IN_10mark__<text:line-break/>8hehe_PRP_10nsubj__<text:line-break/>9couldcould_MD_10aux__<text:line-break/>10gogo_VB_6advcl__<text:line-break/>11toto_TO_13case__<text:line-break/>12thethe_DT_13det__<text:line-break/>13circuscircus_NN_10nmod__<text:line-break/>14??_._4punct__</text:p>
          </table:table-cell>
          <table:table-cell office:value-type="string" calcext:value-type="string">
            <text:p>(ROOT (SBARQ (WHNP (WP What)) (SQ (VBD did) (NP (NNP Andrew)) (VP (VB need) (S (VP (TO to) (VP (VB do) (SBAR (IN before) (S (NP (PRP he)) (VP (MD could) (VP (VB go) (PP (TO to) (NP (DT the) (NN circus)))))))))))) (. ?)))</text:p>
          </table:table-cell>
        </table:table-row>
        <table:table-row table:style-name="ro1">
          <table:table-cell office:value-type="string" calcext:value-type="string">
            <text:p>Medium</text:p>
          </table:table-cell>
          <table:table-cell office:value-type="string" calcext:value-type="string">
            <text:p>mc500.train.23.22</text:p>
          </table:table-cell>
          <table:table-cell office:value-type="string" calcext:value-type="string">
            <text:p>mc500.train.23</text:p>
          </table:table-cell>
          <table:table-cell office:value-type="string" calcext:value-type="string">
            <text:p>Who ate the peanuts?</text:p>
          </table:table-cell>
          <table:table-cell office:value-type="string" calcext:value-type="string">
            <text:p>Story</text:p>
          </table:table-cell>
          <table:table-cell office:value-type="string" calcext:value-type="string">
            <text:p>1Whowho_WP_2nsubj__<text:line-break/>2ateeat_VBD_0root__<text:line-break/>3thethe_DT_4det__<text:line-break/>4peanutspeanut_NNS_2dobj__<text:line-break/>5??_._2punct__</text:p>
          </table:table-cell>
          <table:table-cell office:value-type="string" calcext:value-type="string">
            <text:p>(ROOT (SBARQ (WHNP (WP Who)) (SQ (VP (VBD ate) (NP (DT the) (NNS peanuts)))) (. ?)))</text:p>
          </table:table-cell>
        </table:table-row>
        <table:table-row table:style-name="ro1">
          <table:table-cell office:value-type="string" calcext:value-type="string">
            <text:p>Easy</text:p>
          </table:table-cell>
          <table:table-cell office:value-type="string" calcext:value-type="string">
            <text:p>mc500.train.18.1</text:p>
          </table:table-cell>
          <table:table-cell office:value-type="string" calcext:value-type="string">
            <text:p>mc500.train.18</text:p>
          </table:table-cell>
          <table:table-cell office:value-type="string" calcext:value-type="string">
            <text:p>Where did Kelly go?</text:p>
          </table:table-cell>
          <table:table-cell office:value-type="string" calcext:value-type="string">
            <text:p>Story</text:p>
          </table:table-cell>
          <table:table-cell office:value-type="string" calcext:value-type="string">
            <text:p>1Wherewhere_WRB_4advmod__<text:line-break/>2diddo_VBD_4aux__<text:line-break/>3KellyKelly_NNP_4nsubj__<text:line-break/>4gogo_VB_0root__<text:line-break/>5??_._4punct__</text:p>
          </table:table-cell>
          <table:table-cell office:value-type="string" calcext:value-type="string">
            <text:p>(ROOT (SBARQ (WHADVP (WRB Where)) (SQ (VBD did) (NP (NNP Kelly)) (VP (VB go))) (. ?)))</text:p>
          </table:table-cell>
        </table:table-row>
        <table:table-row table:style-name="ro1">
          <table:table-cell office:value-type="string" calcext:value-type="string">
            <text:p>Easy</text:p>
          </table:table-cell>
          <table:table-cell office:value-type="string" calcext:value-type="string">
            <text:p>mc500.train.18.2</text:p>
          </table:table-cell>
          <table:table-cell office:value-type="string" calcext:value-type="string">
            <text:p>mc500.train.18</text:p>
          </table:table-cell>
          <table:table-cell office:value-type="string" calcext:value-type="string">
            <text:p>When did Kelly wake up?</text:p>
          </table:table-cell>
          <table:table-cell office:value-type="string" calcext:value-type="string">
            <text:p>Story</text:p>
          </table:table-cell>
          <table:table-cell office:value-type="string" calcext:value-type="string">
            <text:p>1Whenwhen_WRB_4advmod__<text:line-break/>2diddo_VBD_4aux__<text:line-break/>3KellyKelly_NNP_4nsubj__<text:line-break/>4wakewake_VB_0root__<text:line-break/>5upup_RP_4compound:prt__<text:line-break/>6??_._4punct__</text:p>
          </table:table-cell>
          <table:table-cell office:value-type="string" calcext:value-type="string">
            <text:p>(ROOT (SBARQ (WHADVP (WRB When)) (SQ (VBD did) (NP (NNP Kelly)) (VP (VB wake) (PRT (RP up)))) (. ?)))</text:p>
          </table:table-cell>
        </table:table-row>
        <table:table-row table:style-name="ro1">
          <table:table-cell office:value-type="string" calcext:value-type="string">
            <text:p>Easy</text:p>
          </table:table-cell>
          <table:table-cell office:value-type="string" calcext:value-type="string">
            <text:p>mc500.train.18.3</text:p>
          </table:table-cell>
          <table:table-cell office:value-type="string" calcext:value-type="string">
            <text:p>mc500.train.18</text:p>
          </table:table-cell>
          <table:table-cell office:value-type="string" calcext:value-type="string">
            <text:p>what did Kelly do after she woke up?</text:p>
          </table:table-cell>
          <table:table-cell office:value-type="string" calcext:value-type="string">
            <text:p>Story</text:p>
          </table:table-cell>
          <table:table-cell office:value-type="string" calcext:value-type="string">
            <text:p>1whatwhat_WP_4dobj__<text:line-break/>2diddo_VBD_4aux__<text:line-break/>3KellyKelly_NNP_4nsubj__<text:line-break/>4dodo_VB_0root__<text:line-break/>5afterafter_IN_7mark__<text:line-break/>6sheshe_PRP_7nsubj__<text:line-break/>7wokewake_VBD_4advcl__<text:line-break/>8upup_RP_7compound:prt__<text:line-break/>9??_._4punct__</text:p>
          </table:table-cell>
          <table:table-cell office:value-type="string" calcext:value-type="string">
            <text:p>(ROOT (SBARQ (WHNP (WP what)) (SQ (VBD did) (NP (NNP Kelly)) (VP (VB do) (SBAR (IN after) (S (NP (PRP she)) (VP (VBD woke) (PRT (RP up))))))) (. ?)))</text:p>
          </table:table-cell>
        </table:table-row>
        <table:table-row table:style-name="ro1">
          <table:table-cell office:value-type="string" calcext:value-type="string">
            <text:p>Easy</text:p>
          </table:table-cell>
          <table:table-cell office:value-type="string" calcext:value-type="string">
            <text:p>mc500.train.18.4</text:p>
          </table:table-cell>
          <table:table-cell office:value-type="string" calcext:value-type="string">
            <text:p>mc500.train.18</text:p>
          </table:table-cell>
          <table:table-cell office:value-type="string" calcext:value-type="string">
            <text:p>What is big and beautiful?</text:p>
          </table:table-cell>
          <table:table-cell office:value-type="string" calcext:value-type="string">
            <text:p>Story</text:p>
          </table:table-cell>
          <table:table-cell office:value-type="string" calcext:value-type="string">
            <text:p>1Whatwhat_WP_0root__<text:line-break/>2isbe_VBZ_1cop__<text:line-break/>3bigbig_JJ_1nsubj__<text:line-break/>4andand_CC_3cc__<text:line-break/>5beautifulbeautiful_JJ_3conj__<text:line-break/>6??_._1punct__</text:p>
          </table:table-cell>
          <table:table-cell office:value-type="string" calcext:value-type="string">
            <text:p>(ROOT (SBARQ (WHNP (WP What)) (SQ (VBZ is) (ADJP (JJ big) (CC and) (JJ beautiful))) (. ?)))</text:p>
          </table:table-cell>
        </table:table-row>
        <table:table-row table:style-name="ro1">
          <table:table-cell office:value-type="string" calcext:value-type="string">
            <text:p>Easy</text:p>
          </table:table-cell>
          <table:table-cell office:value-type="string" calcext:value-type="string">
            <text:p>mc500.train.18.5</text:p>
          </table:table-cell>
          <table:table-cell office:value-type="string" calcext:value-type="string">
            <text:p>mc500.train.18</text:p>
          </table:table-cell>
          <table:table-cell office:value-type="string" calcext:value-type="string">
            <text:p>what did Kelly get?</text:p>
          </table:table-cell>
          <table:table-cell office:value-type="string" calcext:value-type="string">
            <text:p>Story</text:p>
          </table:table-cell>
          <table:table-cell office:value-type="string" calcext:value-type="string">
            <text:p>1whatwhat_WP_4dobj__<text:line-break/>2diddo_VBD_4aux__<text:line-break/>3KellyKelly_NNP_4nsubj__<text:line-break/>4getget_VB_0root__<text:line-break/>5??_._4punct__</text:p>
          </table:table-cell>
          <table:table-cell office:value-type="string" calcext:value-type="string">
            <text:p>(ROOT (SBARQ (WHNP (WP what)) (SQ (VBD did) (NP (NNP Kelly)) (VP (VB get))) (. ?)))</text:p>
          </table:table-cell>
        </table:table-row>
        <table:table-row table:style-name="ro1">
          <table:table-cell office:value-type="string" calcext:value-type="string">
            <text:p>Easy</text:p>
          </table:table-cell>
          <table:table-cell office:value-type="string" calcext:value-type="string">
            <text:p>mc500.train.18.6</text:p>
          </table:table-cell>
          <table:table-cell office:value-type="string" calcext:value-type="string">
            <text:p>mc500.train.18</text:p>
          </table:table-cell>
          <table:table-cell office:value-type="string" calcext:value-type="string">
            <text:p>What did Kelly collect?</text:p>
          </table:table-cell>
          <table:table-cell office:value-type="string" calcext:value-type="string">
            <text:p>Story</text:p>
          </table:table-cell>
          <table:table-cell office:value-type="string" calcext:value-type="string">
            <text:p>1Whatwhat_WP_4dobj__<text:line-break/>2diddo_VBD_4aux__<text:line-break/>3KellyKelly_NNP_4nsubj__<text:line-break/>4collectcollect_VB_0root__<text:line-break/>5??_._4punct__</text:p>
          </table:table-cell>
          <table:table-cell office:value-type="string" calcext:value-type="string">
            <text:p>(ROOT (SBARQ (WHNP (WP What)) (SQ (VBD did) (NP (NNP Kelly)) (VP (VB collect))) (. ?)))</text:p>
          </table:table-cell>
        </table:table-row>
        <table:table-row table:style-name="ro1">
          <table:table-cell office:value-type="string" calcext:value-type="string">
            <text:p>Easy</text:p>
          </table:table-cell>
          <table:table-cell office:value-type="string" calcext:value-type="string">
            <text:p>mc500.train.18.7</text:p>
          </table:table-cell>
          <table:table-cell office:value-type="string" calcext:value-type="string">
            <text:p>mc500.train.18</text:p>
          </table:table-cell>
          <table:table-cell office:value-type="string" calcext:value-type="string">
            <text:p>Where were the best flowers?</text:p>
          </table:table-cell>
          <table:table-cell office:value-type="string" calcext:value-type="string">
            <text:p>Story</text:p>
          </table:table-cell>
          <table:table-cell office:value-type="string" calcext:value-type="string">
            <text:p>1Wherewhere_WRB_2advmod__<text:line-break/>2werebe_VBD_0root__<text:line-break/>3thethe_DT_5det__<text:line-break/>4bestbest_JJS_5amod__<text:line-break/>5flowersflower_NNS_2nsubj__<text:line-break/>6??_._2punct__</text:p>
          </table:table-cell>
          <table:table-cell office:value-type="string" calcext:value-type="string">
            <text:p>(ROOT (SBARQ (WHADVP (WRB Where)) (SQ (VBD were) (NP (DT the) (JJS best) (NNS flowers))) (. ?)))</text:p>
          </table:table-cell>
        </table:table-row>
        <table:table-row table:style-name="ro1">
          <table:table-cell office:value-type="string" calcext:value-type="string">
            <text:p>Easy</text:p>
          </table:table-cell>
          <table:table-cell office:value-type="string" calcext:value-type="string">
            <text:p>mc500.train.18.8</text:p>
          </table:table-cell>
          <table:table-cell office:value-type="string" calcext:value-type="string">
            <text:p>mc500.train.18</text:p>
          </table:table-cell>
          <table:table-cell office:value-type="string" calcext:value-type="string">
            <text:p>Where did Kelly hide the flowers?</text:p>
          </table:table-cell>
          <table:table-cell office:value-type="string" calcext:value-type="string">
            <text:p>Story</text:p>
          </table:table-cell>
          <table:table-cell office:value-type="string" calcext:value-type="string">
            <text:p>1Wherewhere_WRB_4advmod__<text:line-break/>2diddo_VBD_4aux__<text:line-break/>3KellyKelly_NNP_4nsubj__<text:line-break/>4hidehide_VB_0root__<text:line-break/>5thethe_DT_6det__<text:line-break/>6flowersflower_NNS_4dobj__<text:line-break/>7??_._4punct__</text:p>
          </table:table-cell>
          <table:table-cell office:value-type="string" calcext:value-type="string">
            <text:p>(ROOT (SBARQ (WHADVP (WRB Where)) (SQ (VBD did) (NP (NNP Kelly)) (VP (VB hide) (NP (DT the) (NNS flowers)))) (. ?)))</text:p>
          </table:table-cell>
        </table:table-row>
        <table:table-row table:style-name="ro1">
          <table:table-cell office:value-type="string" calcext:value-type="string">
            <text:p>Medium</text:p>
          </table:table-cell>
          <table:table-cell office:value-type="string" calcext:value-type="string">
            <text:p>mc500.train.18.9</text:p>
          </table:table-cell>
          <table:table-cell office:value-type="string" calcext:value-type="string">
            <text:p>mc500.train.18</text:p>
          </table:table-cell>
          <table:table-cell office:value-type="string" calcext:value-type="string">
            <text:p>Why was Kelly in a hurry?</text:p>
          </table:table-cell>
          <table:table-cell office:value-type="string" calcext:value-type="string">
            <text:p>Story</text:p>
          </table:table-cell>
          <table:table-cell office:value-type="string" calcext:value-type="string">
            <text:p>1Whywhy_WRB_0root__<text:line-break/>2wasbe_VBD_1dep__<text:line-break/>3KellyKelly_NNP_2nsubj__<text:line-break/>4inin_IN_6case__<text:line-break/>5aa_DT_6det__<text:line-break/>6hurryhurry_NN_3nmod__<text:line-break/>7??_._1punct__</text:p>
          </table:table-cell>
          <table:table-cell office:value-type="string" calcext:value-type="string">
            <text:p>(ROOT (SBARQ (WHADVP (WRB Why)) (SQ (VBD was) (NP (NP (NNP Kelly)) (PP (IN in) (NP (DT a) (NN hurry))))) (. ?)))</text:p>
          </table:table-cell>
        </table:table-row>
        <table:table-row table:style-name="ro1">
          <table:table-cell office:value-type="string" calcext:value-type="string">
            <text:p>Easy</text:p>
          </table:table-cell>
          <table:table-cell office:value-type="string" calcext:value-type="string">
            <text:p>mc500.train.18.10</text:p>
          </table:table-cell>
          <table:table-cell office:value-type="string" calcext:value-type="string">
            <text:p>mc500.train.18</text:p>
          </table:table-cell>
          <table:table-cell office:value-type="string" calcext:value-type="string">
            <text:p>What did Kelly want to give her mom?</text:p>
          </table:table-cell>
          <table:table-cell office:value-type="string" calcext:value-type="string">
            <text:p>Story</text:p>
          </table:table-cell>
          <table:table-cell office:value-type="string" calcext:value-type="string">
            <text:p>1Whatwhat_WP_4dep__<text:line-break/>2diddo_VBD_4aux__<text:line-break/>3KellyKelly_NNP_4nsubj__<text:line-break/>4wantwant_VB_0root__<text:line-break/>5toto_TO_6mark__<text:line-break/>6givegive_VB_4xcomp__<text:line-break/>7hershe_PRP$_8nmod:poss__<text:line-break/>8mommom_NN_6dobj__<text:line-break/>9??_._4punct__</text:p>
          </table:table-cell>
          <table:table-cell office:value-type="string" calcext:value-type="string">
            <text:p>(ROOT (SBARQ (WHNP (WP What)) (SQ (VBD did) (NP (NNP Kelly)) (VP (VB want) (S (VP (TO to) (VP (VB give) (NP (PRP$ her) (NN mom))))))) (. ?)))</text:p>
          </table:table-cell>
        </table:table-row>
        <table:table-row table:style-name="ro1">
          <table:table-cell office:value-type="string" calcext:value-type="string">
            <text:p>Easy</text:p>
          </table:table-cell>
          <table:table-cell office:value-type="string" calcext:value-type="string">
            <text:p>mc500.train.18.11</text:p>
          </table:table-cell>
          <table:table-cell office:value-type="string" calcext:value-type="string">
            <text:p>mc500.train.18</text:p>
          </table:table-cell>
          <table:table-cell office:value-type="string" calcext:value-type="string">
            <text:p>How did Kelly feel when her mother woke up?</text:p>
          </table:table-cell>
          <table:table-cell office:value-type="string" calcext:value-type="string">
            <text:p>Story</text:p>
          </table:table-cell>
          <table:table-cell office:value-type="string" calcext:value-type="string">
            <text:p>1Howhow_WRB_4advmod__<text:line-break/>2diddo_VBD_4aux__<text:line-break/>3KellyKelly_NNP_4nsubj__<text:line-break/>4feelfeel_VB_0root__<text:line-break/>5whenwhen_WRB_8advmod__<text:line-break/>6hershe_PRP$_7nmod:poss__<text:line-break/>7mothermother_NN_8nsubj__<text:line-break/>8wokewake_VBD_4advcl__<text:line-break/>9upup_RP_8compound:prt__<text:line-break/>10??_._4punct__</text:p>
          </table:table-cell>
          <table:table-cell office:value-type="string" calcext:value-type="string">
            <text:p>(ROOT (SBARQ (WHADVP (WRB How)) (SQ (VBD did) (NP (NNP Kelly)) (VP (VB feel) (SBAR (WHADVP (WRB when)) (S (NP (PRP$ her) (NN mother)) (VP (VBD woke) (PRT (RP up))))))) (. ?)))</text:p>
          </table:table-cell>
        </table:table-row>
        <table:table-row table:style-name="ro1">
          <table:table-cell office:value-type="string" calcext:value-type="string">
            <text:p>Easy</text:p>
          </table:table-cell>
          <table:table-cell office:value-type="string" calcext:value-type="string">
            <text:p>mc500.train.18.12</text:p>
          </table:table-cell>
          <table:table-cell office:value-type="string" calcext:value-type="string">
            <text:p>mc500.train.18</text:p>
          </table:table-cell>
          <table:table-cell office:value-type="string" calcext:value-type="string">
            <text:p>Why was Kelly in a hurry?</text:p>
          </table:table-cell>
          <table:table-cell office:value-type="string" calcext:value-type="string">
            <text:p>Story</text:p>
          </table:table-cell>
          <table:table-cell office:value-type="string" calcext:value-type="string">
            <text:p>1Whywhy_WRB_0root__<text:line-break/>2wasbe_VBD_1dep__<text:line-break/>3KellyKelly_NNP_2nsubj__<text:line-break/>4inin_IN_6case__<text:line-break/>5aa_DT_6det__<text:line-break/>6hurryhurry_NN_3nmod__<text:line-break/>7??_._1punct__</text:p>
          </table:table-cell>
          <table:table-cell office:value-type="string" calcext:value-type="string">
            <text:p>(ROOT (SBARQ (WHADVP (WRB Why)) (SQ (VBD was) (NP (NP (NNP Kelly)) (PP (IN in) (NP (DT a) (NN hurry))))) (. ?)))</text:p>
          </table:table-cell>
        </table:table-row>
        <table:table-row table:style-name="ro1">
          <table:table-cell office:value-type="string" calcext:value-type="string">
            <text:p>Easy</text:p>
          </table:table-cell>
          <table:table-cell office:value-type="string" calcext:value-type="string">
            <text:p>mc500.train.18.13</text:p>
          </table:table-cell>
          <table:table-cell office:value-type="string" calcext:value-type="string">
            <text:p>mc500.train.18</text:p>
          </table:table-cell>
          <table:table-cell office:value-type="string" calcext:value-type="string">
            <text:p>what size were the orange ones?</text:p>
          </table:table-cell>
          <table:table-cell office:value-type="string" calcext:value-type="string">
            <text:p>Story</text:p>
          </table:table-cell>
          <table:table-cell office:value-type="string" calcext:value-type="string">
            <text:p>1whatwhat_WDT_2det__<text:line-break/>2sizesize_NN_3dobj__<text:line-break/>3werebe_VBD_0root__<text:line-break/>4thethe_DT_6det__<text:line-break/>5orangeorange_JJ_6amod__<text:line-break/>6onesone_NNS_3nsubj__<text:line-break/>7??_._3punct__</text:p>
          </table:table-cell>
          <table:table-cell office:value-type="string" calcext:value-type="string">
            <text:p>(ROOT (SBARQ (WHNP (WDT what) (NP (NN size))) (SQ (VBD were) (NP (DT the) (JJ orange) (NNS ones))) (. ?)))</text:p>
          </table:table-cell>
        </table:table-row>
        <table:table-row table:style-name="ro1">
          <table:table-cell office:value-type="string" calcext:value-type="string">
            <text:p>Easy</text:p>
          </table:table-cell>
          <table:table-cell office:value-type="string" calcext:value-type="string">
            <text:p>mc500.train.18.14</text:p>
          </table:table-cell>
          <table:table-cell office:value-type="string" calcext:value-type="string">
            <text:p>mc500.train.18</text:p>
          </table:table-cell>
          <table:table-cell office:value-type="string" calcext:value-type="string">
            <text:p>what did Kelly hide?</text:p>
          </table:table-cell>
          <table:table-cell office:value-type="string" calcext:value-type="string">
            <text:p>Story</text:p>
          </table:table-cell>
          <table:table-cell office:value-type="string" calcext:value-type="string">
            <text:p>1whatwhat_WP_4dobj__<text:line-break/>2diddo_VBD_4aux__<text:line-break/>3KellyKelly_NNP_4nsubj__<text:line-break/>4hidehide_VB_0root__<text:line-break/>5??_._4punct__</text:p>
          </table:table-cell>
          <table:table-cell office:value-type="string" calcext:value-type="string">
            <text:p>(ROOT (SBARQ (WHNP (WP what)) (SQ (VBD did) (NP (NNP Kelly)) (VP (VB hide))) (. ?)))</text:p>
          </table:table-cell>
        </table:table-row>
        <table:table-row table:style-name="ro1">
          <table:table-cell office:value-type="string" calcext:value-type="string">
            <text:p>Easy</text:p>
          </table:table-cell>
          <table:table-cell office:value-type="string" calcext:value-type="string">
            <text:p>mc500.train.18.15</text:p>
          </table:table-cell>
          <table:table-cell office:value-type="string" calcext:value-type="string">
            <text:p>mc500.train.18</text:p>
          </table:table-cell>
          <table:table-cell office:value-type="string" calcext:value-type="string">
            <text:p>Which flower was mother's favorite?</text:p>
          </table:table-cell>
          <table:table-cell office:value-type="string" calcext:value-type="string">
            <text:p>Story</text:p>
          </table:table-cell>
          <table:table-cell office:value-type="string" calcext:value-type="string">
            <text:p>1Whichwhich_WDT_2det__<text:line-break/>2flowerflower_NN_3dobj__<text:line-break/>3wasbe_VBD_0root__<text:line-break/>4mothermother_NN_6nmod:poss__<text:line-break/>5's's_POS_4case__<text:line-break/>6favoritefavorite_NN_3nsubj__<text:line-break/>7??_._3punct__</text:p>
          </table:table-cell>
          <table:table-cell office:value-type="string" calcext:value-type="string">
            <text:p>(ROOT (SBARQ (WHNP (WDT Which) (NN flower)) (SQ (VBD was) (NP (NP (NN mother) (POS 's)) (NN favorite))) (. ?)))</text:p>
          </table:table-cell>
        </table:table-row>
        <table:table-row table:style-name="ro1">
          <table:table-cell office:value-type="string" calcext:value-type="string">
            <text:p>Easy</text:p>
          </table:table-cell>
          <table:table-cell office:value-type="string" calcext:value-type="string">
            <text:p>mc500.train.18.16</text:p>
          </table:table-cell>
          <table:table-cell office:value-type="string" calcext:value-type="string">
            <text:p>mc500.train.18</text:p>
          </table:table-cell>
          <table:table-cell office:value-type="string" calcext:value-type="string">
            <text:p>What time did Kelly's mother wake up?</text:p>
          </table:table-cell>
          <table:table-cell office:value-type="string" calcext:value-type="string">
            <text:p>Story</text:p>
          </table:table-cell>
          <table:table-cell office:value-type="string" calcext:value-type="string">
            <text:p>1Whatwhat_WDT_2det__<text:line-break/>2timetime_NN_7nmod:tmod__<text:line-break/>3diddo_VBD_7aux__<text:line-break/>4KellyKelly_NNP_6nmod:poss__<text:line-break/>5's's_POS_4case__<text:line-break/>6mothermother_NN_7nsubj__<text:line-break/>7wakewake_NN_0root__<text:line-break/>8upup_RB_7compound:prt__<text:line-break/>9??_._7punct__</text:p>
          </table:table-cell>
          <table:table-cell office:value-type="string" calcext:value-type="string">
            <text:p>(ROOT (SBARQ (WHNP (WDT What) (NN time)) (SQ (VP (VBD did) (NP (NP (NNP Kelly) (POS 's)) (NN mother) (NN wake)) (ADVP (RB up)))) (. ?)))</text:p>
          </table:table-cell>
        </table:table-row>
        <table:table-row table:style-name="ro1">
          <table:table-cell office:value-type="string" calcext:value-type="string">
            <text:p>Medium</text:p>
          </table:table-cell>
          <table:table-cell office:value-type="string" calcext:value-type="string">
            <text:p>mc500.train.18.17</text:p>
          </table:table-cell>
          <table:table-cell office:value-type="string" calcext:value-type="string">
            <text:p>mc500.train.18</text:p>
          </table:table-cell>
          <table:table-cell office:value-type="string" calcext:value-type="string">
            <text:p>What did Kelly use to tie the flowers together?</text:p>
          </table:table-cell>
          <table:table-cell office:value-type="string" calcext:value-type="string">
            <text:p>Story</text:p>
          </table:table-cell>
          <table:table-cell office:value-type="string" calcext:value-type="string">
            <text:p>1Whatwhat_WP_4dep__<text:line-break/>2diddo_VBD_4aux__<text:line-break/>3KellyKelly_NNP_4nsubj__<text:line-break/>4useuse_VB_0root__<text:line-break/>5toto_TO_6mark__<text:line-break/>6tietie_VB_4xcomp__<text:line-break/>7thethe_DT_8det__<text:line-break/>8flowersflower_NNS_6dobj__<text:line-break/>9togethertogether_RB_6advmod__<text:line-break/>10??_._4punct__</text:p>
          </table:table-cell>
          <table:table-cell office:value-type="string" calcext:value-type="string">
            <text:p>(ROOT (SBARQ (WHNP (WP What)) (SQ (VBD did) (NP (NNP Kelly)) (VP (VB use) (S (VP (TO to) (VP (VB tie) (NP (DT the) (NNS flowers)) (ADVP (RB together))))))) (. ?)))</text:p>
          </table:table-cell>
        </table:table-row>
        <table:table-row table:style-name="ro1">
          <table:table-cell office:value-type="string" calcext:value-type="string">
            <text:p>Medium</text:p>
          </table:table-cell>
          <table:table-cell office:value-type="string" calcext:value-type="string">
            <text:p>mc500.train.18.18</text:p>
          </table:table-cell>
          <table:table-cell office:value-type="string" calcext:value-type="string">
            <text:p>mc500.train.18</text:p>
          </table:table-cell>
          <table:table-cell office:value-type="string" calcext:value-type="string">
            <text:p>what did Kelly give her mom as a present?</text:p>
          </table:table-cell>
          <table:table-cell office:value-type="string" calcext:value-type="string">
            <text:p>Story</text:p>
          </table:table-cell>
          <table:table-cell office:value-type="string" calcext:value-type="string">
            <text:p>1whatwhat_WP_4dep__<text:line-break/>2diddo_VBD_4aux__<text:line-break/>3KellyKelly_NNP_4nsubj__<text:line-break/>4givegive_VB_0root__<text:line-break/>5hershe_PRP$_6nmod:poss__<text:line-break/>6mommom_NN_4dobj__<text:line-break/>7asas_IN_9case__<text:line-break/>8aa_DT_9det__<text:line-break/>9presentpresent_JJ_4nmod__<text:line-break/>10??_._4punct__</text:p>
          </table:table-cell>
          <table:table-cell office:value-type="string" calcext:value-type="string">
            <text:p>(ROOT (SBARQ (WHNP (WP what)) (SQ (VBD did) (NP (NNP Kelly)) (VP (VB give) (NP (PRP$ her) (NN mom)) (PP (IN as) (NP (DT a) (JJ present))))) (. ?)))</text:p>
          </table:table-cell>
        </table:table-row>
        <table:table-row table:style-name="ro1">
          <table:table-cell office:value-type="string" calcext:value-type="string">
            <text:p>Medium</text:p>
          </table:table-cell>
          <table:table-cell office:value-type="string" calcext:value-type="string">
            <text:p>mc500.train.18.19</text:p>
          </table:table-cell>
          <table:table-cell office:value-type="string" calcext:value-type="string">
            <text:p>mc500.train.18</text:p>
          </table:table-cell>
          <table:table-cell office:value-type="string" calcext:value-type="string">
            <text:p>What was her baby sister's name?</text:p>
          </table:table-cell>
          <table:table-cell office:value-type="string" calcext:value-type="string">
            <text:p>Story</text:p>
          </table:table-cell>
          <table:table-cell office:value-type="string" calcext:value-type="string">
            <text:p>1Whatwhat_WP_0root__<text:line-break/>2wasbe_VBD_1cop__<text:line-break/>3hershe_PRP$_5nmod:poss__<text:line-break/>4babybaby_NN_5compound__<text:line-break/>5sistersister_NN_7nmod:poss__<text:line-break/>6's's_POS_5case__<text:line-break/>7namename_NN_1nsubj__<text:line-break/>8??_._1punct__</text:p>
          </table:table-cell>
          <table:table-cell office:value-type="string" calcext:value-type="string">
            <text:p>(ROOT (SBARQ (WHNP (WP What)) (SQ (VBD was) (NP (NP (PRP$ her) (NN baby) (NN sister) (POS 's)) (NN name))) (. ?)))</text:p>
          </table:table-cell>
        </table:table-row>
        <table:table-row table:style-name="ro1">
          <table:table-cell office:value-type="string" calcext:value-type="string">
            <text:p>Medium</text:p>
          </table:table-cell>
          <table:table-cell office:value-type="string" calcext:value-type="string">
            <text:p>mc500.train.18.20</text:p>
          </table:table-cell>
          <table:table-cell office:value-type="string" calcext:value-type="string">
            <text:p>mc500.train.18</text:p>
          </table:table-cell>
          <table:table-cell office:value-type="string" calcext:value-type="string">
            <text:p>Why did Kelly hide the flowers a second time?</text:p>
          </table:table-cell>
          <table:table-cell office:value-type="string" calcext:value-type="string">
            <text:p>Story</text:p>
          </table:table-cell>
          <table:table-cell office:value-type="string" calcext:value-type="string">
            <text:p>1Whywhy_WRB_4advmod__<text:line-break/>2diddo_VBD_4aux__<text:line-break/>3KellyKelly_NNP_4nsubj__<text:line-break/>4hidehide_VB_0root__<text:line-break/>5thethe_DT_6det__<text:line-break/>6flowersflower_NNS_4dobj__<text:line-break/>7aa_DT_9det__<text:line-break/>8secondsecond_JJ_9amod__<text:line-break/>9timetime_NN_4nmod:npmod__<text:line-break/>10??_._4punct__</text:p>
          </table:table-cell>
          <table:table-cell office:value-type="string" calcext:value-type="string">
            <text:p>(ROOT (SBARQ (WHADVP (WRB Why)) (SQ (VBD did) (NP (NNP Kelly)) (VP (VB hide) (NP (DT the) (NNS flowers)) (NP-TMP (DT a) (JJ second) (NN time)))) (. ?)))</text:p>
          </table:table-cell>
        </table:table-row>
        <table:table-row table:style-name="ro1">
          <table:table-cell office:value-type="string" calcext:value-type="string">
            <text:p>Medium</text:p>
          </table:table-cell>
          <table:table-cell office:value-type="string" calcext:value-type="string">
            <text:p>mc500.train.18.21</text:p>
          </table:table-cell>
          <table:table-cell office:value-type="string" calcext:value-type="string">
            <text:p>mc500.train.18</text:p>
          </table:table-cell>
          <table:table-cell office:value-type="string" calcext:value-type="string">
            <text:p>Why was Kelly collecting flowers?</text:p>
          </table:table-cell>
          <table:table-cell office:value-type="string" calcext:value-type="string">
            <text:p>Story</text:p>
          </table:table-cell>
          <table:table-cell office:value-type="string" calcext:value-type="string">
            <text:p>1Whywhy_WRB_5advmod__<text:line-break/>2wasbe_VBD_5cop__<text:line-break/>3KellyKelly_NNP_5compound__<text:line-break/>4collectingcollect_VBG_5amod__<text:line-break/>5flowersflower_NNS_0root__<text:line-break/>6??_._5punct__</text:p>
          </table:table-cell>
          <table:table-cell office:value-type="string" calcext:value-type="string">
            <text:p>(ROOT (SBARQ (WHADVP (WRB Why)) (SQ (VBD was) (NP (NNP Kelly)) (VP (VBG collecting) (NP (NNS flowers)))) (.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6">00/00/0000</text:date>, <text:time style:data-style-name="N2" text:time-value="14:27:54.5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6T14:36:19.925000000</dc:date>
    <meta:editing-duration>PT10M30S</meta:editing-duration>
    <meta:editing-cycles>2</meta:editing-cycles>
    <meta:generator>LibreOffice/6.1.4.2$Windows_X86_64 LibreOffice_project/9d0f32d1f0b509096fd65e0d4bec26ddd1938fd3</meta:generator>
    <meta:document-statistic meta:table-count="1" meta:cell-count="1316" meta:object-count="0"/>
  </office:meta>
</office:document-meta>
</file>